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Computer Modern" svg:font-family="'Computer Modern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style:font-name="Computer Modern1" fo:font-size="14.3999996185303pt" fo:font-weight="bold" style:font-size-asian="14.3999996185303pt" style:font-name-complex="Computer Modern1" style:font-size-complex="14.3999996185303pt" style:font-weight-complex="bold"/>
    </style:style>
    <style:style style:name="T2" style:family="text">
      <style:text-properties fo:color="#000000" style:font-name="Computer Modern1" fo:font-size="8pt" style:font-size-asian="8pt" style:font-name-complex="Computer Modern1" style:font-size-complex="8pt"/>
    </style:style>
    <style:style style:name="T3" style:family="text">
      <style:text-properties fo:color="#000000" style:font-name="Computer Modern1" fo:font-size="12pt" fo:font-weight="bold" style:font-size-asian="12pt" style:font-name-complex="Computer Modern1" style:font-size-complex="12pt" style:font-weight-complex="bold"/>
    </style:style>
    <style:style style:name="T4" style:family="text">
      <style:text-properties fo:color="#000000" style:font-name="Computer Modern1" fo:font-size="8pt" fo:font-weight="bold" style:font-size-asian="8pt" style:font-name-complex="Computer Modern1" style:font-size-complex="8pt" style:font-weight-complex="bold"/>
    </style:style>
    <style:style style:name="T5" style:family="text">
      <style:text-properties fo:color="#000000" style:font-name="Computer Modern1" fo:font-size="6pt" style:font-size-asian="6pt" style:font-name-complex="Computer Modern1" style:font-size-complex="6pt"/>
    </style:style>
    <style:style style:name="T6" style:family="text">
      <style:text-properties fo:color="#000000" style:font-name="Computer Modern1" fo:font-size="8pt" fo:font-style="italic" style:font-size-asian="8pt" style:font-name-complex="Computer Modern1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787cm" svg:height="0.717cm" svg:x="1.024cm" svg:y="0.53cm">
          <draw:text-box>
            <text:p text:style-name="P1"><text:span text:style-name="T1">GNU Emacs Reference Card</text:span></text:p>
          </draw:text-box>
        </draw:frame>
        <draw:frame draw:style-name="gr2" draw:text-style-name="P3" draw:layer="layout" svg:width="2.157cm" svg:height="0.327cm" svg:x="3.698cm" svg:y="1.197cm">
          <draw:text-box>
            <text:p text:style-name="P1"><text:span text:style-name="T2">(for version 26)</text:span></text:p>
          </draw:text-box>
        </draw:frame>
        <draw:frame draw:style-name="gr3" draw:text-style-name="P4" draw:layer="layout" svg:width="3.55cm" svg:height="0.598cm" svg:x="0.635cm" svg:y="1.905cm">
          <draw:text-box>
            <text:p text:style-name="P1"><text:span text:style-name="T3">Starting Emacs</text:span></text:p>
          </draw:text-box>
        </draw:frame>
        <draw:frame draw:style-name="gr2" draw:text-style-name="P3" draw:layer="layout" svg:width="6.136cm" svg:height="0.327cm" svg:x="0.635cm" svg:y="2.706cm">
          <draw:text-box>
            <text:p text:style-name="P1"><text:span text:style-name="T2">To enter GNU Emacs 26, just type its name:</text:span></text:p>
          </draw:text-box>
        </draw:frame>
        <draw:frame draw:style-name="gr2" draw:text-style-name="P3" draw:layer="layout" svg:width="0.912cm" svg:height="0.327cm" svg:x="6.637cm" svg:y="2.706cm">
          <draw:text-box>
            <text:p text:style-name="P1"><text:span text:style-name="T2">emacs</text:span></text:p>
          </draw:text-box>
        </draw:frame>
        <draw:frame draw:style-name="gr3" draw:text-style-name="P4" draw:layer="layout" svg:width="3.511cm" svg:height="0.598cm" svg:x="0.635cm" svg:y="3.398cm">
          <draw:text-box>
            <text:p text:style-name="P1"><text:span text:style-name="T3">Leaving Emacs</text:span></text:p>
          </draw:text-box>
        </draw:frame>
        <draw:frame draw:style-name="gr2" draw:text-style-name="P3" draw:layer="layout" svg:width="5.239cm" svg:height="0.327cm" svg:x="0.635cm" svg:y="4.2cm">
          <draw:text-box>
            <text:p text:style-name="P1"><text:span text:style-name="T2">suspend Emacs (or iconify it under X)</text:span></text:p>
          </draw:text-box>
        </draw:frame>
        <draw:frame draw:style-name="gr2" draw:text-style-name="P3" draw:layer="layout" svg:width="0.447cm" svg:height="0.327cm" svg:x="6.731cm" svg:y="4.2cm">
          <draw:text-box>
            <text:p text:style-name="P1"><text:span text:style-name="T2">C-z</text:span></text:p>
          </draw:text-box>
        </draw:frame>
        <draw:frame draw:style-name="gr2" draw:text-style-name="P3" draw:layer="layout" svg:width="3.406cm" svg:height="0.327cm" svg:x="0.635cm" svg:y="4.537cm">
          <draw:text-box>
            <text:p text:style-name="P1"><text:span text:style-name="T2">exit Emacs permanently</text:span></text:p>
          </draw:text-box>
        </draw:frame>
        <draw:frame draw:style-name="gr2" draw:text-style-name="P3" draw:layer="layout" svg:width="1.001cm" svg:height="0.327cm" svg:x="6.731cm" svg:y="4.537cm">
          <draw:text-box>
            <text:p text:style-name="P1"><text:span text:style-name="T2">C-x C-c</text:span></text:p>
          </draw:text-box>
        </draw:frame>
        <draw:frame draw:style-name="gr3" draw:text-style-name="P4" draw:layer="layout" svg:width="1.107cm" svg:height="0.598cm" svg:x="0.635cm" svg:y="5.229cm">
          <draw:text-box>
            <text:p text:style-name="P1"><text:span text:style-name="T3">Files</text:span></text:p>
          </draw:text-box>
        </draw:frame>
        <draw:frame draw:style-name="gr2" draw:text-style-name="P3" draw:layer="layout" svg:width="3.084cm" svg:height="0.395cm" svg:x="0.635cm" svg:y="6.031cm">
          <draw:text-box>
            <text:p text:style-name="P1"><text:span text:style-name="T4">read</text:span><text:span text:style-name="T2"> a file into Emacs</text:span></text:p>
          </draw:text-box>
        </draw:frame>
        <draw:frame draw:style-name="gr2" draw:text-style-name="P3" draw:layer="layout" svg:width="0.946cm" svg:height="0.327cm" svg:x="6.731cm" svg:y="6.031cm">
          <draw:text-box>
            <text:p text:style-name="P1"><text:span text:style-name="T2">C-x C-f</text:span></text:p>
          </draw:text-box>
        </draw:frame>
        <draw:frame draw:style-name="gr2" draw:text-style-name="P3" draw:layer="layout" svg:width="3.253cm" svg:height="0.395cm" svg:x="0.635cm" svg:y="6.368cm">
          <draw:text-box>
            <text:p text:style-name="P1"><text:span text:style-name="T4">save</text:span><text:span text:style-name="T2"> a file back to disk</text:span></text:p>
          </draw:text-box>
        </draw:frame>
        <draw:frame draw:style-name="gr2" draw:text-style-name="P3" draw:layer="layout" svg:width="0.993cm" svg:height="0.327cm" svg:x="6.731cm" svg:y="6.368cm">
          <draw:text-box>
            <text:p text:style-name="P1"><text:span text:style-name="T2">C-x C-s</text:span></text:p>
          </draw:text-box>
        </draw:frame>
        <draw:frame draw:style-name="gr2" draw:text-style-name="P3" draw:layer="layout" svg:width="1.78cm" svg:height="0.395cm" svg:x="0.635cm" svg:y="6.705cm">
          <draw:text-box>
            <text:p text:style-name="P1"><text:span text:style-name="T2">save</text:span><text:span text:style-name="T4"> all</text:span><text:span text:style-name="T2"> files</text:span></text:p>
          </draw:text-box>
        </draw:frame>
        <draw:frame draw:style-name="gr2" draw:text-style-name="P3" draw:layer="layout" svg:width="0.696cm" svg:height="0.327cm" svg:x="6.731cm" svg:y="6.705cm">
          <draw:text-box>
            <text:p text:style-name="P1"><text:span text:style-name="T2">C-x s</text:span></text:p>
          </draw:text-box>
        </draw:frame>
        <draw:frame draw:style-name="gr2" draw:text-style-name="P3" draw:layer="layout" svg:width="6.382cm" svg:height="0.395cm" svg:x="0.635cm" svg:y="7.043cm">
          <draw:text-box>
            <text:p text:style-name="P1"><text:span text:style-name="T4">insert</text:span><text:span text:style-name="T2"> contents of another file into this buffer</text:span></text:p>
          </draw:text-box>
        </draw:frame>
        <draw:frame draw:style-name="gr2" draw:text-style-name="P3" draw:layer="layout" svg:width="0.629cm" svg:height="0.327cm" svg:x="6.731cm" svg:y="7.043cm">
          <draw:text-box>
            <text:p text:style-name="P1"><text:span text:style-name="T2">C-x i</text:span></text:p>
          </draw:text-box>
        </draw:frame>
        <draw:frame draw:style-name="gr2" draw:text-style-name="P3" draw:layer="layout" svg:width="6.14cm" svg:height="0.327cm" svg:x="0.635cm" svg:y="7.38cm">
          <draw:text-box>
            <text:p text:style-name="P1"><text:span text:style-name="T2">replace this file with the file you really want</text:span></text:p>
          </draw:text-box>
        </draw:frame>
        <draw:frame draw:style-name="gr2" draw:text-style-name="P3" draw:layer="layout" svg:width="1.014cm" svg:height="0.327cm" svg:x="6.731cm" svg:y="7.38cm">
          <draw:text-box>
            <text:p text:style-name="P1"><text:span text:style-name="T2">C-x C-v</text:span></text:p>
          </draw:text-box>
        </draw:frame>
        <draw:frame draw:style-name="gr2" draw:text-style-name="P3" draw:layer="layout" svg:width="4.113cm" svg:height="0.327cm" svg:x="0.635cm" svg:y="7.718cm">
          <draw:text-box>
            <text:p text:style-name="P1"><text:span text:style-name="T2">write buffer to a specified file</text:span></text:p>
          </draw:text-box>
        </draw:frame>
        <draw:frame draw:style-name="gr2" draw:text-style-name="P3" draw:layer="layout" svg:width="1.077cm" svg:height="0.327cm" svg:x="6.731cm" svg:y="7.718cm">
          <draw:text-box>
            <text:p text:style-name="P1"><text:span text:style-name="T2">C-x C-w</text:span></text:p>
          </draw:text-box>
        </draw:frame>
        <draw:frame draw:style-name="gr2" draw:text-style-name="P3" draw:layer="layout" svg:width="4.523cm" svg:height="0.327cm" svg:x="0.635cm" svg:y="8.055cm">
          <draw:text-box>
            <text:p text:style-name="P1"><text:span text:style-name="T2">toggle read-only status of buffer</text:span></text:p>
          </draw:text-box>
        </draw:frame>
        <draw:frame draw:style-name="gr2" draw:text-style-name="P3" draw:layer="layout" svg:width="1.026cm" svg:height="0.327cm" svg:x="6.731cm" svg:y="8.055cm">
          <draw:text-box>
            <text:p text:style-name="P1"><text:span text:style-name="T2">C-x C-q</text:span></text:p>
          </draw:text-box>
        </draw:frame>
        <draw:frame draw:style-name="gr3" draw:text-style-name="P4" draw:layer="layout" svg:width="2.915cm" svg:height="0.598cm" svg:x="0.635cm" svg:y="8.755cm">
          <draw:text-box>
            <text:p text:style-name="P1"><text:span text:style-name="T3">Getting Help</text:span></text:p>
          </draw:text-box>
        </draw:frame>
        <draw:frame draw:style-name="gr2" draw:text-style-name="P3" draw:layer="layout" svg:width="3.719cm" svg:height="0.327cm" svg:x="0.635cm" svg:y="9.557cm">
          <draw:text-box>
            <text:p text:style-name="P1"><text:span text:style-name="T2">The help system is simple.</text:span></text:p>
          </draw:text-box>
        </draw:frame>
        <draw:frame draw:style-name="gr2" draw:text-style-name="P3" draw:layer="layout" svg:width="4.786cm" svg:height="0.327cm" svg:x="4.199cm" svg:y="9.557cm">
          <draw:text-box>
            <text:p text:style-name="P1"><text:span text:style-name="T2">Type C-h (or F1) and follow the di-</text:span></text:p>
          </draw:text-box>
        </draw:frame>
        <draw:frame draw:style-name="gr2" draw:text-style-name="P3" draw:layer="layout" svg:width="1.209cm" svg:height="0.327cm" svg:x="0.635cm" svg:y="9.894cm">
          <draw:text-box>
            <text:p text:style-name="P1"><text:span text:style-name="T2">rections.</text:span></text:p>
          </draw:text-box>
        </draw:frame>
        <draw:frame draw:style-name="gr2" draw:text-style-name="P3" draw:layer="layout" svg:width="7.242cm" svg:height="0.395cm" svg:x="1.86cm" svg:y="9.894cm">
          <draw:text-box>
            <text:p text:style-name="P1"><text:span text:style-name="T2">If you are a first-time user, type C-h t for a</text:span><text:span text:style-name="T4"> tutorial</text:span><text:span text:style-name="T2">.</text:span></text:p>
          </draw:text-box>
        </draw:frame>
        <draw:frame draw:style-name="gr2" draw:text-style-name="P3" draw:layer="layout" svg:width="2.91cm" svg:height="0.327cm" svg:x="0.635cm" svg:y="10.345cm">
          <draw:text-box>
            <text:p text:style-name="P1"><text:span text:style-name="T2">remove help window</text:span></text:p>
          </draw:text-box>
        </draw:frame>
        <draw:frame draw:style-name="gr2" draw:text-style-name="P3" draw:layer="layout" svg:width="0.73cm" svg:height="0.327cm" svg:x="6.731cm" svg:y="10.345cm">
          <draw:text-box>
            <text:p text:style-name="P1"><text:span text:style-name="T2">C-x 1</text:span></text:p>
          </draw:text-box>
        </draw:frame>
        <draw:frame draw:style-name="gr2" draw:text-style-name="P3" draw:layer="layout" svg:width="2.576cm" svg:height="0.327cm" svg:x="0.635cm" svg:y="10.682cm">
          <draw:text-box>
            <text:p text:style-name="P1"><text:span text:style-name="T2">scroll help window</text:span></text:p>
          </draw:text-box>
        </draw:frame>
        <draw:frame draw:style-name="gr2" draw:text-style-name="P3" draw:layer="layout" svg:width="0.806cm" svg:height="0.327cm" svg:x="6.731cm" svg:y="10.682cm">
          <draw:text-box>
            <text:p text:style-name="P1"><text:span text:style-name="T2">C-M-v</text:span></text:p>
          </draw:text-box>
        </draw:frame>
        <draw:frame draw:style-name="gr2" draw:text-style-name="P3" draw:layer="layout" svg:width="1.217cm" svg:height="0.327cm" svg:x="0.635cm" svg:y="11.133cm">
          <draw:text-box>
            <text:p text:style-name="P1"><text:span text:style-name="T2">apropos:</text:span></text:p>
          </draw:text-box>
        </draw:frame>
        <draw:frame draw:style-name="gr2" draw:text-style-name="P3" draw:layer="layout" svg:width="4.892cm" svg:height="0.327cm" svg:x="1.873cm" svg:y="11.133cm">
          <draw:text-box>
            <text:p text:style-name="P1"><text:span text:style-name="T2">show commands matching a string</text:span></text:p>
          </draw:text-box>
        </draw:frame>
        <draw:frame draw:style-name="gr2" draw:text-style-name="P3" draw:layer="layout" svg:width="0.734cm" svg:height="0.327cm" svg:x="6.731cm" svg:y="11.133cm">
          <draw:text-box>
            <text:p text:style-name="P1"><text:span text:style-name="T2">C-h a</text:span></text:p>
          </draw:text-box>
        </draw:frame>
        <draw:frame draw:style-name="gr2" draw:text-style-name="P3" draw:layer="layout" svg:width="4.519cm" svg:height="0.327cm" svg:x="0.635cm" svg:y="11.471cm">
          <draw:text-box>
            <text:p text:style-name="P1"><text:span text:style-name="T2">describe the function a key runs</text:span></text:p>
          </draw:text-box>
        </draw:frame>
        <draw:frame draw:style-name="gr2" draw:text-style-name="P3" draw:layer="layout" svg:width="0.726cm" svg:height="0.327cm" svg:x="6.731cm" svg:y="11.471cm">
          <draw:text-box>
            <text:p text:style-name="P1"><text:span text:style-name="T2">C-h k</text:span></text:p>
          </draw:text-box>
        </draw:frame>
        <draw:frame draw:style-name="gr2" draw:text-style-name="P3" draw:layer="layout" svg:width="2.677cm" svg:height="0.327cm" svg:x="0.635cm" svg:y="11.808cm">
          <draw:text-box>
            <text:p text:style-name="P1"><text:span text:style-name="T2">describe a function</text:span></text:p>
          </draw:text-box>
        </draw:frame>
        <draw:frame draw:style-name="gr2" draw:text-style-name="P3" draw:layer="layout" svg:width="0.662cm" svg:height="0.327cm" svg:x="6.731cm" svg:y="11.808cm">
          <draw:text-box>
            <text:p text:style-name="P1"><text:span text:style-name="T2">C-h f</text:span></text:p>
          </draw:text-box>
        </draw:frame>
        <draw:frame draw:style-name="gr2" draw:text-style-name="P3" draw:layer="layout" svg:width="4.197cm" svg:height="0.327cm" svg:x="0.635cm" svg:y="12.146cm">
          <draw:text-box>
            <text:p text:style-name="P1"><text:span text:style-name="T2">get mode-specific information</text:span></text:p>
          </draw:text-box>
        </draw:frame>
        <draw:frame draw:style-name="gr2" draw:text-style-name="P3" draw:layer="layout" svg:width="0.836cm" svg:height="0.327cm" svg:x="6.731cm" svg:y="12.146cm">
          <draw:text-box>
            <text:p text:style-name="P1"><text:span text:style-name="T2">C-h m</text:span></text:p>
          </draw:text-box>
        </draw:frame>
        <draw:frame draw:style-name="gr3" draw:text-style-name="P4" draw:layer="layout" svg:width="3.456cm" svg:height="0.598cm" svg:x="0.635cm" svg:y="12.834cm">
          <draw:text-box>
            <text:p text:style-name="P1"><text:span text:style-name="T3">Error Recovery</text:span></text:p>
          </draw:text-box>
        </draw:frame>
        <draw:frame draw:style-name="gr2" draw:text-style-name="P3" draw:layer="layout" svg:width="6.246cm" svg:height="0.395cm" svg:x="0.635cm" svg:y="13.636cm">
          <draw:text-box>
            <text:p text:style-name="P1"><text:span text:style-name="T4">abort</text:span><text:span text:style-name="T2"> partially typed or executing command</text:span></text:p>
          </draw:text-box>
        </draw:frame>
        <draw:frame draw:style-name="gr2" draw:text-style-name="P3" draw:layer="layout" svg:width="0.476cm" svg:height="0.327cm" svg:x="6.731cm" svg:y="13.636cm">
          <draw:text-box>
            <text:p text:style-name="P1"><text:span text:style-name="T2">C-g</text:span></text:p>
          </draw:text-box>
        </draw:frame>
        <draw:frame draw:style-name="gr2" draw:text-style-name="P3" draw:layer="layout" svg:width="5.044cm" svg:height="0.395cm" svg:x="0.635cm" svg:y="13.973cm">
          <draw:text-box>
            <text:p text:style-name="P1"><text:span text:style-name="T4">recover</text:span><text:span text:style-name="T2"> files lost by a system crash</text:span></text:p>
          </draw:text-box>
        </draw:frame>
        <draw:frame draw:style-name="gr2" draw:text-style-name="P3" draw:layer="layout" svg:width="2.792cm" svg:height="0.327cm" svg:x="5.925cm" svg:y="13.973cm">
          <draw:text-box>
            <text:p text:style-name="P1"><text:span text:style-name="T2">M-x recover-session</text:span></text:p>
          </draw:text-box>
        </draw:frame>
        <draw:frame draw:style-name="gr2" draw:text-style-name="P3" draw:layer="layout" svg:width="3.782cm" svg:height="0.395cm" svg:x="0.635cm" svg:y="14.311cm">
          <draw:text-box>
            <text:p text:style-name="P1"><text:span text:style-name="T4">undo</text:span><text:span text:style-name="T2"> an unwanted change</text:span></text:p>
          </draw:text-box>
        </draw:frame>
        <draw:frame draw:style-name="gr2" draw:text-style-name="P3" draw:layer="layout" svg:width="2.195cm" svg:height="0.327cm" svg:x="6.134cm" svg:y="14.311cm">
          <draw:text-box>
            <text:p text:style-name="P1"><text:span text:style-name="T2">C-x u, C-_ or C-/</text:span></text:p>
          </draw:text-box>
        </draw:frame>
        <draw:frame draw:style-name="gr2" draw:text-style-name="P3" draw:layer="layout" svg:width="5.4cm" svg:height="0.327cm" svg:x="0.635cm" svg:y="14.648cm">
          <draw:text-box>
            <text:p text:style-name="P1"><text:span text:style-name="T2">restore a buffer to its original contents</text:span></text:p>
          </draw:text-box>
        </draw:frame>
        <draw:frame draw:style-name="gr2" draw:text-style-name="P3" draw:layer="layout" svg:width="2.385cm" svg:height="0.327cm" svg:x="6.134cm" svg:y="14.648cm">
          <draw:text-box>
            <text:p text:style-name="P1"><text:span text:style-name="T2">M-x revert-buffer</text:span></text:p>
          </draw:text-box>
        </draw:frame>
        <draw:frame draw:style-name="gr2" draw:text-style-name="P3" draw:layer="layout" svg:width="3.431cm" svg:height="0.327cm" svg:x="0.635cm" svg:y="14.985cm">
          <draw:text-box>
            <text:p text:style-name="P1"><text:span text:style-name="T2">redraw garbaged screen</text:span></text:p>
          </draw:text-box>
        </draw:frame>
        <draw:frame draw:style-name="gr2" draw:text-style-name="P3" draw:layer="layout" svg:width="0.375cm" svg:height="0.327cm" svg:x="6.731cm" svg:y="14.985cm">
          <draw:text-box>
            <text:p text:style-name="P1"><text:span text:style-name="T2">C-l</text:span></text:p>
          </draw:text-box>
        </draw:frame>
        <draw:frame draw:style-name="gr3" draw:text-style-name="P4" draw:layer="layout" svg:width="4.57cm" svg:height="0.598cm" svg:x="0.635cm" svg:y="15.678cm">
          <draw:text-box>
            <text:p text:style-name="P1"><text:span text:style-name="T3">Incremental Search</text:span></text:p>
          </draw:text-box>
        </draw:frame>
        <draw:frame draw:style-name="gr2" draw:text-style-name="P3" draw:layer="layout" svg:width="2.093cm" svg:height="0.327cm" svg:x="0.635cm" svg:y="16.479cm">
          <draw:text-box>
            <text:p text:style-name="P1"><text:span text:style-name="T2">search forward</text:span></text:p>
          </draw:text-box>
        </draw:frame>
        <draw:frame draw:style-name="gr2" draw:text-style-name="P3" draw:layer="layout" svg:width="0.442cm" svg:height="0.327cm" svg:x="6.731cm" svg:y="16.479cm">
          <draw:text-box>
            <text:p text:style-name="P1"><text:span text:style-name="T2">C-s</text:span></text:p>
          </draw:text-box>
        </draw:frame>
        <draw:frame draw:style-name="gr2" draw:text-style-name="P3" draw:layer="layout" svg:width="2.373cm" svg:height="0.327cm" svg:x="0.635cm" svg:y="16.816cm">
          <draw:text-box>
            <text:p text:style-name="P1"><text:span text:style-name="T2">search backward</text:span></text:p>
          </draw:text-box>
        </draw:frame>
        <draw:frame draw:style-name="gr2" draw:text-style-name="P3" draw:layer="layout" svg:width="0.413cm" svg:height="0.327cm" svg:x="6.731cm" svg:y="16.816cm">
          <draw:text-box>
            <text:p text:style-name="P1"><text:span text:style-name="T2">C-r</text:span></text:p>
          </draw:text-box>
        </draw:frame>
        <draw:frame draw:style-name="gr2" draw:text-style-name="P3" draw:layer="layout" svg:width="3.63cm" svg:height="0.327cm" svg:x="0.635cm" svg:y="17.154cm">
          <draw:text-box>
            <text:p text:style-name="P1"><text:span text:style-name="T2">regular expression search</text:span></text:p>
          </draw:text-box>
        </draw:frame>
        <draw:frame draw:style-name="gr2" draw:text-style-name="P3" draw:layer="layout" svg:width="0.785cm" svg:height="0.327cm" svg:x="6.731cm" svg:y="17.154cm">
          <draw:text-box>
            <text:p text:style-name="P1"><text:span text:style-name="T2">C-M-s</text:span></text:p>
          </draw:text-box>
        </draw:frame>
        <draw:frame draw:style-name="gr2" draw:text-style-name="P3" draw:layer="layout" svg:width="4.777cm" svg:height="0.327cm" svg:x="0.635cm" svg:y="17.491cm">
          <draw:text-box>
            <text:p text:style-name="P1"><text:span text:style-name="T2">reverse regular expression search</text:span></text:p>
          </draw:text-box>
        </draw:frame>
        <draw:frame draw:style-name="gr2" draw:text-style-name="P3" draw:layer="layout" svg:width="0.756cm" svg:height="0.327cm" svg:x="6.731cm" svg:y="17.491cm">
          <draw:text-box>
            <text:p text:style-name="P1"><text:span text:style-name="T2">C-M-r</text:span></text:p>
          </draw:text-box>
        </draw:frame>
        <draw:frame draw:style-name="gr2" draw:text-style-name="P3" draw:layer="layout" svg:width="4.028cm" svg:height="0.327cm" svg:x="0.635cm" svg:y="17.942cm">
          <draw:text-box>
            <text:p text:style-name="P1"><text:span text:style-name="T2">select previous search string</text:span></text:p>
          </draw:text-box>
        </draw:frame>
        <draw:frame draw:style-name="gr2" draw:text-style-name="P3" draw:layer="layout" svg:width="0.523cm" svg:height="0.327cm" svg:x="6.731cm" svg:y="17.942cm">
          <draw:text-box>
            <text:p text:style-name="P1"><text:span text:style-name="T2">M-p</text:span></text:p>
          </draw:text-box>
        </draw:frame>
        <draw:frame draw:style-name="gr2" draw:text-style-name="P3" draw:layer="layout" svg:width="4.189cm" svg:height="0.327cm" svg:x="0.635cm" svg:y="18.28cm">
          <draw:text-box>
            <text:p text:style-name="P1"><text:span text:style-name="T2">select next later search string</text:span></text:p>
          </draw:text-box>
        </draw:frame>
        <draw:frame draw:style-name="gr2" draw:text-style-name="P3" draw:layer="layout" svg:width="0.523cm" svg:height="0.327cm" svg:x="6.731cm" svg:y="18.28cm">
          <draw:text-box>
            <text:p text:style-name="P1"><text:span text:style-name="T2">M-n</text:span></text:p>
          </draw:text-box>
        </draw:frame>
        <draw:frame draw:style-name="gr2" draw:text-style-name="P3" draw:layer="layout" svg:width="3.308cm" svg:height="0.327cm" svg:x="0.635cm" svg:y="18.617cm">
          <draw:text-box>
            <text:p text:style-name="P1"><text:span text:style-name="T2">exit incremental search</text:span></text:p>
          </draw:text-box>
        </draw:frame>
        <draw:frame draw:style-name="gr2" draw:text-style-name="P3" draw:layer="layout" svg:width="0.544cm" svg:height="0.327cm" svg:x="6.731cm" svg:y="18.617cm">
          <draw:text-box>
            <text:p text:style-name="P1"><text:span text:style-name="T2">RET</text:span></text:p>
          </draw:text-box>
        </draw:frame>
        <draw:frame draw:style-name="gr2" draw:text-style-name="P3" draw:layer="layout" svg:width="3.96cm" svg:height="0.327cm" svg:x="0.635cm" svg:y="18.954cm">
          <draw:text-box>
            <text:p text:style-name="P1"><text:span text:style-name="T2">undo effect of last character</text:span></text:p>
          </draw:text-box>
        </draw:frame>
        <draw:frame draw:style-name="gr2" draw:text-style-name="P3" draw:layer="layout" svg:width="0.552cm" svg:height="0.327cm" svg:x="6.731cm" svg:y="18.954cm">
          <draw:text-box>
            <text:p text:style-name="P1"><text:span text:style-name="T2">DEL</text:span></text:p>
          </draw:text-box>
        </draw:frame>
        <draw:frame draw:style-name="gr2" draw:text-style-name="P3" draw:layer="layout" svg:width="2.872cm" svg:height="0.327cm" svg:x="0.635cm" svg:y="19.292cm">
          <draw:text-box>
            <text:p text:style-name="P1"><text:span text:style-name="T2">abort current search</text:span></text:p>
          </draw:text-box>
        </draw:frame>
        <draw:frame draw:style-name="gr2" draw:text-style-name="P3" draw:layer="layout" svg:width="0.476cm" svg:height="0.327cm" svg:x="6.731cm" svg:y="19.292cm">
          <draw:text-box>
            <text:p text:style-name="P1"><text:span text:style-name="T2">C-g</text:span></text:p>
          </draw:text-box>
        </draw:frame>
        <draw:frame draw:style-name="gr2" draw:text-style-name="P3" draw:layer="layout" svg:width="8.392cm" svg:height="0.327cm" svg:x="0.635cm" svg:y="19.743cm">
          <draw:text-box>
            <text:p text:style-name="P1"><text:span text:style-name="T2">Use C-s or C-r again to repeat the search in either direction.</text:span></text:p>
          </draw:text-box>
        </draw:frame>
        <draw:frame draw:style-name="gr2" draw:text-style-name="P3" draw:layer="layout" svg:width="0.28cm" svg:height="0.327cm" svg:x="8.564cm" svg:y="19.743cm">
          <draw:text-box>
            <text:p text:style-name="P1"><text:span text:style-name="T2">If</text:span></text:p>
          </draw:text-box>
        </draw:frame>
        <draw:frame draw:style-name="gr2" draw:text-style-name="P3" draw:layer="layout" svg:width="8.879cm" svg:height="0.327cm" svg:x="0.635cm" svg:y="20.08cm">
          <draw:text-box>
            <text:p text:style-name="P1"><text:span text:style-name="T2">Emacs is still searching, C-g cancels only the part not matched.</text:span></text:p>
          </draw:text-box>
        </draw:frame>
        <draw:frame draw:style-name="gr4" draw:text-style-name="P5" draw:layer="layout" svg:width="0.21cm" svg:height="0.247cm" svg:x="1.315cm" svg:y="20.598cm">
          <draw:text-box>
            <text:p text:style-name="P1"><text:span text:style-name="T5">c</text:span></text:p>
          </draw:text-box>
        </draw:frame>
        <draw:frame draw:style-name="gr4" draw:text-style-name="P5" draw:layer="layout" svg:width="3.96cm" svg:height="0.247cm" svg:x="1.244cm" svg:y="20.604cm">
          <draw:text-box>
            <text:p text:style-name="P1"><text:span text:style-name="T5"><text:s/></text:span><text:span text:style-name="T5">2019 Free Software Foundation, Inc.</text:span></text:p>
          </draw:text-box>
        </draw:frame>
        <draw:frame draw:style-name="gr4" draw:text-style-name="P5" draw:layer="layout" svg:width="2.246cm" svg:height="0.247cm" svg:x="5.796cm" svg:y="20.604cm">
          <draw:text-box>
            <text:p text:style-name="P1"><text:span text:style-name="T5">Permissions on back.</text:span></text:p>
          </draw:text-box>
        </draw:frame>
        <draw:frame draw:style-name="gr3" draw:text-style-name="P4" draw:layer="layout" svg:width="1.577cm" svg:height="0.598cm" svg:x="9.931cm" svg:y="0.608cm">
          <draw:text-box>
            <text:p text:style-name="P1"><text:span text:style-name="T3">Motion</text:span></text:p>
          </draw:text-box>
        </draw:frame>
        <draw:frame draw:style-name="gr2" draw:text-style-name="P3" draw:layer="layout" svg:width="2.957cm" svg:height="0.395cm" svg:x="9.931cm" svg:y="1.309cm">
          <draw:text-box>
            <text:p text:style-name="P1"><text:span text:style-name="T4">entity to move over</text:span></text:p>
          </draw:text-box>
        </draw:frame>
        <draw:frame draw:style-name="gr2" draw:text-style-name="P3" draw:layer="layout" svg:width="1.505cm" svg:height="0.395cm" svg:x="14.877cm" svg:y="1.309cm">
          <draw:text-box>
            <text:p text:style-name="P1"><text:span text:style-name="T4">backward</text:span></text:p>
          </draw:text-box>
        </draw:frame>
        <draw:frame draw:style-name="gr2" draw:text-style-name="P3" draw:layer="layout" svg:width="1.179cm" svg:height="0.395cm" svg:x="16.601cm" svg:y="1.309cm">
          <draw:text-box>
            <text:p text:style-name="P1"><text:span text:style-name="T4">forward</text:span></text:p>
          </draw:text-box>
        </draw:frame>
        <draw:frame draw:style-name="gr2" draw:text-style-name="P3" draw:layer="layout" svg:width="1.336cm" svg:height="0.327cm" svg:x="9.931cm" svg:y="1.646cm">
          <draw:text-box>
            <text:p text:style-name="P1"><text:span text:style-name="T2">character</text:span></text:p>
          </draw:text-box>
        </draw:frame>
        <draw:frame draw:style-name="gr2" draw:text-style-name="P3" draw:layer="layout" svg:width="0.476cm" svg:height="0.327cm" svg:x="14.877cm" svg:y="1.646cm">
          <draw:text-box>
            <text:p text:style-name="P1"><text:span text:style-name="T2">C-b</text:span></text:p>
          </draw:text-box>
        </draw:frame>
        <draw:frame draw:style-name="gr2" draw:text-style-name="P3" draw:layer="layout" svg:width="0.396cm" svg:height="0.327cm" svg:x="16.601cm" svg:y="1.646cm">
          <draw:text-box>
            <text:p text:style-name="P1"><text:span text:style-name="T2">C-f</text:span></text:p>
          </draw:text-box>
        </draw:frame>
        <draw:frame draw:style-name="gr2" draw:text-style-name="P3" draw:layer="layout" svg:width="0.692cm" svg:height="0.327cm" svg:x="9.931cm" svg:y="1.984cm">
          <draw:text-box>
            <text:p text:style-name="P1"><text:span text:style-name="T2">word</text:span></text:p>
          </draw:text-box>
        </draw:frame>
        <draw:frame draw:style-name="gr2" draw:text-style-name="P3" draw:layer="layout" svg:width="0.523cm" svg:height="0.327cm" svg:x="14.877cm" svg:y="1.984cm">
          <draw:text-box>
            <text:p text:style-name="P1"><text:span text:style-name="T2">M-b</text:span></text:p>
          </draw:text-box>
        </draw:frame>
        <draw:frame draw:style-name="gr2" draw:text-style-name="P3" draw:layer="layout" svg:width="0.442cm" svg:height="0.327cm" svg:x="16.601cm" svg:y="1.984cm">
          <draw:text-box>
            <text:p text:style-name="P1"><text:span text:style-name="T2">M-f</text:span></text:p>
          </draw:text-box>
        </draw:frame>
        <draw:frame draw:style-name="gr2" draw:text-style-name="P3" draw:layer="layout" svg:width="0.506cm" svg:height="0.327cm" svg:x="9.931cm" svg:y="2.321cm">
          <draw:text-box>
            <text:p text:style-name="P1"><text:span text:style-name="T2">line</text:span></text:p>
          </draw:text-box>
        </draw:frame>
        <draw:frame draw:style-name="gr2" draw:text-style-name="P3" draw:layer="layout" svg:width="0.476cm" svg:height="0.327cm" svg:x="14.877cm" svg:y="2.321cm">
          <draw:text-box>
            <text:p text:style-name="P1"><text:span text:style-name="T2">C-p</text:span></text:p>
          </draw:text-box>
        </draw:frame>
        <draw:frame draw:style-name="gr2" draw:text-style-name="P3" draw:layer="layout" svg:width="0.476cm" svg:height="0.327cm" svg:x="16.601cm" svg:y="2.321cm">
          <draw:text-box>
            <text:p text:style-name="P1"><text:span text:style-name="T2">C-n</text:span></text:p>
          </draw:text-box>
        </draw:frame>
        <draw:frame draw:style-name="gr2" draw:text-style-name="P3" draw:layer="layout" svg:width="4.003cm" svg:height="0.327cm" svg:x="9.931cm" svg:y="2.658cm">
          <draw:text-box>
            <text:p text:style-name="P1"><text:span text:style-name="T2">go to line beginning (or end)</text:span></text:p>
          </draw:text-box>
        </draw:frame>
        <draw:frame draw:style-name="gr2" draw:text-style-name="P3" draw:layer="layout" svg:width="0.468cm" svg:height="0.327cm" svg:x="14.877cm" svg:y="2.658cm">
          <draw:text-box>
            <text:p text:style-name="P1"><text:span text:style-name="T2">C-a</text:span></text:p>
          </draw:text-box>
        </draw:frame>
        <draw:frame draw:style-name="gr2" draw:text-style-name="P3" draw:layer="layout" svg:width="0.472cm" svg:height="0.327cm" svg:x="16.601cm" svg:y="2.658cm">
          <draw:text-box>
            <text:p text:style-name="P1"><text:span text:style-name="T2">C-e</text:span></text:p>
          </draw:text-box>
        </draw:frame>
        <draw:frame draw:style-name="gr2" draw:text-style-name="P3" draw:layer="layout" svg:width="1.285cm" svg:height="0.327cm" svg:x="9.931cm" svg:y="2.996cm">
          <draw:text-box>
            <text:p text:style-name="P1"><text:span text:style-name="T2">sentence</text:span></text:p>
          </draw:text-box>
        </draw:frame>
        <draw:frame draw:style-name="gr2" draw:text-style-name="P3" draw:layer="layout" svg:width="0.514cm" svg:height="0.327cm" svg:x="14.877cm" svg:y="2.996cm">
          <draw:text-box>
            <text:p text:style-name="P1"><text:span text:style-name="T2">M-a</text:span></text:p>
          </draw:text-box>
        </draw:frame>
        <draw:frame draw:style-name="gr2" draw:text-style-name="P3" draw:layer="layout" svg:width="0.518cm" svg:height="0.327cm" svg:x="16.601cm" svg:y="2.996cm">
          <draw:text-box>
            <text:p text:style-name="P1"><text:span text:style-name="T2">M-e</text:span></text:p>
          </draw:text-box>
        </draw:frame>
        <draw:frame draw:style-name="gr2" draw:text-style-name="P3" draw:layer="layout" svg:width="1.45cm" svg:height="0.327cm" svg:x="9.931cm" svg:y="3.333cm">
          <draw:text-box>
            <text:p text:style-name="P1"><text:span text:style-name="T2">paragraph</text:span></text:p>
          </draw:text-box>
        </draw:frame>
        <draw:frame draw:style-name="gr2" draw:text-style-name="P3" draw:layer="layout" svg:width="0.523cm" svg:height="0.327cm" svg:x="14.877cm" svg:y="3.333cm">
          <draw:text-box>
            <text:p text:style-name="P1"><text:span text:style-name="T2">M-{</text:span></text:p>
          </draw:text-box>
        </draw:frame>
        <draw:frame draw:style-name="gr2" draw:text-style-name="P3" draw:layer="layout" svg:width="0.523cm" svg:height="0.327cm" svg:x="16.601cm" svg:y="3.333cm">
          <draw:text-box>
            <text:p text:style-name="P1"><text:span text:style-name="T2">M-}</text:span></text:p>
          </draw:text-box>
        </draw:frame>
        <draw:frame draw:style-name="gr2" draw:text-style-name="P3" draw:layer="layout" svg:width="0.701cm" svg:height="0.327cm" svg:x="9.931cm" svg:y="3.671cm">
          <draw:text-box>
            <text:p text:style-name="P1"><text:span text:style-name="T2">page</text:span></text:p>
          </draw:text-box>
        </draw:frame>
        <draw:frame draw:style-name="gr2" draw:text-style-name="P3" draw:layer="layout" svg:width="0.662cm" svg:height="0.327cm" svg:x="14.877cm" svg:y="3.671cm">
          <draw:text-box>
            <text:p text:style-name="P1"><text:span text:style-name="T2">C-x [</text:span></text:p>
          </draw:text-box>
        </draw:frame>
        <draw:frame draw:style-name="gr2" draw:text-style-name="P3" draw:layer="layout" svg:width="0.662cm" svg:height="0.327cm" svg:x="16.6cm" svg:y="3.671cm">
          <draw:text-box>
            <text:p text:style-name="P1"><text:span text:style-name="T2">C-x ]</text:span></text:p>
          </draw:text-box>
        </draw:frame>
        <draw:frame draw:style-name="gr2" draw:text-style-name="P3" draw:layer="layout" svg:width="0.662cm" svg:height="0.327cm" svg:x="9.931cm" svg:y="4.008cm">
          <draw:text-box>
            <text:p text:style-name="P1"><text:span text:style-name="T2">sexp</text:span></text:p>
          </draw:text-box>
        </draw:frame>
        <draw:frame draw:style-name="gr2" draw:text-style-name="P3" draw:layer="layout" svg:width="0.819cm" svg:height="0.327cm" svg:x="14.877cm" svg:y="4.008cm">
          <draw:text-box>
            <text:p text:style-name="P1"><text:span text:style-name="T2">C-M-b</text:span></text:p>
          </draw:text-box>
        </draw:frame>
        <draw:frame draw:style-name="gr2" draw:text-style-name="P3" draw:layer="layout" svg:width="0.739cm" svg:height="0.327cm" svg:x="16.601cm" svg:y="4.008cm">
          <draw:text-box>
            <text:p text:style-name="P1"><text:span text:style-name="T2">C-M-f</text:span></text:p>
          </draw:text-box>
        </draw:frame>
        <draw:frame draw:style-name="gr2" draw:text-style-name="P3" draw:layer="layout" svg:width="1.141cm" svg:height="0.327cm" svg:x="9.931cm" svg:y="4.345cm">
          <draw:text-box>
            <text:p text:style-name="P1"><text:span text:style-name="T2">function</text:span></text:p>
          </draw:text-box>
        </draw:frame>
        <draw:frame draw:style-name="gr2" draw:text-style-name="P3" draw:layer="layout" svg:width="0.811cm" svg:height="0.327cm" svg:x="14.877cm" svg:y="4.345cm">
          <draw:text-box>
            <text:p text:style-name="P1"><text:span text:style-name="T2">C-M-a</text:span></text:p>
          </draw:text-box>
        </draw:frame>
        <draw:frame draw:style-name="gr2" draw:text-style-name="P3" draw:layer="layout" svg:width="0.815cm" svg:height="0.327cm" svg:x="16.601cm" svg:y="4.345cm">
          <draw:text-box>
            <text:p text:style-name="P1"><text:span text:style-name="T2">C-M-e</text:span></text:p>
          </draw:text-box>
        </draw:frame>
        <draw:frame draw:style-name="gr2" draw:text-style-name="P3" draw:layer="layout" svg:width="4.333cm" svg:height="0.327cm" svg:x="9.931cm" svg:y="4.683cm">
          <draw:text-box>
            <text:p text:style-name="P1"><text:span text:style-name="T2">go to buffer beginning (or end)</text:span></text:p>
          </draw:text-box>
        </draw:frame>
        <draw:frame draw:style-name="gr2" draw:text-style-name="P3" draw:layer="layout" svg:width="0.578cm" svg:height="0.327cm" svg:x="14.877cm" svg:y="4.683cm">
          <draw:text-box>
            <text:p text:style-name="P1"><text:span text:style-name="T2">M-&lt;</text:span></text:p>
          </draw:text-box>
        </draw:frame>
        <draw:frame draw:style-name="gr2" draw:text-style-name="P3" draw:layer="layout" svg:width="0.578cm" svg:height="0.327cm" svg:x="16.601cm" svg:y="4.683cm">
          <draw:text-box>
            <text:p text:style-name="P1"><text:span text:style-name="T2">M-&gt;</text:span></text:p>
          </draw:text-box>
        </draw:frame>
        <draw:frame draw:style-name="gr2" draw:text-style-name="P3" draw:layer="layout" svg:width="2.843cm" svg:height="0.327cm" svg:x="9.931cm" svg:y="5.109cm">
          <draw:text-box>
            <text:p text:style-name="P1"><text:span text:style-name="T2">scroll to next screen</text:span></text:p>
          </draw:text-box>
        </draw:frame>
        <draw:frame draw:style-name="gr2" draw:text-style-name="P3" draw:layer="layout" svg:width="0.463cm" svg:height="0.327cm" svg:x="16.027cm" svg:y="5.109cm">
          <draw:text-box>
            <text:p text:style-name="P1"><text:span text:style-name="T2">C-v</text:span></text:p>
          </draw:text-box>
        </draw:frame>
        <draw:frame draw:style-name="gr2" draw:text-style-name="P3" draw:layer="layout" svg:width="3.414cm" svg:height="0.327cm" svg:x="9.931cm" svg:y="5.446cm">
          <draw:text-box>
            <text:p text:style-name="P1"><text:span text:style-name="T2">scroll to previous screen</text:span></text:p>
          </draw:text-box>
        </draw:frame>
        <draw:frame draw:style-name="gr2" draw:text-style-name="P3" draw:layer="layout" svg:width="0.51cm" svg:height="0.327cm" svg:x="16.027cm" svg:y="5.446cm">
          <draw:text-box>
            <text:p text:style-name="P1"><text:span text:style-name="T2">M-v</text:span></text:p>
          </draw:text-box>
        </draw:frame>
        <draw:frame draw:style-name="gr2" draw:text-style-name="P3" draw:layer="layout" svg:width="1.28cm" svg:height="0.327cm" svg:x="9.931cm" svg:y="5.784cm">
          <draw:text-box>
            <text:p text:style-name="P1"><text:span text:style-name="T2">scroll left</text:span></text:p>
          </draw:text-box>
        </draw:frame>
        <draw:frame draw:style-name="gr2" draw:text-style-name="P3" draw:layer="layout" svg:width="0.785cm" svg:height="0.327cm" svg:x="16.027cm" svg:y="5.784cm">
          <draw:text-box>
            <text:p text:style-name="P1"><text:span text:style-name="T2">C-x &lt;</text:span></text:p>
          </draw:text-box>
        </draw:frame>
        <draw:frame draw:style-name="gr2" draw:text-style-name="P3" draw:layer="layout" svg:width="1.479cm" svg:height="0.327cm" svg:x="9.931cm" svg:y="6.121cm">
          <draw:text-box>
            <text:p text:style-name="P1"><text:span text:style-name="T2">scroll right</text:span></text:p>
          </draw:text-box>
        </draw:frame>
        <draw:frame draw:style-name="gr2" draw:text-style-name="P3" draw:layer="layout" svg:width="0.785cm" svg:height="0.327cm" svg:x="16.027cm" svg:y="6.121cm">
          <draw:text-box>
            <text:p text:style-name="P1"><text:span text:style-name="T2">C-x &gt;</text:span></text:p>
          </draw:text-box>
        </draw:frame>
        <draw:frame draw:style-name="gr2" draw:text-style-name="P3" draw:layer="layout" svg:width="5.615cm" svg:height="0.327cm" svg:x="9.931cm" svg:y="6.458cm">
          <draw:text-box>
            <text:p text:style-name="P1"><text:span text:style-name="T2">scroll current line to center, top, bottom</text:span></text:p>
          </draw:text-box>
        </draw:frame>
        <draw:frame draw:style-name="gr2" draw:text-style-name="P3" draw:layer="layout" svg:width="0.375cm" svg:height="0.327cm" svg:x="16.027cm" svg:y="6.458cm">
          <draw:text-box>
            <text:p text:style-name="P1"><text:span text:style-name="T2">C-l</text:span></text:p>
          </draw:text-box>
        </draw:frame>
        <draw:frame draw:style-name="gr2" draw:text-style-name="P3" draw:layer="layout" svg:width="1.221cm" svg:height="0.327cm" svg:x="9.931cm" svg:y="6.884cm">
          <draw:text-box>
            <text:p text:style-name="P1"><text:span text:style-name="T2">goto line</text:span></text:p>
          </draw:text-box>
        </draw:frame>
        <draw:frame draw:style-name="gr2" draw:text-style-name="P3" draw:layer="layout" svg:width="0.789cm" svg:height="0.327cm" svg:x="16.027cm" svg:y="6.884cm">
          <draw:text-box>
            <text:p text:style-name="P1"><text:span text:style-name="T2">M-g g</text:span></text:p>
          </draw:text-box>
        </draw:frame>
        <draw:frame draw:style-name="gr2" draw:text-style-name="P3" draw:layer="layout" svg:width="1.331cm" svg:height="0.327cm" svg:x="9.931cm" svg:y="7.222cm">
          <draw:text-box>
            <text:p text:style-name="P1"><text:span text:style-name="T2">goto char</text:span></text:p>
          </draw:text-box>
        </draw:frame>
        <draw:frame draw:style-name="gr2" draw:text-style-name="P3" draw:layer="layout" svg:width="0.764cm" svg:height="0.327cm" svg:x="16.027cm" svg:y="7.222cm">
          <draw:text-box>
            <text:p text:style-name="P1"><text:span text:style-name="T2">M-g c</text:span></text:p>
          </draw:text-box>
        </draw:frame>
        <draw:frame draw:style-name="gr2" draw:text-style-name="P3" draw:layer="layout" svg:width="2.716cm" svg:height="0.327cm" svg:x="9.931cm" svg:y="7.559cm">
          <draw:text-box>
            <text:p text:style-name="P1"><text:span text:style-name="T2">back to indentation</text:span></text:p>
          </draw:text-box>
        </draw:frame>
        <draw:frame draw:style-name="gr2" draw:text-style-name="P3" draw:layer="layout" svg:width="0.616cm" svg:height="0.327cm" svg:x="16.027cm" svg:y="7.559cm">
          <draw:text-box>
            <text:p text:style-name="P1"><text:span text:style-name="T2">M-m</text:span></text:p>
          </draw:text-box>
        </draw:frame>
        <draw:frame draw:style-name="gr3" draw:text-style-name="P4" draw:layer="layout" svg:width="4.54cm" svg:height="0.598cm" svg:x="9.931cm" svg:y="8.088cm">
          <draw:text-box>
            <text:p text:style-name="P1"><text:span text:style-name="T3">Killing and Deleting</text:span></text:p>
          </draw:text-box>
        </draw:frame>
        <draw:frame draw:style-name="gr2" draw:text-style-name="P3" draw:layer="layout" svg:width="1.844cm" svg:height="0.395cm" svg:x="9.931cm" svg:y="8.789cm">
          <draw:text-box>
            <text:p text:style-name="P1"><text:span text:style-name="T4">entity to kill</text:span></text:p>
          </draw:text-box>
        </draw:frame>
        <draw:frame draw:style-name="gr2" draw:text-style-name="P3" draw:layer="layout" svg:width="1.505cm" svg:height="0.395cm" svg:x="14.877cm" svg:y="8.789cm">
          <draw:text-box>
            <text:p text:style-name="P1"><text:span text:style-name="T4">backward</text:span></text:p>
          </draw:text-box>
        </draw:frame>
        <draw:frame draw:style-name="gr2" draw:text-style-name="P3" draw:layer="layout" svg:width="1.179cm" svg:height="0.395cm" svg:x="16.601cm" svg:y="8.789cm">
          <draw:text-box>
            <text:p text:style-name="P1"><text:span text:style-name="T4">forward</text:span></text:p>
          </draw:text-box>
        </draw:frame>
        <draw:frame draw:style-name="gr2" draw:text-style-name="P3" draw:layer="layout" svg:width="3.643cm" svg:height="0.327cm" svg:x="9.931cm" svg:y="9.126cm">
          <draw:text-box>
            <text:p text:style-name="P1"><text:span text:style-name="T2">character (delete, not kill)</text:span></text:p>
          </draw:text-box>
        </draw:frame>
        <draw:frame draw:style-name="gr2" draw:text-style-name="P3" draw:layer="layout" svg:width="0.552cm" svg:height="0.327cm" svg:x="14.877cm" svg:y="9.126cm">
          <draw:text-box>
            <text:p text:style-name="P1"><text:span text:style-name="T2">DEL</text:span></text:p>
          </draw:text-box>
        </draw:frame>
        <draw:frame draw:style-name="gr2" draw:text-style-name="P3" draw:layer="layout" svg:width="0.476cm" svg:height="0.327cm" svg:x="16.601cm" svg:y="9.126cm">
          <draw:text-box>
            <text:p text:style-name="P1"><text:span text:style-name="T2">C-d</text:span></text:p>
          </draw:text-box>
        </draw:frame>
        <draw:frame draw:style-name="gr2" draw:text-style-name="P3" draw:layer="layout" svg:width="0.692cm" svg:height="0.327cm" svg:x="9.931cm" svg:y="9.464cm">
          <draw:text-box>
            <text:p text:style-name="P1"><text:span text:style-name="T2">word</text:span></text:p>
          </draw:text-box>
        </draw:frame>
        <draw:frame draw:style-name="gr2" draw:text-style-name="P3" draw:layer="layout" svg:width="0.895cm" svg:height="0.327cm" svg:x="14.877cm" svg:y="9.464cm">
          <draw:text-box>
            <text:p text:style-name="P1"><text:span text:style-name="T2">M-DEL</text:span></text:p>
          </draw:text-box>
        </draw:frame>
        <draw:frame draw:style-name="gr2" draw:text-style-name="P3" draw:layer="layout" svg:width="0.523cm" svg:height="0.327cm" svg:x="16.601cm" svg:y="9.464cm">
          <draw:text-box>
            <text:p text:style-name="P1"><text:span text:style-name="T2">M-d</text:span></text:p>
          </draw:text-box>
        </draw:frame>
        <draw:frame draw:style-name="gr2" draw:text-style-name="P3" draw:layer="layout" svg:width="2.068cm" svg:height="0.327cm" svg:x="9.931cm" svg:y="9.801cm">
          <draw:text-box>
            <text:p text:style-name="P1"><text:span text:style-name="T2">line (to end of)</text:span></text:p>
          </draw:text-box>
        </draw:frame>
        <draw:frame draw:style-name="gr2" draw:text-style-name="P3" draw:layer="layout" svg:width="1.069cm" svg:height="0.327cm" svg:x="14.877cm" svg:y="9.801cm">
          <draw:text-box>
            <text:p text:style-name="P1"><text:span text:style-name="T2">M-0 C-k</text:span></text:p>
          </draw:text-box>
        </draw:frame>
        <draw:frame draw:style-name="gr2" draw:text-style-name="P3" draw:layer="layout" svg:width="0.459cm" svg:height="0.327cm" svg:x="16.601cm" svg:y="9.801cm">
          <draw:text-box>
            <text:p text:style-name="P1"><text:span text:style-name="T2">C-k</text:span></text:p>
          </draw:text-box>
        </draw:frame>
        <draw:frame draw:style-name="gr2" draw:text-style-name="P3" draw:layer="layout" svg:width="1.285cm" svg:height="0.327cm" svg:x="9.931cm" svg:y="10.138cm">
          <draw:text-box>
            <text:p text:style-name="P1"><text:span text:style-name="T2">sentence</text:span></text:p>
          </draw:text-box>
        </draw:frame>
        <draw:frame draw:style-name="gr2" draw:text-style-name="P3" draw:layer="layout" svg:width="1.103cm" svg:height="0.327cm" svg:x="14.877cm" svg:y="10.138cm">
          <draw:text-box>
            <text:p text:style-name="P1"><text:span text:style-name="T2">C-x DEL</text:span></text:p>
          </draw:text-box>
        </draw:frame>
        <draw:frame draw:style-name="gr2" draw:text-style-name="P3" draw:layer="layout" svg:width="0.506cm" svg:height="0.327cm" svg:x="16.601cm" svg:y="10.138cm">
          <draw:text-box>
            <text:p text:style-name="P1"><text:span text:style-name="T2">M-k</text:span></text:p>
          </draw:text-box>
        </draw:frame>
        <draw:frame draw:style-name="gr2" draw:text-style-name="P3" draw:layer="layout" svg:width="0.662cm" svg:height="0.327cm" svg:x="9.931cm" svg:y="10.476cm">
          <draw:text-box>
            <text:p text:style-name="P1"><text:span text:style-name="T2">sexp</text:span></text:p>
          </draw:text-box>
        </draw:frame>
        <draw:frame draw:style-name="gr2" draw:text-style-name="P3" draw:layer="layout" svg:width="1.336cm" svg:height="0.327cm" svg:x="14.877cm" svg:y="10.476cm">
          <draw:text-box>
            <text:p text:style-name="P1"><text:span text:style-name="T2">M-- C-M-k</text:span></text:p>
          </draw:text-box>
        </draw:frame>
        <draw:frame draw:style-name="gr2" draw:text-style-name="P3" draw:layer="layout" svg:width="0.802cm" svg:height="0.327cm" svg:x="16.6cm" svg:y="10.476cm">
          <draw:text-box>
            <text:p text:style-name="P1"><text:span text:style-name="T2">C-M-k</text:span></text:p>
          </draw:text-box>
        </draw:frame>
        <draw:frame draw:style-name="gr2" draw:text-style-name="P3" draw:layer="layout" svg:width="1.445cm" svg:height="0.395cm" svg:x="9.931cm" svg:y="10.902cm">
          <draw:text-box>
            <text:p text:style-name="P1"><text:span text:style-name="T2">kill</text:span><text:span text:style-name="T4"> region</text:span></text:p>
          </draw:text-box>
        </draw:frame>
        <draw:frame draw:style-name="gr2" draw:text-style-name="P3" draw:layer="layout" svg:width="0.527cm" svg:height="0.327cm" svg:x="16.027cm" svg:y="10.902cm">
          <draw:text-box>
            <text:p text:style-name="P1"><text:span text:style-name="T2">C-w</text:span></text:p>
          </draw:text-box>
        </draw:frame>
        <draw:frame draw:style-name="gr2" draw:text-style-name="P3" draw:layer="layout" svg:width="3.126cm" svg:height="0.327cm" svg:x="9.931cm" svg:y="11.239cm">
          <draw:text-box>
            <text:p text:style-name="P1"><text:span text:style-name="T2">copy region to kill ring</text:span></text:p>
          </draw:text-box>
        </draw:frame>
        <draw:frame draw:style-name="gr2" draw:text-style-name="P3" draw:layer="layout" svg:width="0.574cm" svg:height="0.327cm" svg:x="16.027cm" svg:y="11.239cm">
          <draw:text-box>
            <text:p text:style-name="P1"><text:span text:style-name="T2">M-w</text:span></text:p>
          </draw:text-box>
        </draw:frame>
        <draw:frame draw:style-name="gr2" draw:text-style-name="P3" draw:layer="layout" svg:width="4.887cm" svg:height="0.327cm" svg:x="9.931cm" svg:y="11.577cm">
          <draw:text-box>
            <text:p text:style-name="P1"><text:span text:style-name="T2">kill through next occurrence of</text:span><text:span text:style-name="T6"> char</text:span></text:p>
          </draw:text-box>
        </draw:frame>
        <draw:frame draw:style-name="gr2" draw:text-style-name="P3" draw:layer="layout" svg:width="1.077cm" svg:height="0.327cm" svg:x="16.027cm" svg:y="11.577cm">
          <draw:text-box>
            <text:p text:style-name="P1"><text:span text:style-name="T2">M-z</text:span><text:span text:style-name="T6"> char</text:span></text:p>
          </draw:text-box>
        </draw:frame>
        <draw:frame draw:style-name="gr2" draw:text-style-name="P3" draw:layer="layout" svg:width="3.651cm" svg:height="0.327cm" svg:x="9.931cm" svg:y="12.003cm">
          <draw:text-box>
            <text:p text:style-name="P1"><text:span text:style-name="T2">yank back last thing killed</text:span></text:p>
          </draw:text-box>
        </draw:frame>
        <draw:frame draw:style-name="gr2" draw:text-style-name="P3" draw:layer="layout" svg:width="0.463cm" svg:height="0.327cm" svg:x="16.027cm" svg:y="12.003cm">
          <draw:text-box>
            <text:p text:style-name="P1"><text:span text:style-name="T2">C-y</text:span></text:p>
          </draw:text-box>
        </draw:frame>
        <draw:frame draw:style-name="gr2" draw:text-style-name="P3" draw:layer="layout" svg:width="4.836cm" svg:height="0.327cm" svg:x="9.931cm" svg:y="12.34cm">
          <draw:text-box>
            <text:p text:style-name="P1"><text:span text:style-name="T2">replace last yank with previous kill</text:span></text:p>
          </draw:text-box>
        </draw:frame>
        <draw:frame draw:style-name="gr2" draw:text-style-name="P3" draw:layer="layout" svg:width="0.51cm" svg:height="0.327cm" svg:x="16.027cm" svg:y="12.34cm">
          <draw:text-box>
            <text:p text:style-name="P1"><text:span text:style-name="T2">M-y</text:span></text:p>
          </draw:text-box>
        </draw:frame>
        <draw:frame draw:style-name="gr3" draw:text-style-name="P4" draw:layer="layout" svg:width="1.86cm" svg:height="0.598cm" svg:x="9.931cm" svg:y="12.915cm">
          <draw:text-box>
            <text:p text:style-name="P1"><text:span text:style-name="T3">Marking</text:span></text:p>
          </draw:text-box>
        </draw:frame>
        <draw:frame draw:style-name="gr2" draw:text-style-name="P3" draw:layer="layout" svg:width="1.962cm" svg:height="0.327cm" svg:x="9.931cm" svg:y="13.616cm">
          <draw:text-box>
            <text:p text:style-name="P1"><text:span text:style-name="T2">set mark here</text:span></text:p>
          </draw:text-box>
        </draw:frame>
        <draw:frame draw:style-name="gr2" draw:text-style-name="P3" draw:layer="layout" svg:width="1.877cm" svg:height="0.327cm" svg:x="16.027cm" svg:y="13.616cm">
          <draw:text-box>
            <text:p text:style-name="P1"><text:span text:style-name="T2">C-@ or C-SPC</text:span></text:p>
          </draw:text-box>
        </draw:frame>
        <draw:frame draw:style-name="gr2" draw:text-style-name="P3" draw:layer="layout" svg:width="3.588cm" svg:height="0.327cm" svg:x="9.931cm" svg:y="13.953cm">
          <draw:text-box>
            <text:p text:style-name="P1"><text:span text:style-name="T2">exchange point and mark</text:span></text:p>
          </draw:text-box>
        </draw:frame>
        <draw:frame draw:style-name="gr2" draw:text-style-name="P3" draw:layer="layout" svg:width="1.014cm" svg:height="0.327cm" svg:x="16.027cm" svg:y="13.953cm">
          <draw:text-box>
            <text:p text:style-name="P1"><text:span text:style-name="T2">C-x C-x</text:span></text:p>
          </draw:text-box>
        </draw:frame>
        <draw:frame draw:style-name="gr2" draw:text-style-name="P3" draw:layer="layout" svg:width="3.536cm" svg:height="0.395cm" svg:x="9.931cm" svg:y="14.379cm">
          <draw:text-box>
            <text:p text:style-name="P1"><text:span text:style-name="T2">set mark</text:span><text:span text:style-name="T6"> arg</text:span><text:span text:style-name="T4"> words</text:span><text:span text:style-name="T2"> away</text:span></text:p>
          </draw:text-box>
        </draw:frame>
        <draw:frame draw:style-name="gr2" draw:text-style-name="P3" draw:layer="layout" svg:width="0.624cm" svg:height="0.327cm" svg:x="16.027cm" svg:y="14.379cm">
          <draw:text-box>
            <text:p text:style-name="P1"><text:span text:style-name="T2">M-@</text:span></text:p>
          </draw:text-box>
        </draw:frame>
        <draw:frame draw:style-name="gr2" draw:text-style-name="P3" draw:layer="layout" svg:width="2.36cm" svg:height="0.395cm" svg:x="9.931cm" svg:y="14.717cm">
          <draw:text-box>
            <text:p text:style-name="P1"><text:span text:style-name="T2">mark</text:span><text:span text:style-name="T4"> paragraph</text:span></text:p>
          </draw:text-box>
        </draw:frame>
        <draw:frame draw:style-name="gr2" draw:text-style-name="P3" draw:layer="layout" svg:width="0.523cm" svg:height="0.327cm" svg:x="16.027cm" svg:y="14.717cm">
          <draw:text-box>
            <text:p text:style-name="P1"><text:span text:style-name="T2">M-h</text:span></text:p>
          </draw:text-box>
        </draw:frame>
        <draw:frame draw:style-name="gr2" draw:text-style-name="P3" draw:layer="layout" svg:width="1.555cm" svg:height="0.395cm" svg:x="9.931cm" svg:y="15.054cm">
          <draw:text-box>
            <text:p text:style-name="P1"><text:span text:style-name="T2">mark</text:span><text:span text:style-name="T4"> page</text:span></text:p>
          </draw:text-box>
        </draw:frame>
        <draw:frame draw:style-name="gr2" draw:text-style-name="P3" draw:layer="layout" svg:width="1.026cm" svg:height="0.327cm" svg:x="16.027cm" svg:y="15.054cm">
          <draw:text-box>
            <text:p text:style-name="P1"><text:span text:style-name="T2">C-x C-p</text:span></text:p>
          </draw:text-box>
        </draw:frame>
        <draw:frame draw:style-name="gr2" draw:text-style-name="P3" draw:layer="layout" svg:width="1.538cm" svg:height="0.395cm" svg:x="9.931cm" svg:y="15.391cm">
          <draw:text-box>
            <text:p text:style-name="P1"><text:span text:style-name="T2">mark</text:span><text:span text:style-name="T4"> sexp</text:span></text:p>
          </draw:text-box>
        </draw:frame>
        <draw:frame draw:style-name="gr2" draw:text-style-name="P3" draw:layer="layout" svg:width="0.921cm" svg:height="0.327cm" svg:x="16.027cm" svg:y="15.391cm">
          <draw:text-box>
            <text:p text:style-name="P1"><text:span text:style-name="T2">C-M-@</text:span></text:p>
          </draw:text-box>
        </draw:frame>
        <draw:frame draw:style-name="gr2" draw:text-style-name="P3" draw:layer="layout" svg:width="2.067cm" svg:height="0.395cm" svg:x="9.931cm" svg:y="15.729cm">
          <draw:text-box>
            <text:p text:style-name="P1"><text:span text:style-name="T2">mark</text:span><text:span text:style-name="T4"> function</text:span></text:p>
          </draw:text-box>
        </draw:frame>
        <draw:frame draw:style-name="gr2" draw:text-style-name="P3" draw:layer="layout" svg:width="0.819cm" svg:height="0.327cm" svg:x="16.027cm" svg:y="15.729cm">
          <draw:text-box>
            <text:p text:style-name="P1"><text:span text:style-name="T2">C-M-h</text:span></text:p>
          </draw:text-box>
        </draw:frame>
        <draw:frame draw:style-name="gr2" draw:text-style-name="P3" draw:layer="layout" svg:width="2.627cm" svg:height="0.395cm" svg:x="9.931cm" svg:y="16.066cm">
          <draw:text-box>
            <text:p text:style-name="P1"><text:span text:style-name="T2">mark entire</text:span><text:span text:style-name="T4"> buffer</text:span></text:p>
          </draw:text-box>
        </draw:frame>
        <draw:frame draw:style-name="gr2" draw:text-style-name="P3" draw:layer="layout" svg:width="0.73cm" svg:height="0.327cm" svg:x="16.027cm" svg:y="16.066cm">
          <draw:text-box>
            <text:p text:style-name="P1"><text:span text:style-name="T2">C-x h</text:span></text:p>
          </draw:text-box>
        </draw:frame>
        <draw:frame draw:style-name="gr3" draw:text-style-name="P4" draw:layer="layout" svg:width="3.393cm" svg:height="0.598cm" svg:x="9.931cm" svg:y="16.595cm">
          <draw:text-box>
            <text:p text:style-name="P1"><text:span text:style-name="T3">Query Replace</text:span></text:p>
          </draw:text-box>
        </draw:frame>
        <draw:frame draw:style-name="gr2" draw:text-style-name="P3" draw:layer="layout" svg:width="4.663cm" svg:height="0.327cm" svg:x="9.931cm" svg:y="17.296cm">
          <draw:text-box>
            <text:p text:style-name="P1"><text:span text:style-name="T2">interactively replace a text string</text:span></text:p>
          </draw:text-box>
        </draw:frame>
        <draw:frame draw:style-name="gr2" draw:text-style-name="P3" draw:layer="layout" svg:width="0.612cm" svg:height="0.327cm" svg:x="16.027cm" svg:y="17.296cm">
          <draw:text-box>
            <text:p text:style-name="P1"><text:span text:style-name="T2">M-%</text:span></text:p>
          </draw:text-box>
        </draw:frame>
        <draw:frame draw:style-name="gr2" draw:text-style-name="P3" draw:layer="layout" svg:width="3.596cm" svg:height="0.327cm" svg:x="9.931cm" svg:y="17.633cm">
          <draw:text-box>
            <text:p text:style-name="P1"><text:span text:style-name="T2">using regular expressions</text:span></text:p>
          </draw:text-box>
        </draw:frame>
        <draw:frame draw:style-name="gr2" draw:text-style-name="P3" draw:layer="layout" svg:width="3.63cm" svg:height="0.327cm" svg:x="14.474cm" svg:y="17.633cm">
          <draw:text-box>
            <text:p text:style-name="P1"><text:span text:style-name="T2">M-x query-replace-regexp</text:span></text:p>
          </draw:text-box>
        </draw:frame>
        <draw:frame draw:style-name="gr2" draw:text-style-name="P3" draw:layer="layout" svg:width="6.005cm" svg:height="0.327cm" svg:x="9.931cm" svg:y="18.059cm">
          <draw:text-box>
            <text:p text:style-name="P1"><text:span text:style-name="T2">Valid responses in query-replace mode are</text:span></text:p>
          </draw:text-box>
        </draw:frame>
        <draw:frame draw:style-name="gr2" draw:text-style-name="P3" draw:layer="layout" svg:width="4.4cm" svg:height="0.395cm" svg:x="9.931cm" svg:y="18.485cm">
          <draw:text-box>
            <text:p text:style-name="P1"><text:span text:style-name="T4">replace</text:span><text:span text:style-name="T2"> this one, go on to next</text:span></text:p>
          </draw:text-box>
        </draw:frame>
        <draw:frame draw:style-name="gr2" draw:text-style-name="P3" draw:layer="layout" svg:width="1.17cm" svg:height="0.327cm" svg:x="16.027cm" svg:y="18.485cm">
          <draw:text-box>
            <text:p text:style-name="P1"><text:span text:style-name="T2">SPC or y</text:span></text:p>
          </draw:text-box>
        </draw:frame>
        <draw:frame draw:style-name="gr2" draw:text-style-name="P3" draw:layer="layout" svg:width="4.015cm" svg:height="0.327cm" svg:x="9.931cm" svg:y="18.822cm">
          <draw:text-box>
            <text:p text:style-name="P1"><text:span text:style-name="T2">replace this one, don’t move</text:span></text:p>
          </draw:text-box>
        </draw:frame>
        <draw:frame draw:style-name="gr2" draw:text-style-name="P3" draw:layer="layout" svg:width="0.28cm" svg:height="0.327cm" svg:x="16.027cm" svg:y="18.822cm">
          <draw:text-box>
            <text:p text:style-name="P1"><text:span text:style-name="T2">,</text:span></text:p>
          </draw:text-box>
        </draw:frame>
        <draw:frame draw:style-name="gr2" draw:text-style-name="P3" draw:layer="layout" svg:width="4.244cm" svg:height="0.395cm" svg:x="9.931cm" svg:y="19.16cm">
          <draw:text-box>
            <text:p text:style-name="P1"><text:span text:style-name="T4">skip</text:span><text:span text:style-name="T2"> to next without replacing</text:span></text:p>
          </draw:text-box>
        </draw:frame>
        <draw:frame draw:style-name="gr2" draw:text-style-name="P3" draw:layer="layout" svg:width="1.192cm" svg:height="0.327cm" svg:x="16.027cm" svg:y="19.16cm">
          <draw:text-box>
            <text:p text:style-name="P1"><text:span text:style-name="T2">DEL or n</text:span></text:p>
          </draw:text-box>
        </draw:frame>
        <draw:frame draw:style-name="gr2" draw:text-style-name="P3" draw:layer="layout" svg:width="4.24cm" svg:height="0.327cm" svg:x="9.931cm" svg:y="19.497cm">
          <draw:text-box>
            <text:p text:style-name="P1"><text:span text:style-name="T2">replace all remaining matches</text:span></text:p>
          </draw:text-box>
        </draw:frame>
        <draw:frame draw:style-name="gr2" draw:text-style-name="P3" draw:layer="layout" svg:width="0.28cm" svg:height="0.327cm" svg:x="16.027cm" svg:y="19.497cm">
          <draw:text-box>
            <text:p text:style-name="P1"><text:span text:style-name="T2">!</text:span></text:p>
          </draw:text-box>
        </draw:frame>
        <draw:frame draw:style-name="gr2" draw:text-style-name="P3" draw:layer="layout" svg:width="4.388cm" svg:height="0.395cm" svg:x="9.931cm" svg:y="19.835cm">
          <draw:text-box>
            <text:p text:style-name="P1"><text:span text:style-name="T4">back up</text:span><text:span text:style-name="T2"> to the previous match</text:span></text:p>
          </draw:text-box>
        </draw:frame>
        <draw:frame draw:style-name="gr2" draw:text-style-name="P3" draw:layer="layout" svg:width="0.28cm" svg:height="0.327cm" svg:x="16.027cm" svg:y="19.835cm">
          <draw:text-box>
            <text:p text:style-name="P1"><text:span text:style-name="T2">^</text:span></text:p>
          </draw:text-box>
        </draw:frame>
        <draw:frame draw:style-name="gr2" draw:text-style-name="P3" draw:layer="layout" svg:width="2.626cm" svg:height="0.395cm" svg:x="9.931cm" svg:y="20.172cm">
          <draw:text-box>
            <text:p text:style-name="P1"><text:span text:style-name="T4">exit</text:span><text:span text:style-name="T2"> query-replace</text:span></text:p>
          </draw:text-box>
        </draw:frame>
        <draw:frame draw:style-name="gr2" draw:text-style-name="P3" draw:layer="layout" svg:width="0.544cm" svg:height="0.327cm" svg:x="16.027cm" svg:y="20.172cm">
          <draw:text-box>
            <text:p text:style-name="P1"><text:span text:style-name="T2">RET</text:span></text:p>
          </draw:text-box>
        </draw:frame>
        <draw:frame draw:style-name="gr2" draw:text-style-name="P3" draw:layer="layout" svg:width="4.841cm" svg:height="0.327cm" svg:x="9.931cm" svg:y="20.51cm">
          <draw:text-box>
            <text:p text:style-name="P1"><text:span text:style-name="T2">enter recursive edit (C-M-c to exit)</text:span></text:p>
          </draw:text-box>
        </draw:frame>
        <draw:frame draw:style-name="gr2" draw:text-style-name="P3" draw:layer="layout" svg:width="0.413cm" svg:height="0.327cm" svg:x="16.027cm" svg:y="20.51cm">
          <draw:text-box>
            <text:p text:style-name="P1"><text:span text:style-name="T2">C-r</text:span></text:p>
          </draw:text-box>
        </draw:frame>
        <draw:frame draw:style-name="gr3" draw:text-style-name="P4" draw:layer="layout" svg:width="4.066cm" svg:height="0.598cm" svg:x="19.228cm" svg:y="0.608cm">
          <draw:text-box>
            <text:p text:style-name="P1"><text:span text:style-name="T3">Multiple Windows</text:span></text:p>
          </draw:text-box>
        </draw:frame>
        <draw:frame draw:style-name="gr2" draw:text-style-name="P3" draw:layer="layout" svg:width="4.646cm" svg:height="0.327cm" svg:x="19.228cm" svg:y="1.215cm">
          <draw:text-box>
            <text:p text:style-name="P1"><text:span text:style-name="T2">When two commands are shown,</text:span></text:p>
          </draw:text-box>
        </draw:frame>
        <draw:frame draw:style-name="gr2" draw:text-style-name="P3" draw:layer="layout" svg:width="3.914cm" svg:height="0.327cm" svg:x="23.674cm" svg:y="1.215cm">
          <draw:text-box>
            <text:p text:style-name="P1"><text:span text:style-name="T2">the second is a similar com-</text:span></text:p>
          </draw:text-box>
        </draw:frame>
        <draw:frame draw:style-name="gr2" draw:text-style-name="P3" draw:layer="layout" svg:width="5.408cm" svg:height="0.327cm" svg:x="19.228cm" svg:y="1.552cm">
          <draw:text-box>
            <text:p text:style-name="P1"><text:span text:style-name="T2">mand for a frame instead of a window.</text:span></text:p>
          </draw:text-box>
        </draw:frame>
        <draw:frame draw:style-name="gr2" draw:text-style-name="P3" draw:layer="layout" svg:width="3.423cm" svg:height="0.327cm" svg:x="19.228cm" svg:y="1.954cm">
          <draw:text-box>
            <text:p text:style-name="P1"><text:span text:style-name="T2">delete all other windows</text:span></text:p>
          </draw:text-box>
        </draw:frame>
        <draw:frame draw:style-name="gr2" draw:text-style-name="P3" draw:layer="layout" svg:width="0.73cm" svg:height="0.327cm" svg:x="24.368cm" svg:y="1.954cm">
          <draw:text-box>
            <text:p text:style-name="P1"><text:span text:style-name="T2">C-x 1</text:span></text:p>
          </draw:text-box>
        </draw:frame>
        <draw:frame draw:style-name="gr2" draw:text-style-name="P3" draw:layer="layout" svg:width="0.997cm" svg:height="0.327cm" svg:x="26.012cm" svg:y="1.954cm">
          <draw:text-box>
            <text:p text:style-name="P1"><text:span text:style-name="T2">C-x 5 1</text:span></text:p>
          </draw:text-box>
        </draw:frame>
        <draw:frame draw:style-name="gr2" draw:text-style-name="P3" draw:layer="layout" svg:width="4.295cm" svg:height="0.327cm" svg:x="19.228cm" svg:y="2.292cm">
          <draw:text-box>
            <text:p text:style-name="P1"><text:span text:style-name="T2">split window, above and below</text:span></text:p>
          </draw:text-box>
        </draw:frame>
        <draw:frame draw:style-name="gr2" draw:text-style-name="P3" draw:layer="layout" svg:width="0.73cm" svg:height="0.327cm" svg:x="24.368cm" svg:y="2.292cm">
          <draw:text-box>
            <text:p text:style-name="P1"><text:span text:style-name="T2">C-x 2</text:span></text:p>
          </draw:text-box>
        </draw:frame>
        <draw:frame draw:style-name="gr2" draw:text-style-name="P3" draw:layer="layout" svg:width="0.997cm" svg:height="0.327cm" svg:x="26.012cm" svg:y="2.292cm">
          <draw:text-box>
            <text:p text:style-name="P1"><text:span text:style-name="T2">C-x 5 2</text:span></text:p>
          </draw:text-box>
        </draw:frame>
        <draw:frame draw:style-name="gr2" draw:text-style-name="P3" draw:layer="layout" svg:width="2.631cm" svg:height="0.327cm" svg:x="19.228cm" svg:y="2.629cm">
          <draw:text-box>
            <text:p text:style-name="P1"><text:span text:style-name="T2">delete this window</text:span></text:p>
          </draw:text-box>
        </draw:frame>
        <draw:frame draw:style-name="gr2" draw:text-style-name="P3" draw:layer="layout" svg:width="0.73cm" svg:height="0.327cm" svg:x="24.368cm" svg:y="2.629cm">
          <draw:text-box>
            <text:p text:style-name="P1"><text:span text:style-name="T2">C-x 0</text:span></text:p>
          </draw:text-box>
        </draw:frame>
        <draw:frame draw:style-name="gr2" draw:text-style-name="P3" draw:layer="layout" svg:width="0.997cm" svg:height="0.327cm" svg:x="26.012cm" svg:y="2.629cm">
          <draw:text-box>
            <text:p text:style-name="P1"><text:span text:style-name="T2">C-x 5 0</text:span></text:p>
          </draw:text-box>
        </draw:frame>
        <draw:frame draw:style-name="gr2" draw:text-style-name="P3" draw:layer="layout" svg:width="3.575cm" svg:height="0.327cm" svg:x="19.228cm" svg:y="3.032cm">
          <draw:text-box>
            <text:p text:style-name="P1"><text:span text:style-name="T2">split window, side by side</text:span></text:p>
          </draw:text-box>
        </draw:frame>
        <draw:frame draw:style-name="gr2" draw:text-style-name="P3" draw:layer="layout" svg:width="0.73cm" svg:height="0.327cm" svg:x="25.324cm" svg:y="3.032cm">
          <draw:text-box>
            <text:p text:style-name="P1"><text:span text:style-name="T2">C-x 3</text:span></text:p>
          </draw:text-box>
        </draw:frame>
        <draw:frame draw:style-name="gr2" draw:text-style-name="P3" draw:layer="layout" svg:width="2.716cm" svg:height="0.327cm" svg:x="19.228cm" svg:y="3.434cm">
          <draw:text-box>
            <text:p text:style-name="P1"><text:span text:style-name="T2">scroll other window</text:span></text:p>
          </draw:text-box>
        </draw:frame>
        <draw:frame draw:style-name="gr2" draw:text-style-name="P3" draw:layer="layout" svg:width="0.806cm" svg:height="0.327cm" svg:x="25.324cm" svg:y="3.434cm">
          <draw:text-box>
            <text:p text:style-name="P1"><text:span text:style-name="T2">C-M-v</text:span></text:p>
          </draw:text-box>
        </draw:frame>
        <draw:frame draw:style-name="gr2" draw:text-style-name="P3" draw:layer="layout" svg:width="4.549cm" svg:height="0.327cm" svg:x="19.228cm" svg:y="3.836cm">
          <draw:text-box>
            <text:p text:style-name="P1"><text:span text:style-name="T2">switch cursor to another window</text:span></text:p>
          </draw:text-box>
        </draw:frame>
        <draw:frame draw:style-name="gr2" draw:text-style-name="P3" draw:layer="layout" svg:width="0.722cm" svg:height="0.327cm" svg:x="24.368cm" svg:y="3.836cm">
          <draw:text-box>
            <text:p text:style-name="P1"><text:span text:style-name="T2">C-x o</text:span></text:p>
          </draw:text-box>
        </draw:frame>
        <draw:frame draw:style-name="gr2" draw:text-style-name="P3" draw:layer="layout" svg:width="0.988cm" svg:height="0.327cm" svg:x="26.012cm" svg:y="3.836cm">
          <draw:text-box>
            <text:p text:style-name="P1"><text:span text:style-name="T2">C-x 5 o</text:span></text:p>
          </draw:text-box>
        </draw:frame>
        <draw:frame draw:style-name="gr2" draw:text-style-name="P3" draw:layer="layout" svg:width="4.079cm" svg:height="0.327cm" svg:x="19.228cm" svg:y="4.174cm">
          <draw:text-box>
            <text:p text:style-name="P1"><text:span text:style-name="T2">select buffer in other window</text:span></text:p>
          </draw:text-box>
        </draw:frame>
        <draw:frame draw:style-name="gr2" draw:text-style-name="P3" draw:layer="layout" svg:width="0.997cm" svg:height="0.327cm" svg:x="24.368cm" svg:y="4.174cm">
          <draw:text-box>
            <text:p text:style-name="P1"><text:span text:style-name="T2">C-x 4 b</text:span></text:p>
          </draw:text-box>
        </draw:frame>
        <draw:frame draw:style-name="gr2" draw:text-style-name="P3" draw:layer="layout" svg:width="0.997cm" svg:height="0.327cm" svg:x="26.011cm" svg:y="4.174cm">
          <draw:text-box>
            <text:p text:style-name="P1"><text:span text:style-name="T2">C-x 5 b</text:span></text:p>
          </draw:text-box>
        </draw:frame>
        <draw:frame draw:style-name="gr2" draw:text-style-name="P3" draw:layer="layout" svg:width="4.235cm" svg:height="0.327cm" svg:x="19.228cm" svg:y="4.511cm">
          <draw:text-box>
            <text:p text:style-name="P1"><text:span text:style-name="T2">display buffer in other window</text:span></text:p>
          </draw:text-box>
        </draw:frame>
        <draw:frame draw:style-name="gr2" draw:text-style-name="P3" draw:layer="layout" svg:width="1.285cm" svg:height="0.327cm" svg:x="24.368cm" svg:y="4.511cm">
          <draw:text-box>
            <text:p text:style-name="P1"><text:span text:style-name="T2">C-x 4 C-o</text:span></text:p>
          </draw:text-box>
        </draw:frame>
        <draw:frame draw:style-name="gr2" draw:text-style-name="P3" draw:layer="layout" svg:width="1.285cm" svg:height="0.327cm" svg:x="26.012cm" svg:y="4.511cm">
          <draw:text-box>
            <text:p text:style-name="P1"><text:span text:style-name="T2">C-x 5 C-o</text:span></text:p>
          </draw:text-box>
        </draw:frame>
        <draw:frame draw:style-name="gr2" draw:text-style-name="P3" draw:layer="layout" svg:width="3.376cm" svg:height="0.327cm" svg:x="19.228cm" svg:y="4.849cm">
          <draw:text-box>
            <text:p text:style-name="P1"><text:span text:style-name="T2">find file in other window</text:span></text:p>
          </draw:text-box>
        </draw:frame>
        <draw:frame draw:style-name="gr2" draw:text-style-name="P3" draw:layer="layout" svg:width="0.916cm" svg:height="0.327cm" svg:x="24.368cm" svg:y="4.849cm">
          <draw:text-box>
            <text:p text:style-name="P1"><text:span text:style-name="T2">C-x 4 f</text:span></text:p>
          </draw:text-box>
        </draw:frame>
        <draw:frame draw:style-name="gr2" draw:text-style-name="P3" draw:layer="layout" svg:width="0.916cm" svg:height="0.327cm" svg:x="26.011cm" svg:y="4.849cm">
          <draw:text-box>
            <text:p text:style-name="P1"><text:span text:style-name="T2">C-x 5 f</text:span></text:p>
          </draw:text-box>
        </draw:frame>
        <draw:frame draw:style-name="gr2" draw:text-style-name="P3" draw:layer="layout" svg:width="4.79cm" svg:height="0.327cm" svg:x="19.228cm" svg:y="5.186cm">
          <draw:text-box>
            <text:p text:style-name="P1"><text:span text:style-name="T2">find file read-only in other window</text:span></text:p>
          </draw:text-box>
        </draw:frame>
        <draw:frame draw:style-name="gr2" draw:text-style-name="P3" draw:layer="layout" svg:width="0.933cm" svg:height="0.327cm" svg:x="24.368cm" svg:y="5.186cm">
          <draw:text-box>
            <text:p text:style-name="P1"><text:span text:style-name="T2">C-x 4 r</text:span></text:p>
          </draw:text-box>
        </draw:frame>
        <draw:frame draw:style-name="gr2" draw:text-style-name="P3" draw:layer="layout" svg:width="0.933cm" svg:height="0.327cm" svg:x="26.011cm" svg:y="5.186cm">
          <draw:text-box>
            <text:p text:style-name="P1"><text:span text:style-name="T2">C-x 5 r</text:span></text:p>
          </draw:text-box>
        </draw:frame>
        <draw:frame draw:style-name="gr2" draw:text-style-name="P3" draw:layer="layout" svg:width="3.643cm" svg:height="0.327cm" svg:x="19.228cm" svg:y="5.523cm">
          <draw:text-box>
            <text:p text:style-name="P1"><text:span text:style-name="T2">run Dired in other window</text:span></text:p>
          </draw:text-box>
        </draw:frame>
        <draw:frame draw:style-name="gr2" draw:text-style-name="P3" draw:layer="layout" svg:width="0.997cm" svg:height="0.327cm" svg:x="24.368cm" svg:y="5.523cm">
          <draw:text-box>
            <text:p text:style-name="P1"><text:span text:style-name="T2">C-x 4 d</text:span></text:p>
          </draw:text-box>
        </draw:frame>
        <draw:frame draw:style-name="gr2" draw:text-style-name="P3" draw:layer="layout" svg:width="0.997cm" svg:height="0.327cm" svg:x="26.011cm" svg:y="5.523cm">
          <draw:text-box>
            <text:p text:style-name="P1"><text:span text:style-name="T2">C-x 5 d</text:span></text:p>
          </draw:text-box>
        </draw:frame>
        <draw:frame draw:style-name="gr2" draw:text-style-name="P3" draw:layer="layout" svg:width="3.406cm" svg:height="0.327cm" svg:x="19.228cm" svg:y="5.861cm">
          <draw:text-box>
            <text:p text:style-name="P1"><text:span text:style-name="T2">find tag in other window</text:span></text:p>
          </draw:text-box>
        </draw:frame>
        <draw:frame draw:style-name="gr2" draw:text-style-name="P3" draw:layer="layout" svg:width="0.908cm" svg:height="0.327cm" svg:x="24.368cm" svg:y="5.861cm">
          <draw:text-box>
            <text:p text:style-name="P1"><text:span text:style-name="T2">C-x 4 .</text:span></text:p>
          </draw:text-box>
        </draw:frame>
        <draw:frame draw:style-name="gr2" draw:text-style-name="P3" draw:layer="layout" svg:width="0.908cm" svg:height="0.327cm" svg:x="26.011cm" svg:y="5.861cm">
          <draw:text-box>
            <text:p text:style-name="P1"><text:span text:style-name="T2">C-x 5 .</text:span></text:p>
          </draw:text-box>
        </draw:frame>
        <draw:frame draw:style-name="gr2" draw:text-style-name="P3" draw:layer="layout" svg:width="2.648cm" svg:height="0.327cm" svg:x="19.228cm" svg:y="6.263cm">
          <draw:text-box>
            <text:p text:style-name="P1"><text:span text:style-name="T2">grow window taller</text:span></text:p>
          </draw:text-box>
        </draw:frame>
        <draw:frame draw:style-name="gr2" draw:text-style-name="P3" draw:layer="layout" svg:width="0.785cm" svg:height="0.327cm" svg:x="25.324cm" svg:y="6.263cm">
          <draw:text-box>
            <text:p text:style-name="P1"><text:span text:style-name="T2">C-x ^</text:span></text:p>
          </draw:text-box>
        </draw:frame>
        <draw:frame draw:style-name="gr2" draw:text-style-name="P3" draw:layer="layout" svg:width="3.351cm" svg:height="0.327cm" svg:x="19.228cm" svg:y="6.601cm">
          <draw:text-box>
            <text:p text:style-name="P1"><text:span text:style-name="T2">shrink window narrower</text:span></text:p>
          </draw:text-box>
        </draw:frame>
        <draw:frame draw:style-name="gr2" draw:text-style-name="P3" draw:layer="layout" svg:width="0.73cm" svg:height="0.327cm" svg:x="25.324cm" svg:y="6.601cm">
          <draw:text-box>
            <text:p text:style-name="P1"><text:span text:style-name="T2">C-x {</text:span></text:p>
          </draw:text-box>
        </draw:frame>
        <draw:frame draw:style-name="gr2" draw:text-style-name="P3" draw:layer="layout" svg:width="2.699cm" svg:height="0.327cm" svg:x="19.228cm" svg:y="6.938cm">
          <draw:text-box>
            <text:p text:style-name="P1"><text:span text:style-name="T2">grow window wider</text:span></text:p>
          </draw:text-box>
        </draw:frame>
        <draw:frame draw:style-name="gr2" draw:text-style-name="P3" draw:layer="layout" svg:width="0.73cm" svg:height="0.327cm" svg:x="25.324cm" svg:y="6.938cm">
          <draw:text-box>
            <text:p text:style-name="P1"><text:span text:style-name="T2">C-x }</text:span></text:p>
          </draw:text-box>
        </draw:frame>
        <draw:frame draw:style-name="gr3" draw:text-style-name="P4" draw:layer="layout" svg:width="2.542cm" svg:height="0.598cm" svg:x="19.228cm" svg:y="7.387cm">
          <draw:text-box>
            <text:p text:style-name="P1"><text:span text:style-name="T3">Formatting</text:span></text:p>
          </draw:text-box>
        </draw:frame>
        <draw:frame draw:style-name="gr2" draw:text-style-name="P3" draw:layer="layout" svg:width="5.378cm" svg:height="0.395cm" svg:x="19.228cm" svg:y="7.994cm">
          <draw:text-box>
            <text:p text:style-name="P1"><text:span text:style-name="T2">indent current</text:span><text:span text:style-name="T4"> line</text:span><text:span text:style-name="T2"> (mode-dependent)</text:span></text:p>
          </draw:text-box>
        </draw:frame>
        <draw:frame draw:style-name="gr2" draw:text-style-name="P3" draw:layer="layout" svg:width="0.552cm" svg:height="0.327cm" svg:x="25.324cm" svg:y="7.994cm">
          <draw:text-box>
            <text:p text:style-name="P1"><text:span text:style-name="T2">TAB</text:span></text:p>
          </draw:text-box>
        </draw:frame>
        <draw:frame draw:style-name="gr2" draw:text-style-name="P3" draw:layer="layout" svg:width="4.671cm" svg:height="0.395cm" svg:x="19.228cm" svg:y="8.331cm">
          <draw:text-box>
            <text:p text:style-name="P1"><text:span text:style-name="T2">indent</text:span><text:span text:style-name="T4"> region</text:span><text:span text:style-name="T2"> (mode-dependent)</text:span></text:p>
          </draw:text-box>
        </draw:frame>
        <draw:frame draw:style-name="gr2" draw:text-style-name="P3" draw:layer="layout" svg:width="0.734cm" svg:height="0.327cm" svg:x="25.324cm" svg:y="8.331cm">
          <draw:text-box>
            <text:p text:style-name="P1"><text:span text:style-name="T2">C-M-\</text:span></text:p>
          </draw:text-box>
        </draw:frame>
        <draw:frame draw:style-name="gr2" draw:text-style-name="P3" draw:layer="layout" svg:width="4.438cm" svg:height="0.395cm" svg:x="19.228cm" svg:y="8.669cm">
          <draw:text-box>
            <text:p text:style-name="P1"><text:span text:style-name="T2">indent</text:span><text:span text:style-name="T4"> sexp</text:span><text:span text:style-name="T2"> (mode-dependent)</text:span></text:p>
          </draw:text-box>
        </draw:frame>
        <draw:frame draw:style-name="gr2" draw:text-style-name="P3" draw:layer="layout" svg:width="0.819cm" svg:height="0.327cm" svg:x="25.324cm" svg:y="8.669cm">
          <draw:text-box>
            <text:p text:style-name="P1"><text:span text:style-name="T2">C-M-q</text:span></text:p>
          </draw:text-box>
        </draw:frame>
        <draw:frame draw:style-name="gr2" draw:text-style-name="P3" draw:layer="layout" svg:width="4.544cm" svg:height="0.327cm" svg:x="19.228cm" svg:y="9.006cm">
          <draw:text-box>
            <text:p text:style-name="P1"><text:span text:style-name="T2">indent region rigidly</text:span><text:span text:style-name="T6"> arg</text:span><text:span text:style-name="T2"> columns</text:span></text:p>
          </draw:text-box>
        </draw:frame>
        <draw:frame draw:style-name="gr2" draw:text-style-name="P3" draw:layer="layout" svg:width="1.103cm" svg:height="0.327cm" svg:x="25.324cm" svg:y="9.006cm">
          <draw:text-box>
            <text:p text:style-name="P1"><text:span text:style-name="T2">C-x TAB</text:span></text:p>
          </draw:text-box>
        </draw:frame>
        <draw:frame draw:style-name="gr2" draw:text-style-name="P3" draw:layer="layout" svg:width="2.779cm" svg:height="0.327cm" svg:x="19.228cm" svg:y="9.344cm">
          <draw:text-box>
            <text:p text:style-name="P1"><text:span text:style-name="T2">indent for comment</text:span></text:p>
          </draw:text-box>
        </draw:frame>
        <draw:frame draw:style-name="gr2" draw:text-style-name="P3" draw:layer="layout" svg:width="0.438cm" svg:height="0.327cm" svg:x="25.324cm" svg:y="9.344cm">
          <draw:text-box>
            <text:p text:style-name="P1"><text:span text:style-name="T2">M-;</text:span></text:p>
          </draw:text-box>
        </draw:frame>
        <draw:frame draw:style-name="gr2" draw:text-style-name="P3" draw:layer="layout" svg:width="3.524cm" svg:height="0.327cm" svg:x="19.228cm" svg:y="9.746cm">
          <draw:text-box>
            <text:p text:style-name="P1"><text:span text:style-name="T2">insert newline after point</text:span></text:p>
          </draw:text-box>
        </draw:frame>
        <draw:frame draw:style-name="gr2" draw:text-style-name="P3" draw:layer="layout" svg:width="0.468cm" svg:height="0.327cm" svg:x="25.324cm" svg:y="9.746cm">
          <draw:text-box>
            <text:p text:style-name="P1"><text:span text:style-name="T2">C-o</text:span></text:p>
          </draw:text-box>
        </draw:frame>
        <draw:frame draw:style-name="gr2" draw:text-style-name="P3" draw:layer="layout" svg:width="4.57cm" svg:height="0.327cm" svg:x="19.228cm" svg:y="10.083cm">
          <draw:text-box>
            <text:p text:style-name="P1"><text:span text:style-name="T2">move rest of line vertically down</text:span></text:p>
          </draw:text-box>
        </draw:frame>
        <draw:frame draw:style-name="gr2" draw:text-style-name="P3" draw:layer="layout" svg:width="0.811cm" svg:height="0.327cm" svg:x="25.324cm" svg:y="10.083cm">
          <draw:text-box>
            <text:p text:style-name="P1"><text:span text:style-name="T2">C-M-o</text:span></text:p>
          </draw:text-box>
        </draw:frame>
        <draw:frame draw:style-name="gr2" draw:text-style-name="P3" draw:layer="layout" svg:width="4.35cm" svg:height="0.327cm" svg:x="19.228cm" svg:y="10.421cm">
          <draw:text-box>
            <text:p text:style-name="P1"><text:span text:style-name="T2">delete blank lines around point</text:span></text:p>
          </draw:text-box>
        </draw:frame>
        <draw:frame draw:style-name="gr2" draw:text-style-name="P3" draw:layer="layout" svg:width="1.018cm" svg:height="0.327cm" svg:x="25.324cm" svg:y="10.421cm">
          <draw:text-box>
            <text:p text:style-name="P1"><text:span text:style-name="T2">C-x C-o</text:span></text:p>
          </draw:text-box>
        </draw:frame>
        <draw:frame draw:style-name="gr2" draw:text-style-name="P3" draw:layer="layout" svg:width="5.319cm" svg:height="0.327cm" svg:x="19.228cm" svg:y="10.758cm">
          <draw:text-box>
            <text:p text:style-name="P1"><text:span text:style-name="T2">join line with previous (with arg, next)</text:span></text:p>
          </draw:text-box>
        </draw:frame>
        <draw:frame draw:style-name="gr2" draw:text-style-name="P3" draw:layer="layout" svg:width="0.578cm" svg:height="0.327cm" svg:x="25.324cm" svg:y="10.758cm">
          <draw:text-box>
            <text:p text:style-name="P1"><text:span text:style-name="T2">M-^</text:span></text:p>
          </draw:text-box>
        </draw:frame>
        <draw:frame draw:style-name="gr2" draw:text-style-name="P3" draw:layer="layout" svg:width="4.934cm" svg:height="0.327cm" svg:x="19.228cm" svg:y="11.096cm">
          <draw:text-box>
            <text:p text:style-name="P1"><text:span text:style-name="T2">delete all white space around point</text:span></text:p>
          </draw:text-box>
        </draw:frame>
        <draw:frame draw:style-name="gr2" draw:text-style-name="P3" draw:layer="layout" svg:width="0.438cm" svg:height="0.327cm" svg:x="25.324cm" svg:y="11.096cm">
          <draw:text-box>
            <text:p text:style-name="P1"><text:span text:style-name="T2">M-\</text:span></text:p>
          </draw:text-box>
        </draw:frame>
        <draw:frame draw:style-name="gr2" draw:text-style-name="P3" draw:layer="layout" svg:width="4.252cm" svg:height="0.327cm" svg:x="19.228cm" svg:y="11.433cm">
          <draw:text-box>
            <text:p text:style-name="P1"><text:span text:style-name="T2">put exactly one space at point</text:span></text:p>
          </draw:text-box>
        </draw:frame>
        <draw:frame draw:style-name="gr2" draw:text-style-name="P3" draw:layer="layout" svg:width="0.887cm" svg:height="0.327cm" svg:x="25.324cm" svg:y="11.433cm">
          <draw:text-box>
            <text:p text:style-name="P1"><text:span text:style-name="T2">M-SPC</text:span></text:p>
          </draw:text-box>
        </draw:frame>
        <draw:frame draw:style-name="gr2" draw:text-style-name="P3" draw:layer="layout" svg:width="1.869cm" svg:height="0.327cm" svg:x="19.228cm" svg:y="11.835cm">
          <draw:text-box>
            <text:p text:style-name="P1"><text:span text:style-name="T2">fill paragraph</text:span></text:p>
          </draw:text-box>
        </draw:frame>
        <draw:frame draw:style-name="gr2" draw:text-style-name="P3" draw:layer="layout" svg:width="0.523cm" svg:height="0.327cm" svg:x="25.324cm" svg:y="11.835cm">
          <draw:text-box>
            <text:p text:style-name="P1"><text:span text:style-name="T2">M-q</text:span></text:p>
          </draw:text-box>
        </draw:frame>
        <draw:frame draw:style-name="gr2" draw:text-style-name="P3" draw:layer="layout" svg:width="2.791cm" svg:height="0.327cm" svg:x="19.228cm" svg:y="12.173cm">
          <draw:text-box>
            <text:p text:style-name="P1"><text:span text:style-name="T2">set fill column to</text:span><text:span text:style-name="T6"> arg</text:span></text:p>
          </draw:text-box>
        </draw:frame>
        <draw:frame draw:style-name="gr2" draw:text-style-name="P3" draw:layer="layout" svg:width="0.65cm" svg:height="0.327cm" svg:x="25.324cm" svg:y="12.173cm">
          <draw:text-box>
            <text:p text:style-name="P1"><text:span text:style-name="T2">C-x f</text:span></text:p>
          </draw:text-box>
        </draw:frame>
        <draw:frame draw:style-name="gr2" draw:text-style-name="P3" draw:layer="layout" svg:width="4.244cm" svg:height="0.327cm" svg:x="19.228cm" svg:y="12.51cm">
          <draw:text-box>
            <text:p text:style-name="P1"><text:span text:style-name="T2">set prefix each line starts with</text:span></text:p>
          </draw:text-box>
        </draw:frame>
        <draw:frame draw:style-name="gr2" draw:text-style-name="P3" draw:layer="layout" svg:width="0.641cm" svg:height="0.327cm" svg:x="25.324cm" svg:y="12.51cm">
          <draw:text-box>
            <text:p text:style-name="P1"><text:span text:style-name="T2">C-x .</text:span></text:p>
          </draw:text-box>
        </draw:frame>
        <draw:frame draw:style-name="gr2" draw:text-style-name="P3" draw:layer="layout" svg:width="1.111cm" svg:height="0.327cm" svg:x="19.228cm" svg:y="12.913cm">
          <draw:text-box>
            <text:p text:style-name="P1"><text:span text:style-name="T2">set face</text:span></text:p>
          </draw:text-box>
        </draw:frame>
        <draw:frame draw:style-name="gr2" draw:text-style-name="P3" draw:layer="layout" svg:width="0.514cm" svg:height="0.327cm" svg:x="25.324cm" svg:y="12.913cm">
          <draw:text-box>
            <text:p text:style-name="P1"><text:span text:style-name="T2">M-o</text:span></text:p>
          </draw:text-box>
        </draw:frame>
        <draw:frame draw:style-name="gr3" draw:text-style-name="P4" draw:layer="layout" svg:width="3.046cm" svg:height="0.598cm" svg:x="19.228cm" svg:y="13.324cm">
          <draw:text-box>
            <text:p text:style-name="P1"><text:span text:style-name="T3">Case Change</text:span></text:p>
          </draw:text-box>
        </draw:frame>
        <draw:frame draw:style-name="gr2" draw:text-style-name="P3" draw:layer="layout" svg:width="2.241cm" svg:height="0.327cm" svg:x="19.228cm" svg:y="13.93cm">
          <draw:text-box>
            <text:p text:style-name="P1"><text:span text:style-name="T2">uppercase word</text:span></text:p>
          </draw:text-box>
        </draw:frame>
        <draw:frame draw:style-name="gr2" draw:text-style-name="P3" draw:layer="layout" svg:width="0.523cm" svg:height="0.327cm" svg:x="25.324cm" svg:y="13.93cm">
          <draw:text-box>
            <text:p text:style-name="P1"><text:span text:style-name="T2">M-u</text:span></text:p>
          </draw:text-box>
        </draw:frame>
        <draw:frame draw:style-name="gr2" draw:text-style-name="P3" draw:layer="layout" svg:width="2.182cm" svg:height="0.327cm" svg:x="19.228cm" svg:y="14.268cm">
          <draw:text-box>
            <text:p text:style-name="P1"><text:span text:style-name="T2">lowercase word</text:span></text:p>
          </draw:text-box>
        </draw:frame>
        <draw:frame draw:style-name="gr2" draw:text-style-name="P3" draw:layer="layout" svg:width="0.421cm" svg:height="0.327cm" svg:x="25.324cm" svg:y="14.268cm">
          <draw:text-box>
            <text:p text:style-name="P1"><text:span text:style-name="T2">M-l</text:span></text:p>
          </draw:text-box>
        </draw:frame>
        <draw:frame draw:style-name="gr2" draw:text-style-name="P3" draw:layer="layout" svg:width="2.11cm" svg:height="0.327cm" svg:x="19.228cm" svg:y="14.605cm">
          <draw:text-box>
            <text:p text:style-name="P1"><text:span text:style-name="T2">capitalize word</text:span></text:p>
          </draw:text-box>
        </draw:frame>
        <draw:frame draw:style-name="gr2" draw:text-style-name="P3" draw:layer="layout" svg:width="0.497cm" svg:height="0.327cm" svg:x="25.324cm" svg:y="14.605cm">
          <draw:text-box>
            <text:p text:style-name="P1"><text:span text:style-name="T2">M-c</text:span></text:p>
          </draw:text-box>
        </draw:frame>
        <draw:frame draw:style-name="gr2" draw:text-style-name="P3" draw:layer="layout" svg:width="2.44cm" svg:height="0.327cm" svg:x="19.228cm" svg:y="15.008cm">
          <draw:text-box>
            <text:p text:style-name="P1"><text:span text:style-name="T2">uppercase region</text:span></text:p>
          </draw:text-box>
        </draw:frame>
        <draw:frame draw:style-name="gr2" draw:text-style-name="P3" draw:layer="layout" svg:width="1.026cm" svg:height="0.327cm" svg:x="25.324cm" svg:y="15.008cm">
          <draw:text-box>
            <text:p text:style-name="P1"><text:span text:style-name="T2">C-x C-u</text:span></text:p>
          </draw:text-box>
        </draw:frame>
        <draw:frame draw:style-name="gr2" draw:text-style-name="P3" draw:layer="layout" svg:width="2.381cm" svg:height="0.327cm" svg:x="19.228cm" svg:y="15.345cm">
          <draw:text-box>
            <text:p text:style-name="P1"><text:span text:style-name="T2">lowercase region</text:span></text:p>
          </draw:text-box>
        </draw:frame>
        <draw:frame draw:style-name="gr2" draw:text-style-name="P3" draw:layer="layout" svg:width="0.925cm" svg:height="0.327cm" svg:x="25.324cm" svg:y="15.345cm">
          <draw:text-box>
            <text:p text:style-name="P1"><text:span text:style-name="T2">C-x C-l</text:span></text:p>
          </draw:text-box>
        </draw:frame>
        <draw:frame draw:style-name="gr3" draw:text-style-name="P4" draw:layer="layout" svg:width="3.342cm" svg:height="0.598cm" svg:x="19.228cm" svg:y="15.794cm">
          <draw:text-box>
            <text:p text:style-name="P1"><text:span text:style-name="T3">The Minibuffer</text:span></text:p>
          </draw:text-box>
        </draw:frame>
        <draw:frame draw:style-name="gr2" draw:text-style-name="P3" draw:layer="layout" svg:width="6.792cm" svg:height="0.327cm" svg:x="19.228cm" svg:y="16.401cm">
          <draw:text-box>
            <text:p text:style-name="P1"><text:span text:style-name="T2">The following keys are defined in the minibuffer.</text:span></text:p>
          </draw:text-box>
        </draw:frame>
        <draw:frame draw:style-name="gr2" draw:text-style-name="P3" draw:layer="layout" svg:width="4.206cm" svg:height="0.327cm" svg:x="19.228cm" svg:y="16.803cm">
          <draw:text-box>
            <text:p text:style-name="P1"><text:span text:style-name="T2">complete as much as possible</text:span></text:p>
          </draw:text-box>
        </draw:frame>
        <draw:frame draw:style-name="gr2" draw:text-style-name="P3" draw:layer="layout" svg:width="0.552cm" svg:height="0.327cm" svg:x="25.324cm" svg:y="16.803cm">
          <draw:text-box>
            <text:p text:style-name="P1"><text:span text:style-name="T2">TAB</text:span></text:p>
          </draw:text-box>
        </draw:frame>
        <draw:frame draw:style-name="gr2" draw:text-style-name="P3" draw:layer="layout" svg:width="3.507cm" svg:height="0.327cm" svg:x="19.228cm" svg:y="17.141cm">
          <draw:text-box>
            <text:p text:style-name="P1"><text:span text:style-name="T2">complete up to one word</text:span></text:p>
          </draw:text-box>
        </draw:frame>
        <draw:frame draw:style-name="gr2" draw:text-style-name="P3" draw:layer="layout" svg:width="0.544cm" svg:height="0.327cm" svg:x="25.324cm" svg:y="17.141cm">
          <draw:text-box>
            <text:p text:style-name="P1"><text:span text:style-name="T2">SPC</text:span></text:p>
          </draw:text-box>
        </draw:frame>
        <draw:frame draw:style-name="gr2" draw:text-style-name="P3" draw:layer="layout" svg:width="3.135cm" svg:height="0.327cm" svg:x="19.228cm" svg:y="17.478cm">
          <draw:text-box>
            <text:p text:style-name="P1"><text:span text:style-name="T2">complete and execute</text:span></text:p>
          </draw:text-box>
        </draw:frame>
        <draw:frame draw:style-name="gr2" draw:text-style-name="P3" draw:layer="layout" svg:width="0.544cm" svg:height="0.327cm" svg:x="25.324cm" svg:y="17.478cm">
          <draw:text-box>
            <text:p text:style-name="P1"><text:span text:style-name="T2">RET</text:span></text:p>
          </draw:text-box>
        </draw:frame>
        <draw:frame draw:style-name="gr2" draw:text-style-name="P3" draw:layer="layout" svg:width="3.736cm" svg:height="0.327cm" svg:x="19.228cm" svg:y="17.816cm">
          <draw:text-box>
            <text:p text:style-name="P1"><text:span text:style-name="T2">show possible completions</text:span></text:p>
          </draw:text-box>
        </draw:frame>
        <draw:frame draw:style-name="gr2" draw:text-style-name="P3" draw:layer="layout" svg:width="0.28cm" svg:height="0.327cm" svg:x="25.324cm" svg:y="17.816cm">
          <draw:text-box>
            <text:p text:style-name="P1"><text:span text:style-name="T2">?</text:span></text:p>
          </draw:text-box>
        </draw:frame>
        <draw:frame draw:style-name="gr2" draw:text-style-name="P3" draw:layer="layout" svg:width="4.333cm" svg:height="0.327cm" svg:x="19.228cm" svg:y="18.153cm">
          <draw:text-box>
            <text:p text:style-name="P1"><text:span text:style-name="T2">fetch previous minibuffer input</text:span></text:p>
          </draw:text-box>
        </draw:frame>
        <draw:frame draw:style-name="gr2" draw:text-style-name="P3" draw:layer="layout" svg:width="0.523cm" svg:height="0.327cm" svg:x="25.324cm" svg:y="18.153cm">
          <draw:text-box>
            <text:p text:style-name="P1"><text:span text:style-name="T2">M-p</text:span></text:p>
          </draw:text-box>
        </draw:frame>
        <draw:frame draw:style-name="gr2" draw:text-style-name="P3" draw:layer="layout" svg:width="5.222cm" svg:height="0.327cm" svg:x="19.228cm" svg:y="18.49cm">
          <draw:text-box>
            <text:p text:style-name="P1"><text:span text:style-name="T2">fetch later minibuffer input or default</text:span></text:p>
          </draw:text-box>
        </draw:frame>
        <draw:frame draw:style-name="gr2" draw:text-style-name="P3" draw:layer="layout" svg:width="0.523cm" svg:height="0.327cm" svg:x="25.324cm" svg:y="18.49cm">
          <draw:text-box>
            <text:p text:style-name="P1"><text:span text:style-name="T2">M-n</text:span></text:p>
          </draw:text-box>
        </draw:frame>
        <draw:frame draw:style-name="gr2" draw:text-style-name="P3" draw:layer="layout" svg:width="5.683cm" svg:height="0.327cm" svg:x="19.228cm" svg:y="18.828cm">
          <draw:text-box>
            <text:p text:style-name="P1"><text:span text:style-name="T2">regexp search backward through history</text:span></text:p>
          </draw:text-box>
        </draw:frame>
        <draw:frame draw:style-name="gr2" draw:text-style-name="P3" draw:layer="layout" svg:width="0.459cm" svg:height="0.327cm" svg:x="25.324cm" svg:y="18.828cm">
          <draw:text-box>
            <text:p text:style-name="P1"><text:span text:style-name="T2">M-r</text:span></text:p>
          </draw:text-box>
        </draw:frame>
        <draw:frame draw:style-name="gr2" draw:text-style-name="P3" draw:layer="layout" svg:width="5.404cm" svg:height="0.327cm" svg:x="19.228cm" svg:y="19.165cm">
          <draw:text-box>
            <text:p text:style-name="P1"><text:span text:style-name="T2">regexp search forward through history</text:span></text:p>
          </draw:text-box>
        </draw:frame>
        <draw:frame draw:style-name="gr2" draw:text-style-name="P3" draw:layer="layout" svg:width="0.489cm" svg:height="0.327cm" svg:x="25.324cm" svg:y="19.165cm">
          <draw:text-box>
            <text:p text:style-name="P1"><text:span text:style-name="T2">M-s</text:span></text:p>
          </draw:text-box>
        </draw:frame>
        <draw:frame draw:style-name="gr2" draw:text-style-name="P3" draw:layer="layout" svg:width="2.22cm" svg:height="0.327cm" svg:x="19.228cm" svg:y="19.503cm">
          <draw:text-box>
            <text:p text:style-name="P1"><text:span text:style-name="T2">abort command</text:span></text:p>
          </draw:text-box>
        </draw:frame>
        <draw:frame draw:style-name="gr2" draw:text-style-name="P3" draw:layer="layout" svg:width="0.476cm" svg:height="0.327cm" svg:x="25.324cm" svg:y="19.503cm">
          <draw:text-box>
            <text:p text:style-name="P1"><text:span text:style-name="T2">C-g</text:span></text:p>
          </draw:text-box>
        </draw:frame>
        <draw:frame draw:style-name="gr2" draw:text-style-name="P3" draw:layer="layout" svg:width="8.405cm" svg:height="0.327cm" svg:x="19.228cm" svg:y="19.905cm">
          <draw:text-box>
            <text:p text:style-name="P1"><text:span text:style-name="T2">Type C-x ESC ESC to edit and repeat the last command that</text:span></text:p>
          </draw:text-box>
        </draw:frame>
        <draw:frame draw:style-name="gr2" draw:text-style-name="P3" draw:layer="layout" svg:width="2.838cm" svg:height="0.327cm" svg:x="19.228cm" svg:y="20.242cm">
          <draw:text-box>
            <text:p text:style-name="P1"><text:span text:style-name="T2">used the minibuffer.</text:span></text:p>
          </draw:text-box>
        </draw:frame>
        <draw:frame draw:style-name="gr2" draw:text-style-name="P3" draw:layer="layout" svg:width="5.615cm" svg:height="0.327cm" svg:x="22.028cm" svg:y="20.242cm">
          <draw:text-box>
            <text:p text:style-name="P1"><text:span text:style-name="T2">Type F10 to activate menu bar items on</text:span></text:p>
          </draw:text-box>
        </draw:frame>
        <draw:frame draw:style-name="gr2" draw:text-style-name="P3" draw:layer="layout" svg:width="2.051cm" svg:height="0.327cm" svg:x="19.228cm" svg:y="20.58cm">
          <draw:text-box>
            <text:p text:style-name="P1"><text:span text:style-name="T2">text terminals.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7.787cm" svg:height="0.717cm" svg:x="1.024cm" svg:y="0.53cm">
          <draw:text-box>
            <text:p text:style-name="P1"><text:span text:style-name="T1">GNU Emacs Reference Card</text:span></text:p>
          </draw:text-box>
        </draw:frame>
        <draw:frame draw:style-name="gr3" draw:text-style-name="P4" draw:layer="layout" svg:width="1.674cm" svg:height="0.598cm" svg:x="0.635cm" svg:y="1.365cm">
          <draw:text-box>
            <text:p text:style-name="P1"><text:span text:style-name="T3">Buffers</text:span></text:p>
          </draw:text-box>
        </draw:frame>
        <draw:frame draw:style-name="gr2" draw:text-style-name="P3" draw:layer="layout" svg:width="2.936cm" svg:height="0.327cm" svg:x="0.635cm" svg:y="2.048cm">
          <draw:text-box>
            <text:p text:style-name="P1"><text:span text:style-name="T2">select another buffer</text:span></text:p>
          </draw:text-box>
        </draw:frame>
        <draw:frame draw:style-name="gr2" draw:text-style-name="P3" draw:layer="layout" svg:width="0.73cm" svg:height="0.327cm" svg:x="6.731cm" svg:y="2.048cm">
          <draw:text-box>
            <text:p text:style-name="P1"><text:span text:style-name="T2">C-x b</text:span></text:p>
          </draw:text-box>
        </draw:frame>
        <draw:frame draw:style-name="gr2" draw:text-style-name="P3" draw:layer="layout" svg:width="1.886cm" svg:height="0.327cm" svg:x="0.635cm" svg:y="2.385cm">
          <draw:text-box>
            <text:p text:style-name="P1"><text:span text:style-name="T2">list all buffers</text:span></text:p>
          </draw:text-box>
        </draw:frame>
        <draw:frame draw:style-name="gr2" draw:text-style-name="P3" draw:layer="layout" svg:width="1.026cm" svg:height="0.327cm" svg:x="6.731cm" svg:y="2.385cm">
          <draw:text-box>
            <text:p text:style-name="P1"><text:span text:style-name="T2">C-x C-b</text:span></text:p>
          </draw:text-box>
        </draw:frame>
        <draw:frame draw:style-name="gr2" draw:text-style-name="P3" draw:layer="layout" svg:width="1.573cm" svg:height="0.327cm" svg:x="0.635cm" svg:y="2.723cm">
          <draw:text-box>
            <text:p text:style-name="P1"><text:span text:style-name="T2">kill a buffer</text:span></text:p>
          </draw:text-box>
        </draw:frame>
        <draw:frame draw:style-name="gr2" draw:text-style-name="P3" draw:layer="layout" svg:width="0.713cm" svg:height="0.327cm" svg:x="6.731cm" svg:y="2.723cm">
          <draw:text-box>
            <text:p text:style-name="P1"><text:span text:style-name="T2">C-x k</text:span></text:p>
          </draw:text-box>
        </draw:frame>
        <draw:frame draw:style-name="gr3" draw:text-style-name="P4" draw:layer="layout" svg:width="2.851cm" svg:height="0.598cm" svg:x="0.635cm" svg:y="3.229cm">
          <draw:text-box>
            <text:p text:style-name="P1"><text:span text:style-name="T3">Transposing</text:span></text:p>
          </draw:text-box>
        </draw:frame>
        <draw:frame draw:style-name="gr2" draw:text-style-name="P3" draw:layer="layout" svg:width="3.13cm" svg:height="0.395cm" svg:x="0.635cm" svg:y="3.912cm">
          <draw:text-box>
            <text:p text:style-name="P1"><text:span text:style-name="T2">transpose</text:span><text:span text:style-name="T4"> characters</text:span></text:p>
          </draw:text-box>
        </draw:frame>
        <draw:frame draw:style-name="gr2" draw:text-style-name="P3" draw:layer="layout" svg:width="0.408cm" svg:height="0.327cm" svg:x="6.731cm" svg:y="3.912cm">
          <draw:text-box>
            <text:p text:style-name="P1"><text:span text:style-name="T2">C-t</text:span></text:p>
          </draw:text-box>
        </draw:frame>
        <draw:frame draw:style-name="gr2" draw:text-style-name="P3" draw:layer="layout" svg:width="2.402cm" svg:height="0.395cm" svg:x="0.635cm" svg:y="4.249cm">
          <draw:text-box>
            <text:p text:style-name="P1"><text:span text:style-name="T2">transpose</text:span><text:span text:style-name="T4"> words</text:span></text:p>
          </draw:text-box>
        </draw:frame>
        <draw:frame draw:style-name="gr2" draw:text-style-name="P3" draw:layer="layout" svg:width="0.455cm" svg:height="0.327cm" svg:x="6.731cm" svg:y="4.249cm">
          <draw:text-box>
            <text:p text:style-name="P1"><text:span text:style-name="T2">M-t</text:span></text:p>
          </draw:text-box>
        </draw:frame>
        <draw:frame draw:style-name="gr2" draw:text-style-name="P3" draw:layer="layout" svg:width="2.203cm" svg:height="0.395cm" svg:x="0.635cm" svg:y="4.586cm">
          <draw:text-box>
            <text:p text:style-name="P1"><text:span text:style-name="T2">transpose</text:span><text:span text:style-name="T4"> lines</text:span></text:p>
          </draw:text-box>
        </draw:frame>
        <draw:frame draw:style-name="gr2" draw:text-style-name="P3" draw:layer="layout" svg:width="0.959cm" svg:height="0.327cm" svg:x="6.731cm" svg:y="4.586cm">
          <draw:text-box>
            <text:p text:style-name="P1"><text:span text:style-name="T2">C-x C-t</text:span></text:p>
          </draw:text-box>
        </draw:frame>
        <draw:frame draw:style-name="gr2" draw:text-style-name="P3" draw:layer="layout" svg:width="2.373cm" svg:height="0.395cm" svg:x="0.635cm" svg:y="4.924cm">
          <draw:text-box>
            <text:p text:style-name="P1"><text:span text:style-name="T2">transpose</text:span><text:span text:style-name="T4"> sexps</text:span></text:p>
          </draw:text-box>
        </draw:frame>
        <draw:frame draw:style-name="gr2" draw:text-style-name="P3" draw:layer="layout" svg:width="0.751cm" svg:height="0.327cm" svg:x="6.731cm" svg:y="4.924cm">
          <draw:text-box>
            <text:p text:style-name="P1"><text:span text:style-name="T2">C-M-t</text:span></text:p>
          </draw:text-box>
        </draw:frame>
        <draw:frame draw:style-name="gr3" draw:text-style-name="P4" draw:layer="layout" svg:width="3.465cm" svg:height="0.598cm" svg:x="0.635cm" svg:y="5.468cm">
          <draw:text-box>
            <text:p text:style-name="P1"><text:span text:style-name="T3">Spelling Check</text:span></text:p>
          </draw:text-box>
        </draw:frame>
        <draw:frame draw:style-name="gr2" draw:text-style-name="P3" draw:layer="layout" svg:width="4.231cm" svg:height="0.327cm" svg:x="0.635cm" svg:y="6.151cm">
          <draw:text-box>
            <text:p text:style-name="P1"><text:span text:style-name="T2">check spelling of current word</text:span></text:p>
          </draw:text-box>
        </draw:frame>
        <draw:frame draw:style-name="gr2" draw:text-style-name="P3" draw:layer="layout" svg:width="0.523cm" svg:height="0.327cm" svg:x="6.731cm" svg:y="6.151cm">
          <draw:text-box>
            <text:p text:style-name="P1"><text:span text:style-name="T2">M-$</text:span></text:p>
          </draw:text-box>
        </draw:frame>
        <draw:frame draw:style-name="gr2" draw:text-style-name="P3" draw:layer="layout" svg:width="4.997cm" svg:height="0.327cm" svg:x="0.635cm" svg:y="6.488cm">
          <draw:text-box>
            <text:p text:style-name="P1"><text:span text:style-name="T2">check spelling of all words in region</text:span></text:p>
          </draw:text-box>
        </draw:frame>
        <draw:frame draw:style-name="gr2" draw:text-style-name="P3" draw:layer="layout" svg:width="2.313cm" svg:height="0.327cm" svg:x="6.134cm" svg:y="6.488cm">
          <draw:text-box>
            <text:p text:style-name="P1"><text:span text:style-name="T2">M-x ispell-region</text:span></text:p>
          </draw:text-box>
        </draw:frame>
        <draw:frame draw:style-name="gr2" draw:text-style-name="P3" draw:layer="layout" svg:width="4.18cm" svg:height="0.327cm" svg:x="0.635cm" svg:y="6.826cm">
          <draw:text-box>
            <text:p text:style-name="P1"><text:span text:style-name="T2">check spelling of entire buffer</text:span></text:p>
          </draw:text-box>
        </draw:frame>
        <draw:frame draw:style-name="gr2" draw:text-style-name="P3" draw:layer="layout" svg:width="2.258cm" svg:height="0.327cm" svg:x="6.134cm" svg:y="6.826cm">
          <draw:text-box>
            <text:p text:style-name="P1"><text:span text:style-name="T2">M-x ispell-buffer</text:span></text:p>
          </draw:text-box>
        </draw:frame>
        <draw:frame draw:style-name="gr2" draw:text-style-name="P3" draw:layer="layout" svg:width="4.405cm" svg:height="0.327cm" svg:x="0.635cm" svg:y="7.163cm">
          <draw:text-box>
            <text:p text:style-name="P1"><text:span text:style-name="T2">toggle on-the-fly spell checking</text:span></text:p>
          </draw:text-box>
        </draw:frame>
        <draw:frame draw:style-name="gr2" draw:text-style-name="P3" draw:layer="layout" svg:width="2.483cm" svg:height="0.327cm" svg:x="6.134cm" svg:y="7.163cm">
          <draw:text-box>
            <text:p text:style-name="P1"><text:span text:style-name="T2">M-x flyspell-mode</text:span></text:p>
          </draw:text-box>
        </draw:frame>
        <draw:frame draw:style-name="gr3" draw:text-style-name="P4" draw:layer="layout" svg:width="1.132cm" svg:height="0.598cm" svg:x="0.635cm" svg:y="7.711cm">
          <draw:text-box>
            <text:p text:style-name="P1"><text:span text:style-name="T3">Tags</text:span></text:p>
          </draw:text-box>
        </draw:frame>
        <draw:frame draw:style-name="gr2" draw:text-style-name="P3" draw:layer="layout" svg:width="3.224cm" svg:height="0.327cm" svg:x="0.635cm" svg:y="8.394cm">
          <draw:text-box>
            <text:p text:style-name="P1"><text:span text:style-name="T2">find a tag (a definition)</text:span></text:p>
          </draw:text-box>
        </draw:frame>
        <draw:frame draw:style-name="gr2" draw:text-style-name="P3" draw:layer="layout" svg:width="0.434cm" svg:height="0.327cm" svg:x="6.731cm" svg:y="8.394cm">
          <draw:text-box>
            <text:p text:style-name="P1"><text:span text:style-name="T2">M-.</text:span></text:p>
          </draw:text-box>
        </draw:frame>
        <draw:frame draw:style-name="gr2" draw:text-style-name="P3" draw:layer="layout" svg:width="3.799cm" svg:height="0.327cm" svg:x="0.635cm" svg:y="8.732cm">
          <draw:text-box>
            <text:p text:style-name="P1"><text:span text:style-name="T2">find next occurrence of tag</text:span></text:p>
          </draw:text-box>
        </draw:frame>
        <draw:frame draw:style-name="gr2" draw:text-style-name="P3" draw:layer="layout" svg:width="0.997cm" svg:height="0.327cm" svg:x="6.731cm" svg:y="8.732cm">
          <draw:text-box>
            <text:p text:style-name="P1"><text:span text:style-name="T2">C-u M-.</text:span></text:p>
          </draw:text-box>
        </draw:frame>
        <draw:frame draw:style-name="gr2" draw:text-style-name="P3" draw:layer="layout" svg:width="3.122cm" svg:height="0.327cm" svg:x="0.635cm" svg:y="9.069cm">
          <draw:text-box>
            <text:p text:style-name="P1"><text:span text:style-name="T2">specify a new tags file</text:span></text:p>
          </draw:text-box>
        </draw:frame>
        <draw:frame draw:style-name="gr2" draw:text-style-name="P3" draw:layer="layout" svg:width="2.682cm" svg:height="0.327cm" svg:x="5.776cm" svg:y="9.069cm">
          <draw:text-box>
            <text:p text:style-name="P1"><text:span text:style-name="T2">M-x visit-tags-table</text:span></text:p>
          </draw:text-box>
        </draw:frame>
        <draw:frame draw:style-name="gr2" draw:text-style-name="P3" draw:layer="layout" svg:width="5.34cm" svg:height="0.327cm" svg:x="0.635cm" svg:y="9.49cm">
          <draw:text-box>
            <text:p text:style-name="P1"><text:span text:style-name="T2">regexp search on all files in tags table</text:span></text:p>
          </draw:text-box>
        </draw:frame>
        <draw:frame draw:style-name="gr2" draw:text-style-name="P3" draw:layer="layout" svg:width="2.233cm" svg:height="0.327cm" svg:x="6.134cm" svg:y="9.49cm">
          <draw:text-box>
            <text:p text:style-name="P1"><text:span text:style-name="T2">M-x tags-search</text:span></text:p>
          </draw:text-box>
        </draw:frame>
        <draw:frame draw:style-name="gr2" draw:text-style-name="P3" draw:layer="layout" svg:width="4.566cm" svg:height="0.327cm" svg:x="0.635cm" svg:y="9.828cm">
          <draw:text-box>
            <text:p text:style-name="P1"><text:span text:style-name="T2">run query-replace on all the files</text:span></text:p>
          </draw:text-box>
        </draw:frame>
        <draw:frame draw:style-name="gr2" draw:text-style-name="P3" draw:layer="layout" svg:width="3.249cm" svg:height="0.327cm" svg:x="5.477cm" svg:y="9.828cm">
          <draw:text-box>
            <text:p text:style-name="P1"><text:span text:style-name="T2">M-x tags-query-replace</text:span></text:p>
          </draw:text-box>
        </draw:frame>
        <draw:frame draw:style-name="gr2" draw:text-style-name="P3" draw:layer="layout" svg:width="5.924cm" svg:height="0.327cm" svg:x="0.635cm" svg:y="10.165cm">
          <draw:text-box>
            <text:p text:style-name="P1"><text:span text:style-name="T2">continue last tags search or query-replace</text:span></text:p>
          </draw:text-box>
        </draw:frame>
        <draw:frame draw:style-name="gr2" draw:text-style-name="P3" draw:layer="layout" svg:width="0.434cm" svg:height="0.327cm" svg:x="6.731cm" svg:y="10.165cm">
          <draw:text-box>
            <text:p text:style-name="P1"><text:span text:style-name="T2">M-,</text:span></text:p>
          </draw:text-box>
        </draw:frame>
        <draw:frame draw:style-name="gr3" draw:text-style-name="P4" draw:layer="layout" svg:width="1.412cm" svg:height="0.598cm" svg:x="0.635cm" svg:y="10.709cm">
          <draw:text-box>
            <text:p text:style-name="P1"><text:span text:style-name="T3">Shells</text:span></text:p>
          </draw:text-box>
        </draw:frame>
        <draw:frame draw:style-name="gr2" draw:text-style-name="P3" draw:layer="layout" svg:width="3.6cm" svg:height="0.327cm" svg:x="0.635cm" svg:y="11.392cm">
          <draw:text-box>
            <text:p text:style-name="P1"><text:span text:style-name="T2">execute a shell command</text:span></text:p>
          </draw:text-box>
        </draw:frame>
        <draw:frame draw:style-name="gr2" draw:text-style-name="P3" draw:layer="layout" svg:width="0.455cm" svg:height="0.327cm" svg:x="6.731cm" svg:y="11.392cm">
          <draw:text-box>
            <text:p text:style-name="P1"><text:span text:style-name="T2">M-!</text:span></text:p>
          </draw:text-box>
        </draw:frame>
        <draw:frame draw:style-name="gr2" draw:text-style-name="P3" draw:layer="layout" svg:width="5.869cm" svg:height="0.327cm" svg:x="0.635cm" svg:y="11.73cm">
          <draw:text-box>
            <text:p text:style-name="P1"><text:span text:style-name="T2">execute a shell command asynchronously</text:span></text:p>
          </draw:text-box>
        </draw:frame>
        <draw:frame draw:style-name="gr2" draw:text-style-name="P3" draw:layer="layout" svg:width="0.561cm" svg:height="0.327cm" svg:x="6.731cm" svg:y="11.73cm">
          <draw:text-box>
            <text:p text:style-name="P1"><text:span text:style-name="T2">M-&amp;</text:span></text:p>
          </draw:text-box>
        </draw:frame>
        <draw:frame draw:style-name="gr2" draw:text-style-name="P3" draw:layer="layout" svg:width="4.908cm" svg:height="0.327cm" svg:x="0.635cm" svg:y="12.067cm">
          <draw:text-box>
            <text:p text:style-name="P1"><text:span text:style-name="T2">run a shell command on the region</text:span></text:p>
          </draw:text-box>
        </draw:frame>
        <draw:frame draw:style-name="gr2" draw:text-style-name="P3" draw:layer="layout" svg:width="0.438cm" svg:height="0.327cm" svg:x="6.731cm" svg:y="12.067cm">
          <draw:text-box>
            <text:p text:style-name="P1"><text:span text:style-name="T2">M-|</text:span></text:p>
          </draw:text-box>
        </draw:frame>
        <draw:frame draw:style-name="gr2" draw:text-style-name="P3" draw:layer="layout" svg:width="5.298cm" svg:height="0.327cm" svg:x="0.635cm" svg:y="12.404cm">
          <draw:text-box>
            <text:p text:style-name="P1"><text:span text:style-name="T2">filter region through a shell command</text:span></text:p>
          </draw:text-box>
        </draw:frame>
        <draw:frame draw:style-name="gr2" draw:text-style-name="P3" draw:layer="layout" svg:width="1.001cm" svg:height="0.327cm" svg:x="6.731cm" svg:y="12.404cm">
          <draw:text-box>
            <text:p text:style-name="P1"><text:span text:style-name="T2">C-u M-|</text:span></text:p>
          </draw:text-box>
        </draw:frame>
        <draw:frame draw:style-name="gr2" draw:text-style-name="P3" draw:layer="layout" svg:width="4.151cm" svg:height="0.327cm" svg:x="0.635cm" svg:y="12.742cm">
          <draw:text-box>
            <text:p text:style-name="P1"><text:span text:style-name="T2">start a shell in window *shell*</text:span></text:p>
          </draw:text-box>
        </draw:frame>
        <draw:frame draw:style-name="gr2" draw:text-style-name="P3" draw:layer="layout" svg:width="1.247cm" svg:height="0.327cm" svg:x="6.731cm" svg:y="12.742cm">
          <draw:text-box>
            <text:p text:style-name="P1"><text:span text:style-name="T2">M-x shell</text:span></text:p>
          </draw:text-box>
        </draw:frame>
        <draw:frame draw:style-name="gr3" draw:text-style-name="P4" draw:layer="layout" svg:width="2.618cm" svg:height="0.598cm" svg:x="0.635cm" svg:y="13.248cm">
          <draw:text-box>
            <text:p text:style-name="P1"><text:span text:style-name="T3">Rectangles</text:span></text:p>
          </draw:text-box>
        </draw:frame>
        <draw:frame draw:style-name="gr2" draw:text-style-name="P3" draw:layer="layout" svg:width="3.622cm" svg:height="0.327cm" svg:x="0.635cm" svg:y="13.931cm">
          <draw:text-box>
            <text:p text:style-name="P1"><text:span text:style-name="T2">copy rectangle to register</text:span></text:p>
          </draw:text-box>
        </draw:frame>
        <draw:frame draw:style-name="gr2" draw:text-style-name="P3" draw:layer="layout" svg:width="0.87cm" svg:height="0.327cm" svg:x="6.731cm" svg:y="13.931cm">
          <draw:text-box>
            <text:p text:style-name="P1"><text:span text:style-name="T2">C-x r r</text:span></text:p>
          </draw:text-box>
        </draw:frame>
        <draw:frame draw:style-name="gr2" draw:text-style-name="P3" draw:layer="layout" svg:width="1.805cm" svg:height="0.327cm" svg:x="0.635cm" svg:y="14.268cm">
          <draw:text-box>
            <text:p text:style-name="P1"><text:span text:style-name="T2">kill rectangle</text:span></text:p>
          </draw:text-box>
        </draw:frame>
        <draw:frame draw:style-name="gr2" draw:text-style-name="P3" draw:layer="layout" svg:width="0.916cm" svg:height="0.327cm" svg:x="6.731cm" svg:y="14.268cm">
          <draw:text-box>
            <text:p text:style-name="P1"><text:span text:style-name="T2">C-x r k</text:span></text:p>
          </draw:text-box>
        </draw:frame>
        <draw:frame draw:style-name="gr2" draw:text-style-name="P3" draw:layer="layout" svg:width="2.089cm" svg:height="0.327cm" svg:x="0.635cm" svg:y="14.605cm">
          <draw:text-box>
            <text:p text:style-name="P1"><text:span text:style-name="T2">yank rectangle</text:span></text:p>
          </draw:text-box>
        </draw:frame>
        <draw:frame draw:style-name="gr2" draw:text-style-name="P3" draw:layer="layout" svg:width="0.921cm" svg:height="0.327cm" svg:x="6.731cm" svg:y="14.605cm">
          <draw:text-box>
            <text:p text:style-name="P1"><text:span text:style-name="T2">C-x r y</text:span></text:p>
          </draw:text-box>
        </draw:frame>
        <draw:frame draw:style-name="gr2" draw:text-style-name="P3" draw:layer="layout" svg:width="4.722cm" svg:height="0.327cm" svg:x="0.635cm" svg:y="14.943cm">
          <draw:text-box>
            <text:p text:style-name="P1"><text:span text:style-name="T2">open rectangle, shifting text right</text:span></text:p>
          </draw:text-box>
        </draw:frame>
        <draw:frame draw:style-name="gr2" draw:text-style-name="P3" draw:layer="layout" svg:width="0.925cm" svg:height="0.327cm" svg:x="6.731cm" svg:y="14.943cm">
          <draw:text-box>
            <text:p text:style-name="P1"><text:span text:style-name="T2">C-x r o</text:span></text:p>
          </draw:text-box>
        </draw:frame>
        <draw:frame draw:style-name="gr2" draw:text-style-name="P3" draw:layer="layout" svg:width="2.724cm" svg:height="0.327cm" svg:x="0.635cm" svg:y="15.28cm">
          <draw:text-box>
            <text:p text:style-name="P1"><text:span text:style-name="T2">blank out rectangle</text:span></text:p>
          </draw:text-box>
        </draw:frame>
        <draw:frame draw:style-name="gr2" draw:text-style-name="P3" draw:layer="layout" svg:width="0.908cm" svg:height="0.327cm" svg:x="6.731cm" svg:y="15.28cm">
          <draw:text-box>
            <text:p text:style-name="P1"><text:span text:style-name="T2">C-x r c</text:span></text:p>
          </draw:text-box>
        </draw:frame>
        <draw:frame draw:style-name="gr2" draw:text-style-name="P3" draw:layer="layout" svg:width="3.994cm" svg:height="0.327cm" svg:x="0.635cm" svg:y="15.618cm">
          <draw:text-box>
            <text:p text:style-name="P1"><text:span text:style-name="T2">prefix each line with a string</text:span></text:p>
          </draw:text-box>
        </draw:frame>
        <draw:frame draw:style-name="gr2" draw:text-style-name="P3" draw:layer="layout" svg:width="0.866cm" svg:height="0.327cm" svg:x="6.731cm" svg:y="15.618cm">
          <draw:text-box>
            <text:p text:style-name="P1"><text:span text:style-name="T2">C-x r t</text:span></text:p>
          </draw:text-box>
        </draw:frame>
        <draw:frame draw:style-name="gr3" draw:text-style-name="P4" draw:layer="layout" svg:width="1.886cm" svg:height="0.598cm" svg:x="0.635cm" svg:y="16.162cm">
          <draw:text-box>
            <text:p text:style-name="P1"><text:span text:style-name="T3">Abbrevs</text:span></text:p>
          </draw:text-box>
        </draw:frame>
        <draw:frame draw:style-name="gr2" draw:text-style-name="P3" draw:layer="layout" svg:width="2.529cm" svg:height="0.327cm" svg:x="0.635cm" svg:y="16.844cm">
          <draw:text-box>
            <text:p text:style-name="P1"><text:span text:style-name="T2">add global abbrev</text:span></text:p>
          </draw:text-box>
        </draw:frame>
        <draw:frame draw:style-name="gr2" draw:text-style-name="P3" draw:layer="layout" svg:width="0.988cm" svg:height="0.327cm" svg:x="6.731cm" svg:y="16.844cm">
          <draw:text-box>
            <text:p text:style-name="P1"><text:span text:style-name="T2">C-x a g</text:span></text:p>
          </draw:text-box>
        </draw:frame>
        <draw:frame draw:style-name="gr2" draw:text-style-name="P3" draw:layer="layout" svg:width="3.219cm" svg:height="0.327cm" svg:x="0.635cm" svg:y="17.182cm">
          <draw:text-box>
            <text:p text:style-name="P1"><text:span text:style-name="T2">add mode-local abbrev</text:span></text:p>
          </draw:text-box>
        </draw:frame>
        <draw:frame draw:style-name="gr2" draw:text-style-name="P3" draw:layer="layout" svg:width="0.887cm" svg:height="0.327cm" svg:x="6.731cm" svg:y="17.182cm">
          <draw:text-box>
            <text:p text:style-name="P1"><text:span text:style-name="T2">C-x a l</text:span></text:p>
          </draw:text-box>
        </draw:frame>
        <draw:frame draw:style-name="gr2" draw:text-style-name="P3" draw:layer="layout" svg:width="5.116cm" svg:height="0.327cm" svg:x="0.635cm" svg:y="17.519cm">
          <draw:text-box>
            <text:p text:style-name="P1"><text:span text:style-name="T2">add global expansion for this abbrev</text:span></text:p>
          </draw:text-box>
        </draw:frame>
        <draw:frame draw:style-name="gr2" draw:text-style-name="P3" draw:layer="layout" svg:width="1.153cm" svg:height="0.327cm" svg:x="6.731cm" svg:y="17.519cm">
          <draw:text-box>
            <text:p text:style-name="P1"><text:span text:style-name="T2">C-x a i g</text:span></text:p>
          </draw:text-box>
        </draw:frame>
        <draw:frame draw:style-name="gr2" draw:text-style-name="P3" draw:layer="layout" svg:width="5.806cm" svg:height="0.327cm" svg:x="0.635cm" svg:y="17.857cm">
          <draw:text-box>
            <text:p text:style-name="P1"><text:span text:style-name="T2">add mode-local expansion for this abbrev</text:span></text:p>
          </draw:text-box>
        </draw:frame>
        <draw:frame draw:style-name="gr2" draw:text-style-name="P3" draw:layer="layout" svg:width="1.052cm" svg:height="0.327cm" svg:x="6.731cm" svg:y="17.857cm">
          <draw:text-box>
            <text:p text:style-name="P1"><text:span text:style-name="T2">C-x a i l</text:span></text:p>
          </draw:text-box>
        </draw:frame>
        <draw:frame draw:style-name="gr2" draw:text-style-name="P3" draw:layer="layout" svg:width="3.448cm" svg:height="0.327cm" svg:x="0.635cm" svg:y="18.194cm">
          <draw:text-box>
            <text:p text:style-name="P1"><text:span text:style-name="T2">explicitly expand abbrev</text:span></text:p>
          </draw:text-box>
        </draw:frame>
        <draw:frame draw:style-name="gr2" draw:text-style-name="P3" draw:layer="layout" svg:width="0.984cm" svg:height="0.327cm" svg:x="6.731cm" svg:y="18.194cm">
          <draw:text-box>
            <text:p text:style-name="P1"><text:span text:style-name="T2">C-x a e</text:span></text:p>
          </draw:text-box>
        </draw:frame>
        <draw:frame draw:style-name="gr2" draw:text-style-name="P3" draw:layer="layout" svg:width="4.875cm" svg:height="0.327cm" svg:x="0.635cm" svg:y="18.616cm">
          <draw:text-box>
            <text:p text:style-name="P1"><text:span text:style-name="T2">expand previous word dynamically</text:span></text:p>
          </draw:text-box>
        </draw:frame>
        <draw:frame draw:style-name="gr2" draw:text-style-name="P3" draw:layer="layout" svg:width="0.438cm" svg:height="0.327cm" svg:x="6.731cm" svg:y="18.616cm">
          <draw:text-box>
            <text:p text:style-name="P1"><text:span text:style-name="T2">M-/</text:span></text:p>
          </draw:text-box>
        </draw:frame>
        <draw:frame draw:style-name="gr3" draw:text-style-name="P4" draw:layer="layout" svg:width="3.321cm" svg:height="0.598cm" svg:x="0.635cm" svg:y="19.16cm">
          <draw:text-box>
            <text:p text:style-name="P1"><text:span text:style-name="T3">Miscellaneous</text:span></text:p>
          </draw:text-box>
        </draw:frame>
        <draw:frame draw:style-name="gr2" draw:text-style-name="P3" draw:layer="layout" svg:width="2.606cm" svg:height="0.327cm" svg:x="0.635cm" svg:y="19.843cm">
          <draw:text-box>
            <text:p text:style-name="P1"><text:span text:style-name="T2">numeric argument</text:span></text:p>
          </draw:text-box>
        </draw:frame>
        <draw:frame draw:style-name="gr2" draw:text-style-name="P3" draw:layer="layout" svg:width="1.031cm" svg:height="0.327cm" svg:x="6.731cm" svg:y="19.843cm">
          <draw:text-box>
            <text:p text:style-name="P1"><text:span text:style-name="T2">C-u</text:span><text:span text:style-name="T6"> num</text:span></text:p>
          </draw:text-box>
        </draw:frame>
        <draw:frame draw:style-name="gr2" draw:text-style-name="P3" draw:layer="layout" svg:width="2.686cm" svg:height="0.327cm" svg:x="0.635cm" svg:y="20.18cm">
          <draw:text-box>
            <text:p text:style-name="P1"><text:span text:style-name="T2">negative argument</text:span></text:p>
          </draw:text-box>
        </draw:frame>
        <draw:frame draw:style-name="gr2" draw:text-style-name="P3" draw:layer="layout" svg:width="0.447cm" svg:height="0.327cm" svg:x="6.731cm" svg:y="20.18cm">
          <draw:text-box>
            <text:p text:style-name="P1"><text:span text:style-name="T2">M--</text:span></text:p>
          </draw:text-box>
        </draw:frame>
        <draw:frame draw:style-name="gr2" draw:text-style-name="P3" draw:layer="layout" svg:width="1.873cm" svg:height="0.327cm" svg:x="0.635cm" svg:y="20.517cm">
          <draw:text-box>
            <text:p text:style-name="P1"><text:span text:style-name="T2">quoted insert</text:span></text:p>
          </draw:text-box>
        </draw:frame>
        <draw:frame draw:style-name="gr2" draw:text-style-name="P3" draw:layer="layout" svg:width="1.06cm" svg:height="0.327cm" svg:x="6.731cm" svg:y="20.517cm">
          <draw:text-box>
            <text:p text:style-name="P1"><text:span text:style-name="T2">C-q</text:span><text:span text:style-name="T6"> char</text:span></text:p>
          </draw:text-box>
        </draw:frame>
        <draw:frame draw:style-name="gr3" draw:text-style-name="P4" draw:layer="layout" svg:width="4.756cm" svg:height="0.598cm" svg:x="9.931cm" svg:y="0.608cm">
          <draw:text-box>
            <text:p text:style-name="P1"><text:span text:style-name="T3">Regular Expressions</text:span></text:p>
          </draw:text-box>
        </draw:frame>
        <draw:frame draw:style-name="gr2" draw:text-style-name="P3" draw:layer="layout" svg:width="5.323cm" svg:height="0.327cm" svg:x="9.931cm" svg:y="1.288cm">
          <draw:text-box>
            <text:p text:style-name="P1"><text:span text:style-name="T2">any single character except a newline</text:span></text:p>
          </draw:text-box>
        </draw:frame>
        <draw:frame draw:style-name="gr2" draw:text-style-name="P3" draw:layer="layout" svg:width="0.28cm" svg:height="0.327cm" svg:x="16.027cm" svg:y="1.288cm">
          <draw:text-box>
            <text:p text:style-name="P1"><text:span text:style-name="T2">.</text:span></text:p>
          </draw:text-box>
        </draw:frame>
        <draw:frame draw:style-name="gr2" draw:text-style-name="P3" draw:layer="layout" svg:width="0.679cm" svg:height="0.327cm" svg:x="16.476cm" svg:y="1.288cm">
          <draw:text-box>
            <text:p text:style-name="P1"><text:span text:style-name="T2">(dot)</text:span></text:p>
          </draw:text-box>
        </draw:frame>
        <draw:frame draw:style-name="gr2" draw:text-style-name="P3" draw:layer="layout" svg:width="2.948cm" svg:height="0.327cm" svg:x="9.931cm" svg:y="1.625cm">
          <draw:text-box>
            <text:p text:style-name="P1"><text:span text:style-name="T2">zero or more repeats</text:span></text:p>
          </draw:text-box>
        </draw:frame>
        <draw:frame draw:style-name="gr2" draw:text-style-name="P3" draw:layer="layout" svg:width="0.28cm" svg:height="0.327cm" svg:x="16.027cm" svg:y="1.625cm">
          <draw:text-box>
            <text:p text:style-name="P1"><text:span text:style-name="T2">*</text:span></text:p>
          </draw:text-box>
        </draw:frame>
        <draw:frame draw:style-name="gr2" draw:text-style-name="P3" draw:layer="layout" svg:width="2.864cm" svg:height="0.327cm" svg:x="9.931cm" svg:y="1.963cm">
          <draw:text-box>
            <text:p text:style-name="P1"><text:span text:style-name="T2">one or more repeats</text:span></text:p>
          </draw:text-box>
        </draw:frame>
        <draw:frame draw:style-name="gr2" draw:text-style-name="P3" draw:layer="layout" svg:width="0.28cm" svg:height="0.327cm" svg:x="16.027cm" svg:y="1.963cm">
          <draw:text-box>
            <text:p text:style-name="P1"><text:span text:style-name="T2">+</text:span></text:p>
          </draw:text-box>
        </draw:frame>
        <draw:frame draw:style-name="gr2" draw:text-style-name="P3" draw:layer="layout" svg:width="2.597cm" svg:height="0.327cm" svg:x="9.931cm" svg:y="2.3cm">
          <draw:text-box>
            <text:p text:style-name="P1"><text:span text:style-name="T2">zero or one repeat</text:span></text:p>
          </draw:text-box>
        </draw:frame>
        <draw:frame draw:style-name="gr2" draw:text-style-name="P3" draw:layer="layout" svg:width="0.28cm" svg:height="0.327cm" svg:x="16.027cm" svg:y="2.3cm">
          <draw:text-box>
            <text:p text:style-name="P1"><text:span text:style-name="T2">?</text:span></text:p>
          </draw:text-box>
        </draw:frame>
        <draw:frame draw:style-name="gr2" draw:text-style-name="P3" draw:layer="layout" svg:width="3.435cm" svg:height="0.327cm" svg:x="9.931cm" svg:y="2.638cm">
          <draw:text-box>
            <text:p text:style-name="P1"><text:span text:style-name="T2">quote special characters</text:span></text:p>
          </draw:text-box>
        </draw:frame>
        <draw:frame draw:style-name="gr2" draw:text-style-name="P3" draw:layer="layout" svg:width="0.28cm" svg:height="0.327cm" svg:x="16.027cm" svg:y="2.638cm">
          <draw:text-box>
            <text:p text:style-name="P1"><text:span text:style-name="T2">\</text:span></text:p>
          </draw:text-box>
        </draw:frame>
        <draw:frame draw:style-name="gr2" draw:text-style-name="P3" draw:layer="layout" svg:width="6.183cm" svg:height="0.327cm" svg:x="9.931cm" svg:y="2.975cm">
          <draw:text-box>
            <text:p text:style-name="P1"><text:span text:style-name="T2">quote regular expression special character</text:span><text:span text:style-name="T6"> c</text:span></text:p>
          </draw:text-box>
        </draw:frame>
        <draw:frame draw:style-name="gr2" draw:text-style-name="P3" draw:layer="layout" svg:width="0.28cm" svg:height="0.327cm" svg:x="16.027cm" svg:y="2.975cm">
          <draw:text-box>
            <text:p text:style-name="P1"><text:span text:style-name="T2">\</text:span><text:span text:style-name="T6">c</text:span></text:p>
          </draw:text-box>
        </draw:frame>
        <draw:frame draw:style-name="gr2" draw:text-style-name="P3" draw:layer="layout" svg:width="2.398cm" svg:height="0.327cm" svg:x="9.931cm" svg:y="3.312cm">
          <draw:text-box>
            <text:p text:style-name="P1"><text:span text:style-name="T2">alternative (“or”)</text:span></text:p>
          </draw:text-box>
        </draw:frame>
        <draw:frame draw:style-name="gr2" draw:text-style-name="P3" draw:layer="layout" svg:width="0.28cm" svg:height="0.327cm" svg:x="16.027cm" svg:y="3.312cm">
          <draw:text-box>
            <text:p text:style-name="P1"><text:span text:style-name="T2">\|</text:span></text:p>
          </draw:text-box>
        </draw:frame>
        <draw:frame draw:style-name="gr2" draw:text-style-name="P3" draw:layer="layout" svg:width="1.251cm" svg:height="0.327cm" svg:x="9.931cm" svg:y="3.65cm">
          <draw:text-box>
            <text:p text:style-name="P1"><text:span text:style-name="T2">grouping</text:span></text:p>
          </draw:text-box>
        </draw:frame>
        <draw:frame draw:style-name="gr2" draw:text-style-name="P3" draw:layer="layout" svg:width="0.637cm" svg:height="0.327cm" svg:x="16.027cm" svg:y="3.65cm">
          <draw:text-box>
            <text:p text:style-name="P1"><text:span text:style-name="T2">\(</text:span><text:span text:style-name="T6"> . . .</text:span></text:p>
          </draw:text-box>
        </draw:frame>
        <draw:frame draw:style-name="gr2" draw:text-style-name="P3" draw:layer="layout" svg:width="0.28cm" svg:height="0.327cm" svg:x="16.973cm" svg:y="3.65cm">
          <draw:text-box>
            <text:p text:style-name="P1"><text:span text:style-name="T2">\)</text:span></text:p>
          </draw:text-box>
        </draw:frame>
        <draw:frame draw:style-name="gr2" draw:text-style-name="P3" draw:layer="layout" svg:width="1.827cm" svg:height="0.327cm" svg:x="9.931cm" svg:y="3.987cm">
          <draw:text-box>
            <text:p text:style-name="P1"><text:span text:style-name="T2">shy grouping</text:span></text:p>
          </draw:text-box>
        </draw:frame>
        <draw:frame draw:style-name="gr2" draw:text-style-name="P3" draw:layer="layout" svg:width="0.447cm" svg:height="0.327cm" svg:x="16.027cm" svg:y="3.987cm">
          <draw:text-box>
            <text:p text:style-name="P1"><text:span text:style-name="T2">\(:?</text:span></text:p>
          </draw:text-box>
        </draw:frame>
        <draw:frame draw:style-name="gr2" draw:text-style-name="P3" draw:layer="layout" svg:width="0.362cm" svg:height="0.31cm" svg:x="16.924cm" svg:y="3.987cm">
          <draw:text-box>
            <text:p text:style-name="P1"><text:span text:style-name="T6">. . .</text:span></text:p>
          </draw:text-box>
        </draw:frame>
        <draw:frame draw:style-name="gr2" draw:text-style-name="P3" draw:layer="layout" svg:width="0.28cm" svg:height="0.327cm" svg:x="17.422cm" svg:y="3.987cm">
          <draw:text-box>
            <text:p text:style-name="P1"><text:span text:style-name="T2">\)</text:span></text:p>
          </draw:text-box>
        </draw:frame>
        <draw:frame draw:style-name="gr2" draw:text-style-name="P3" draw:layer="layout" svg:width="3.88cm" svg:height="0.327cm" svg:x="9.931cm" svg:y="4.325cm">
          <draw:text-box>
            <text:p text:style-name="P1"><text:span text:style-name="T2">explicit numbered grouping</text:span></text:p>
          </draw:text-box>
        </draw:frame>
        <draw:frame draw:style-name="gr2" draw:text-style-name="P3" draw:layer="layout" svg:width="1.382cm" svg:height="0.327cm" svg:x="16.027cm" svg:y="4.325cm">
          <draw:text-box>
            <text:p text:style-name="P1"><text:span text:style-name="T2">\(:NUM</text:span><text:span text:style-name="T6"> . . .</text:span></text:p>
          </draw:text-box>
        </draw:frame>
        <draw:frame draw:style-name="gr2" draw:text-style-name="P3" draw:layer="layout" svg:width="0.28cm" svg:height="0.327cm" svg:x="17.571cm" svg:y="4.325cm">
          <draw:text-box>
            <text:p text:style-name="P1"><text:span text:style-name="T2">\)</text:span></text:p>
          </draw:text-box>
        </draw:frame>
        <draw:frame draw:style-name="gr2" draw:text-style-name="P3" draw:layer="layout" svg:width="3.216cm" svg:height="0.327cm" svg:x="9.931cm" svg:y="4.662cm">
          <draw:text-box>
            <text:p text:style-name="P1"><text:span text:style-name="T2">same text as</text:span><text:span text:style-name="T6"> n</text:span><text:span text:style-name="T2">th group</text:span></text:p>
          </draw:text-box>
        </draw:frame>
        <draw:frame draw:style-name="gr2" draw:text-style-name="P3" draw:layer="layout" svg:width="0.28cm" svg:height="0.327cm" svg:x="16.027cm" svg:y="4.662cm">
          <draw:text-box>
            <text:p text:style-name="P1"><text:span text:style-name="T2">\</text:span><text:span text:style-name="T6">n</text:span></text:p>
          </draw:text-box>
        </draw:frame>
        <draw:frame draw:style-name="gr2" draw:text-style-name="P3" draw:layer="layout" svg:width="1.945cm" svg:height="0.327cm" svg:x="9.931cm" svg:y="4.999cm">
          <draw:text-box>
            <text:p text:style-name="P1"><text:span text:style-name="T2">at word break</text:span></text:p>
          </draw:text-box>
        </draw:frame>
        <draw:frame draw:style-name="gr2" draw:text-style-name="P3" draw:layer="layout" svg:width="0.28cm" svg:height="0.327cm" svg:x="16.027cm" svg:y="4.999cm">
          <draw:text-box>
            <text:p text:style-name="P1"><text:span text:style-name="T2">\b</text:span></text:p>
          </draw:text-box>
        </draw:frame>
        <draw:frame draw:style-name="gr2" draw:text-style-name="P3" draw:layer="layout" svg:width="2.491cm" svg:height="0.327cm" svg:x="9.931cm" svg:y="5.337cm">
          <draw:text-box>
            <text:p text:style-name="P1"><text:span text:style-name="T2">not at word break</text:span></text:p>
          </draw:text-box>
        </draw:frame>
        <draw:frame draw:style-name="gr2" draw:text-style-name="P3" draw:layer="layout" svg:width="0.286cm" svg:height="0.327cm" svg:x="16.027cm" svg:y="5.337cm">
          <draw:text-box>
            <text:p text:style-name="P1"><text:span text:style-name="T2">\B</text:span></text:p>
          </draw:text-box>
        </draw:frame>
        <draw:frame draw:style-name="gr2" draw:text-style-name="P3" draw:layer="layout" svg:width="0.883cm" svg:height="0.395cm" svg:x="9.931cm" svg:y="5.758cm">
          <draw:text-box>
            <text:p text:style-name="P1"><text:span text:style-name="T4">entity</text:span></text:p>
          </draw:text-box>
        </draw:frame>
        <draw:frame draw:style-name="gr2" draw:text-style-name="P3" draw:layer="layout" svg:width="1.78cm" svg:height="0.395cm" svg:x="13.676cm" svg:y="5.758cm">
          <draw:text-box>
            <text:p text:style-name="P1"><text:span text:style-name="T4">match start</text:span></text:p>
          </draw:text-box>
        </draw:frame>
        <draw:frame draw:style-name="gr2" draw:text-style-name="P3" draw:layer="layout" svg:width="1.615cm" svg:height="0.395cm" svg:x="15.789cm" svg:y="5.758cm">
          <draw:text-box>
            <text:p text:style-name="P1"><text:span text:style-name="T4">match end</text:span></text:p>
          </draw:text-box>
        </draw:frame>
        <draw:frame draw:style-name="gr2" draw:text-style-name="P3" draw:layer="layout" svg:width="0.506cm" svg:height="0.327cm" svg:x="9.931cm" svg:y="6.095cm">
          <draw:text-box>
            <text:p text:style-name="P1"><text:span text:style-name="T2">line</text:span></text:p>
          </draw:text-box>
        </draw:frame>
        <draw:frame draw:style-name="gr2" draw:text-style-name="P3" draw:layer="layout" svg:width="0.28cm" svg:height="0.327cm" svg:x="13.676cm" svg:y="6.095cm">
          <draw:text-box>
            <text:p text:style-name="P1"><text:span text:style-name="T2">^</text:span></text:p>
          </draw:text-box>
        </draw:frame>
        <draw:frame draw:style-name="gr2" draw:text-style-name="P3" draw:layer="layout" svg:width="0.28cm" svg:height="0.327cm" svg:x="15.789cm" svg:y="6.095cm">
          <draw:text-box>
            <text:p text:style-name="P1"><text:span text:style-name="T2">$</text:span></text:p>
          </draw:text-box>
        </draw:frame>
        <draw:frame draw:style-name="gr2" draw:text-style-name="P3" draw:layer="layout" svg:width="0.692cm" svg:height="0.327cm" svg:x="9.931cm" svg:y="6.432cm">
          <draw:text-box>
            <text:p text:style-name="P1"><text:span text:style-name="T2">word</text:span></text:p>
          </draw:text-box>
        </draw:frame>
        <draw:frame draw:style-name="gr2" draw:text-style-name="P3" draw:layer="layout" svg:width="0.328cm" svg:height="0.327cm" svg:x="13.676cm" svg:y="6.432cm">
          <draw:text-box>
            <text:p text:style-name="P1"><text:span text:style-name="T2">\&lt;</text:span></text:p>
          </draw:text-box>
        </draw:frame>
        <draw:frame draw:style-name="gr2" draw:text-style-name="P3" draw:layer="layout" svg:width="0.328cm" svg:height="0.327cm" svg:x="15.789cm" svg:y="6.432cm">
          <draw:text-box>
            <text:p text:style-name="P1"><text:span text:style-name="T2">\&gt;</text:span></text:p>
          </draw:text-box>
        </draw:frame>
        <draw:frame draw:style-name="gr2" draw:text-style-name="P3" draw:layer="layout" svg:width="1.005cm" svg:height="0.327cm" svg:x="9.931cm" svg:y="6.77cm">
          <draw:text-box>
            <text:p text:style-name="P1"><text:span text:style-name="T2">symbol</text:span></text:p>
          </draw:text-box>
        </draw:frame>
        <draw:frame draw:style-name="gr2" draw:text-style-name="P3" draw:layer="layout" svg:width="0.468cm" svg:height="0.327cm" svg:x="13.676cm" svg:y="6.77cm">
          <draw:text-box>
            <text:p text:style-name="P1"><text:span text:style-name="T2">\_&lt;</text:span></text:p>
          </draw:text-box>
        </draw:frame>
        <draw:frame draw:style-name="gr2" draw:text-style-name="P3" draw:layer="layout" svg:width="0.468cm" svg:height="0.327cm" svg:x="15.789cm" svg:y="6.77cm">
          <draw:text-box>
            <text:p text:style-name="P1"><text:span text:style-name="T2">\_&gt;</text:span></text:p>
          </draw:text-box>
        </draw:frame>
        <draw:frame draw:style-name="gr2" draw:text-style-name="P3" draw:layer="layout" svg:width="0.836cm" svg:height="0.327cm" svg:x="9.931cm" svg:y="7.107cm">
          <draw:text-box>
            <text:p text:style-name="P1"><text:span text:style-name="T2">buffer</text:span></text:p>
          </draw:text-box>
        </draw:frame>
        <draw:frame draw:style-name="gr2" draw:text-style-name="P3" draw:layer="layout" svg:width="0.28cm" svg:height="0.327cm" svg:x="13.676cm" svg:y="7.107cm">
          <draw:text-box>
            <text:p text:style-name="P1"><text:span text:style-name="T2">\‘</text:span></text:p>
          </draw:text-box>
        </draw:frame>
        <draw:frame draw:style-name="gr2" draw:text-style-name="P3" draw:layer="layout" svg:width="0.28cm" svg:height="0.327cm" svg:x="15.789cm" svg:y="7.107cm">
          <draw:text-box>
            <text:p text:style-name="P1"><text:span text:style-name="T2">\’</text:span></text:p>
          </draw:text-box>
        </draw:frame>
        <draw:frame draw:style-name="gr2" draw:text-style-name="P3" draw:layer="layout" svg:width="2.944cm" svg:height="0.395cm" svg:x="9.931cm" svg:y="7.445cm">
          <draw:text-box>
            <text:p text:style-name="P1"><text:span text:style-name="T4">class of characters</text:span></text:p>
          </draw:text-box>
        </draw:frame>
        <draw:frame draw:style-name="gr2" draw:text-style-name="P3" draw:layer="layout" svg:width="1.907cm" svg:height="0.395cm" svg:x="13.675cm" svg:y="7.445cm">
          <draw:text-box>
            <text:p text:style-name="P1"><text:span text:style-name="T4">match these</text:span></text:p>
          </draw:text-box>
        </draw:frame>
        <draw:frame draw:style-name="gr2" draw:text-style-name="P3" draw:layer="layout" svg:width="2.03cm" svg:height="0.395cm" svg:x="15.789cm" svg:y="7.445cm">
          <draw:text-box>
            <text:p text:style-name="P1"><text:span text:style-name="T4">match others</text:span></text:p>
          </draw:text-box>
        </draw:frame>
        <draw:frame draw:style-name="gr2" draw:text-style-name="P3" draw:layer="layout" svg:width="1.526cm" svg:height="0.327cm" svg:x="9.931cm" svg:y="7.782cm">
          <draw:text-box>
            <text:p text:style-name="P1"><text:span text:style-name="T2">explicit set</text:span></text:p>
          </draw:text-box>
        </draw:frame>
        <draw:frame draw:style-name="gr2" draw:text-style-name="P3" draw:layer="layout" svg:width="0.544cm" svg:height="0.327cm" svg:x="13.676cm" svg:y="7.782cm">
          <draw:text-box>
            <text:p text:style-name="P1"><text:span text:style-name="T2">[</text:span><text:span text:style-name="T6"> . . .</text:span></text:p>
          </draw:text-box>
        </draw:frame>
        <draw:frame draw:style-name="gr2" draw:text-style-name="P3" draw:layer="layout" svg:width="0.28cm" svg:height="0.327cm" svg:x="14.472cm" svg:y="7.782cm">
          <draw:text-box>
            <text:p text:style-name="P1"><text:span text:style-name="T2">]</text:span></text:p>
          </draw:text-box>
        </draw:frame>
        <draw:frame draw:style-name="gr2" draw:text-style-name="P3" draw:layer="layout" svg:width="0.777cm" svg:height="0.327cm" svg:x="15.789cm" svg:y="7.782cm">
          <draw:text-box>
            <text:p text:style-name="P1"><text:span text:style-name="T2">[^</text:span><text:span text:style-name="T6"> . . .</text:span></text:p>
          </draw:text-box>
        </draw:frame>
        <draw:frame draw:style-name="gr2" draw:text-style-name="P3" draw:layer="layout" svg:width="0.28cm" svg:height="0.327cm" svg:x="16.735cm" svg:y="7.782cm">
          <draw:text-box>
            <text:p text:style-name="P1"><text:span text:style-name="T2">]</text:span></text:p>
          </draw:text-box>
        </draw:frame>
        <draw:frame draw:style-name="gr2" draw:text-style-name="P3" draw:layer="layout" svg:width="3.147cm" svg:height="0.327cm" svg:x="9.931cm" svg:y="8.119cm">
          <draw:text-box>
            <text:p text:style-name="P1"><text:span text:style-name="T2">word-syntax character</text:span></text:p>
          </draw:text-box>
        </draw:frame>
        <draw:frame draw:style-name="gr2" draw:text-style-name="P3" draw:layer="layout" svg:width="0.324cm" svg:height="0.327cm" svg:x="13.676cm" svg:y="8.119cm">
          <draw:text-box>
            <text:p text:style-name="P1"><text:span text:style-name="T2">\w</text:span></text:p>
          </draw:text-box>
        </draw:frame>
        <draw:frame draw:style-name="gr2" draw:text-style-name="P3" draw:layer="layout" svg:width="0.37cm" svg:height="0.327cm" svg:x="15.789cm" svg:y="8.119cm">
          <draw:text-box>
            <text:p text:style-name="P1"><text:span text:style-name="T2">\W</text:span></text:p>
          </draw:text-box>
        </draw:frame>
        <draw:frame draw:style-name="gr2" draw:text-style-name="P3" draw:layer="layout" svg:width="3.232cm" svg:height="0.327cm" svg:x="9.931cm" svg:y="8.457cm">
          <draw:text-box>
            <text:p text:style-name="P1"><text:span text:style-name="T2">character with syntax</text:span><text:span text:style-name="T6"> c</text:span></text:p>
          </draw:text-box>
        </draw:frame>
        <draw:frame draw:style-name="gr2" draw:text-style-name="P3" draw:layer="layout" svg:width="0.362cm" svg:height="0.327cm" svg:x="13.676cm" svg:y="8.457cm">
          <draw:text-box>
            <text:p text:style-name="P1"><text:span text:style-name="T2">\s</text:span><text:span text:style-name="T6">c</text:span></text:p>
          </draw:text-box>
        </draw:frame>
        <draw:frame draw:style-name="gr2" draw:text-style-name="P3" draw:layer="layout" svg:width="0.396cm" svg:height="0.327cm" svg:x="15.789cm" svg:y="8.457cm">
          <draw:text-box>
            <text:p text:style-name="P1"><text:span text:style-name="T2">\S</text:span><text:span text:style-name="T6">c</text:span></text:p>
          </draw:text-box>
        </draw:frame>
        <draw:frame draw:style-name="gr2" draw:text-style-name="P3" draw:layer="layout" svg:width="3.533cm" svg:height="0.327cm" svg:x="9.931cm" svg:y="8.794cm">
          <draw:text-box>
            <text:p text:style-name="P1"><text:span text:style-name="T2">character with category</text:span><text:span text:style-name="T6"> c</text:span></text:p>
          </draw:text-box>
        </draw:frame>
        <draw:frame draw:style-name="gr2" draw:text-style-name="P3" draw:layer="layout" svg:width="0.371cm" svg:height="0.327cm" svg:x="13.676cm" svg:y="8.794cm">
          <draw:text-box>
            <text:p text:style-name="P1"><text:span text:style-name="T2">\c</text:span><text:span text:style-name="T6">c</text:span></text:p>
          </draw:text-box>
        </draw:frame>
        <draw:frame draw:style-name="gr2" draw:text-style-name="P3" draw:layer="layout" svg:width="0.413cm" svg:height="0.327cm" svg:x="15.789cm" svg:y="8.794cm">
          <draw:text-box>
            <text:p text:style-name="P1"><text:span text:style-name="T2">\C</text:span><text:span text:style-name="T6">c</text:span></text:p>
          </draw:text-box>
        </draw:frame>
        <draw:frame draw:style-name="gr3" draw:text-style-name="P4" draw:layer="layout" svg:width="6.61cm" svg:height="0.598cm" svg:x="9.931cm" svg:y="9.335cm">
          <draw:text-box>
            <text:p text:style-name="P1"><text:span text:style-name="T3">International Character Sets</text:span></text:p>
          </draw:text-box>
        </draw:frame>
        <draw:frame draw:style-name="gr2" draw:text-style-name="P3" draw:layer="layout" svg:width="3.664cm" svg:height="0.327cm" svg:x="9.931cm" svg:y="10.016cm">
          <draw:text-box>
            <text:p text:style-name="P1"><text:span text:style-name="T2">specify principal language</text:span></text:p>
          </draw:text-box>
        </draw:frame>
        <draw:frame draw:style-name="gr2" draw:text-style-name="P3" draw:layer="layout" svg:width="1.259cm" svg:height="0.327cm" svg:x="16.027cm" svg:y="10.016cm">
          <draw:text-box>
            <text:p text:style-name="P1"><text:span text:style-name="T2">C-x RET l</text:span></text:p>
          </draw:text-box>
        </draw:frame>
        <draw:frame draw:style-name="gr2" draw:text-style-name="P3" draw:layer="layout" svg:width="3.253cm" svg:height="0.327cm" svg:x="9.931cm" svg:y="10.353cm">
          <draw:text-box>
            <text:p text:style-name="P1"><text:span text:style-name="T2">show all input methods</text:span></text:p>
          </draw:text-box>
        </draw:frame>
        <draw:frame draw:style-name="gr2" draw:text-style-name="P3" draw:layer="layout" svg:width="3.152cm" svg:height="0.327cm" svg:x="14.773cm" svg:y="10.353cm">
          <draw:text-box>
            <text:p text:style-name="P1"><text:span text:style-name="T2">M-x list-input-methods</text:span></text:p>
          </draw:text-box>
        </draw:frame>
        <draw:frame draw:style-name="gr2" draw:text-style-name="P3" draw:layer="layout" svg:width="4.384cm" svg:height="0.327cm" svg:x="9.931cm" svg:y="10.69cm">
          <draw:text-box>
            <text:p text:style-name="P1"><text:span text:style-name="T2">enable or disable input method</text:span></text:p>
          </draw:text-box>
        </draw:frame>
        <draw:frame draw:style-name="gr2" draw:text-style-name="P3" draw:layer="layout" svg:width="0.391cm" svg:height="0.327cm" svg:x="16.027cm" svg:y="10.69cm">
          <draw:text-box>
            <text:p text:style-name="P1"><text:span text:style-name="T2">C-\</text:span></text:p>
          </draw:text-box>
        </draw:frame>
        <draw:frame draw:style-name="gr2" draw:text-style-name="P3" draw:layer="layout" svg:width="5.209cm" svg:height="0.327cm" svg:x="9.931cm" svg:y="11.028cm">
          <draw:text-box>
            <text:p text:style-name="P1"><text:span text:style-name="T2">set coding system for next command</text:span></text:p>
          </draw:text-box>
        </draw:frame>
        <draw:frame draw:style-name="gr2" draw:text-style-name="P3" draw:layer="layout" svg:width="1.336cm" svg:height="0.327cm" svg:x="16.027cm" svg:y="11.028cm">
          <draw:text-box>
            <text:p text:style-name="P1"><text:span text:style-name="T2">C-x RET c</text:span></text:p>
          </draw:text-box>
        </draw:frame>
        <draw:frame draw:style-name="gr2" draw:text-style-name="P3" draw:layer="layout" svg:width="3.393cm" svg:height="0.327cm" svg:x="9.931cm" svg:y="11.365cm">
          <draw:text-box>
            <text:p text:style-name="P1"><text:span text:style-name="T2">show all coding systems</text:span></text:p>
          </draw:text-box>
        </draw:frame>
        <draw:frame draw:style-name="gr2" draw:text-style-name="P3" draw:layer="layout" svg:width="3.291cm" svg:height="0.327cm" svg:x="14.624cm" svg:y="11.365cm">
          <draw:text-box>
            <text:p text:style-name="P1"><text:span text:style-name="T2">M-x list-coding-systems</text:span></text:p>
          </draw:text-box>
        </draw:frame>
        <draw:frame draw:style-name="gr2" draw:text-style-name="P3" draw:layer="layout" svg:width="4.511cm" svg:height="0.327cm" svg:x="9.931cm" svg:y="11.703cm">
          <draw:text-box>
            <text:p text:style-name="P1"><text:span text:style-name="T2">choose preferred coding system</text:span></text:p>
          </draw:text-box>
        </draw:frame>
        <draw:frame draw:style-name="gr2" draw:text-style-name="P3" draw:layer="layout" svg:width="3.592cm" svg:height="0.327cm" svg:x="14.474cm" svg:y="11.703cm">
          <draw:text-box>
            <text:p text:style-name="P1"><text:span text:style-name="T2">M-x prefer-coding-system</text:span></text:p>
          </draw:text-box>
        </draw:frame>
        <draw:frame draw:style-name="gr3" draw:text-style-name="P4" draw:layer="layout" svg:width="0.899cm" svg:height="0.598cm" svg:x="9.931cm" svg:y="12.251cm">
          <draw:text-box>
            <text:p text:style-name="P1"><text:span text:style-name="T3">Info</text:span></text:p>
          </draw:text-box>
        </draw:frame>
        <draw:frame draw:style-name="gr2" draw:text-style-name="P3" draw:layer="layout" svg:width="5.129cm" svg:height="0.327cm" svg:x="9.931cm" svg:y="12.932cm">
          <draw:text-box>
            <text:p text:style-name="P1"><text:span text:style-name="T2">enter the Info documentation reader</text:span></text:p>
          </draw:text-box>
        </draw:frame>
        <draw:frame draw:style-name="gr2" draw:text-style-name="P3" draw:layer="layout" svg:width="0.641cm" svg:height="0.327cm" svg:x="16.027cm" svg:y="12.932cm">
          <draw:text-box>
            <text:p text:style-name="P1"><text:span text:style-name="T2">C-h i</text:span></text:p>
          </draw:text-box>
        </draw:frame>
        <draw:frame draw:style-name="gr2" draw:text-style-name="P3" draw:layer="layout" svg:width="5.645cm" svg:height="0.327cm" svg:x="9.931cm" svg:y="13.269cm">
          <draw:text-box>
            <text:p text:style-name="P1"><text:span text:style-name="T2">find specified function or variable in Info</text:span></text:p>
          </draw:text-box>
        </draw:frame>
        <draw:frame draw:style-name="gr2" draw:text-style-name="P3" draw:layer="layout" svg:width="0.743cm" svg:height="0.327cm" svg:x="16.027cm" svg:y="13.269cm">
          <draw:text-box>
            <text:p text:style-name="P1"><text:span text:style-name="T2">C-h S</text:span></text:p>
          </draw:text-box>
        </draw:frame>
        <draw:frame draw:style-name="gr2" draw:text-style-name="P3" draw:layer="layout" svg:width="3.084cm" svg:height="0.327cm" svg:x="9.931cm" svg:y="13.69cm">
          <draw:text-box>
            <text:p text:style-name="P1"><text:span text:style-name="T2">Moving within a node:</text:span></text:p>
          </draw:text-box>
        </draw:frame>
        <draw:frame draw:style-name="gr2" draw:text-style-name="P3" draw:layer="layout" svg:width="1.894cm" svg:height="0.327cm" svg:x="10.23cm" svg:y="14.111cm">
          <draw:text-box>
            <text:p text:style-name="P1"><text:span text:style-name="T2">scroll forward</text:span></text:p>
          </draw:text-box>
        </draw:frame>
        <draw:frame draw:style-name="gr2" draw:text-style-name="P3" draw:layer="layout" svg:width="0.544cm" svg:height="0.327cm" svg:x="16.027cm" svg:y="14.111cm">
          <draw:text-box>
            <text:p text:style-name="P1"><text:span text:style-name="T2">SPC</text:span></text:p>
          </draw:text-box>
        </draw:frame>
        <draw:frame draw:style-name="gr2" draw:text-style-name="P3" draw:layer="layout" svg:width="1.882cm" svg:height="0.327cm" svg:x="10.23cm" svg:y="14.448cm">
          <draw:text-box>
            <text:p text:style-name="P1"><text:span text:style-name="T2">scroll reverse</text:span></text:p>
          </draw:text-box>
        </draw:frame>
        <draw:frame draw:style-name="gr2" draw:text-style-name="P3" draw:layer="layout" svg:width="0.552cm" svg:height="0.327cm" svg:x="16.027cm" svg:y="14.448cm">
          <draw:text-box>
            <text:p text:style-name="P1"><text:span text:style-name="T2">DEL</text:span></text:p>
          </draw:text-box>
        </draw:frame>
        <draw:frame draw:style-name="gr2" draw:text-style-name="P3" draw:layer="layout" svg:width="2.538cm" svg:height="0.327cm" svg:x="10.23cm" svg:y="14.785cm">
          <draw:text-box>
            <text:p text:style-name="P1"><text:span text:style-name="T2">beginning of node</text:span></text:p>
          </draw:text-box>
        </draw:frame>
        <draw:frame draw:style-name="gr2" draw:text-style-name="P3" draw:layer="layout" svg:width="0.28cm" svg:height="0.327cm" svg:x="16.027cm" svg:y="14.785cm">
          <draw:text-box>
            <text:p text:style-name="P1"><text:span text:style-name="T2">b</text:span></text:p>
          </draw:text-box>
        </draw:frame>
        <draw:frame draw:style-name="gr2" draw:text-style-name="P3" draw:layer="layout" svg:width="3.338cm" svg:height="0.327cm" svg:x="9.931cm" svg:y="15.206cm">
          <draw:text-box>
            <text:p text:style-name="P1"><text:span text:style-name="T2">Moving between nodes:</text:span></text:p>
          </draw:text-box>
        </draw:frame>
        <draw:frame draw:style-name="gr2" draw:text-style-name="P3" draw:layer="layout" svg:width="1.471cm" svg:height="0.395cm" svg:x="10.23cm" svg:y="15.627cm">
          <draw:text-box>
            <text:p text:style-name="P1"><text:span text:style-name="T4">next</text:span><text:span text:style-name="T2"> node</text:span></text:p>
          </draw:text-box>
        </draw:frame>
        <draw:frame draw:style-name="gr2" draw:text-style-name="P3" draw:layer="layout" svg:width="0.28cm" svg:height="0.327cm" svg:x="16.027cm" svg:y="15.627cm">
          <draw:text-box>
            <text:p text:style-name="P1"><text:span text:style-name="T2">n</text:span></text:p>
          </draw:text-box>
        </draw:frame>
        <draw:frame draw:style-name="gr2" draw:text-style-name="P3" draw:layer="layout" svg:width="2.089cm" svg:height="0.395cm" svg:x="10.23cm" svg:y="15.964cm">
          <draw:text-box>
            <text:p text:style-name="P1"><text:span text:style-name="T4">previous</text:span><text:span text:style-name="T2"> node</text:span></text:p>
          </draw:text-box>
        </draw:frame>
        <draw:frame draw:style-name="gr2" draw:text-style-name="P3" draw:layer="layout" svg:width="0.28cm" svg:height="0.327cm" svg:x="16.027cm" svg:y="15.964cm">
          <draw:text-box>
            <text:p text:style-name="P1"><text:span text:style-name="T2">p</text:span></text:p>
          </draw:text-box>
        </draw:frame>
        <draw:frame draw:style-name="gr2" draw:text-style-name="P3" draw:layer="layout" svg:width="1.247cm" svg:height="0.395cm" svg:x="10.23cm" svg:y="16.302cm">
          <draw:text-box>
            <text:p text:style-name="P1"><text:span text:style-name="T2">move</text:span><text:span text:style-name="T4"> up</text:span></text:p>
          </draw:text-box>
        </draw:frame>
        <draw:frame draw:style-name="gr2" draw:text-style-name="P3" draw:layer="layout" svg:width="0.28cm" svg:height="0.327cm" svg:x="16.027cm" svg:y="16.302cm">
          <draw:text-box>
            <text:p text:style-name="P1"><text:span text:style-name="T2">u</text:span></text:p>
          </draw:text-box>
        </draw:frame>
        <draw:frame draw:style-name="gr2" draw:text-style-name="P3" draw:layer="layout" svg:width="3.753cm" svg:height="0.327cm" svg:x="10.23cm" svg:y="16.639cm">
          <draw:text-box>
            <text:p text:style-name="P1"><text:span text:style-name="T2">select menu item by name</text:span></text:p>
          </draw:text-box>
        </draw:frame>
        <draw:frame draw:style-name="gr2" draw:text-style-name="P3" draw:layer="layout" svg:width="0.28cm" svg:height="0.327cm" svg:x="16.027cm" svg:y="16.639cm">
          <draw:text-box>
            <text:p text:style-name="P1"><text:span text:style-name="T2">m</text:span></text:p>
          </draw:text-box>
        </draw:frame>
        <draw:frame draw:style-name="gr2" draw:text-style-name="P3" draw:layer="layout" svg:width="5.358cm" svg:height="0.327cm" svg:x="10.23cm" svg:y="16.977cm">
          <draw:text-box>
            <text:p text:style-name="P1"><text:span text:style-name="T2">select</text:span><text:span text:style-name="T6"> n</text:span><text:span text:style-name="T2">th menu item by number (1–9)</text:span></text:p>
          </draw:text-box>
        </draw:frame>
        <draw:frame draw:style-name="gr2" draw:text-style-name="P3" draw:layer="layout" svg:width="0.28cm" svg:height="0.31cm" svg:x="16.027cm" svg:y="16.977cm">
          <draw:text-box>
            <text:p text:style-name="P1"><text:span text:style-name="T6">n</text:span></text:p>
          </draw:text-box>
        </draw:frame>
        <draw:frame draw:style-name="gr2" draw:text-style-name="P3" draw:layer="layout" svg:width="5.095cm" svg:height="0.327cm" svg:x="10.23cm" svg:y="17.314cm">
          <draw:text-box>
            <text:p text:style-name="P1"><text:span text:style-name="T2">follow cross reference (return with l)</text:span></text:p>
          </draw:text-box>
        </draw:frame>
        <draw:frame draw:style-name="gr2" draw:text-style-name="P3" draw:layer="layout" svg:width="0.28cm" svg:height="0.327cm" svg:x="16.027cm" svg:y="17.314cm">
          <draw:text-box>
            <text:p text:style-name="P1"><text:span text:style-name="T2">f</text:span></text:p>
          </draw:text-box>
        </draw:frame>
        <draw:frame draw:style-name="gr2" draw:text-style-name="P3" draw:layer="layout" svg:width="3.846cm" svg:height="0.327cm" svg:x="10.23cm" svg:y="17.651cm">
          <draw:text-box>
            <text:p text:style-name="P1"><text:span text:style-name="T2">return to last node you saw</text:span></text:p>
          </draw:text-box>
        </draw:frame>
        <draw:frame draw:style-name="gr2" draw:text-style-name="P3" draw:layer="layout" svg:width="0.28cm" svg:height="0.327cm" svg:x="16.027cm" svg:y="17.651cm">
          <draw:text-box>
            <text:p text:style-name="P1"><text:span text:style-name="T2">l</text:span></text:p>
          </draw:text-box>
        </draw:frame>
        <draw:frame draw:style-name="gr2" draw:text-style-name="P3" draw:layer="layout" svg:width="3.368cm" svg:height="0.327cm" svg:x="10.23cm" svg:y="17.989cm">
          <draw:text-box>
            <text:p text:style-name="P1"><text:span text:style-name="T2">return to directory node</text:span></text:p>
          </draw:text-box>
        </draw:frame>
        <draw:frame draw:style-name="gr2" draw:text-style-name="P3" draw:layer="layout" svg:width="0.28cm" svg:height="0.327cm" svg:x="16.027cm" svg:y="17.989cm">
          <draw:text-box>
            <text:p text:style-name="P1"><text:span text:style-name="T2">d</text:span></text:p>
          </draw:text-box>
        </draw:frame>
        <draw:frame draw:style-name="gr2" draw:text-style-name="P3" draw:layer="layout" svg:width="3.537cm" svg:height="0.327cm" svg:x="10.23cm" svg:y="18.326cm">
          <draw:text-box>
            <text:p text:style-name="P1"><text:span text:style-name="T2">go to top node of Info file</text:span></text:p>
          </draw:text-box>
        </draw:frame>
        <draw:frame draw:style-name="gr2" draw:text-style-name="P3" draw:layer="layout" svg:width="0.28cm" svg:height="0.327cm" svg:x="16.027cm" svg:y="18.326cm">
          <draw:text-box>
            <text:p text:style-name="P1"><text:span text:style-name="T2">t</text:span></text:p>
          </draw:text-box>
        </draw:frame>
        <draw:frame draw:style-name="gr2" draw:text-style-name="P3" draw:layer="layout" svg:width="3.418cm" svg:height="0.327cm" svg:x="10.23cm" svg:y="18.664cm">
          <draw:text-box>
            <text:p text:style-name="P1"><text:span text:style-name="T2">go to any node by name</text:span></text:p>
          </draw:text-box>
        </draw:frame>
        <draw:frame draw:style-name="gr2" draw:text-style-name="P3" draw:layer="layout" svg:width="0.28cm" svg:height="0.327cm" svg:x="16.027cm" svg:y="18.664cm">
          <draw:text-box>
            <text:p text:style-name="P1"><text:span text:style-name="T2">g</text:span></text:p>
          </draw:text-box>
        </draw:frame>
        <draw:frame draw:style-name="gr2" draw:text-style-name="P3" draw:layer="layout" svg:width="0.891cm" svg:height="0.327cm" svg:x="9.931cm" svg:y="19.084cm">
          <draw:text-box>
            <text:p text:style-name="P1"><text:span text:style-name="T2">Other:</text:span></text:p>
          </draw:text-box>
        </draw:frame>
        <draw:frame draw:style-name="gr2" draw:text-style-name="P3" draw:layer="layout" svg:width="2.293cm" svg:height="0.395cm" svg:x="10.23cm" svg:y="19.505cm">
          <draw:text-box>
            <text:p text:style-name="P1"><text:span text:style-name="T2">run Info</text:span><text:span text:style-name="T4"> tutorial</text:span></text:p>
          </draw:text-box>
        </draw:frame>
        <draw:frame draw:style-name="gr2" draw:text-style-name="P3" draw:layer="layout" svg:width="0.28cm" svg:height="0.327cm" svg:x="16.027cm" svg:y="19.505cm">
          <draw:text-box>
            <text:p text:style-name="P1"><text:span text:style-name="T2">h</text:span></text:p>
          </draw:text-box>
        </draw:frame>
        <draw:frame draw:style-name="gr2" draw:text-style-name="P3" draw:layer="layout" svg:width="4.341cm" svg:height="0.327cm" svg:x="10.23cm" svg:y="19.843cm">
          <draw:text-box>
            <text:p text:style-name="P1"><text:span text:style-name="T2">look up a subject in the indices</text:span></text:p>
          </draw:text-box>
        </draw:frame>
        <draw:frame draw:style-name="gr2" draw:text-style-name="P3" draw:layer="layout" svg:width="0.28cm" svg:height="0.327cm" svg:x="16.027cm" svg:y="19.843cm">
          <draw:text-box>
            <text:p text:style-name="P1"><text:span text:style-name="T2">i</text:span></text:p>
          </draw:text-box>
        </draw:frame>
        <draw:frame draw:style-name="gr2" draw:text-style-name="P3" draw:layer="layout" svg:width="3.406cm" svg:height="0.327cm" svg:x="10.23cm" svg:y="20.18cm">
          <draw:text-box>
            <text:p text:style-name="P1"><text:span text:style-name="T2">search nodes for regexp</text:span></text:p>
          </draw:text-box>
        </draw:frame>
        <draw:frame draw:style-name="gr2" draw:text-style-name="P3" draw:layer="layout" svg:width="0.28cm" svg:height="0.327cm" svg:x="16.027cm" svg:y="20.18cm">
          <draw:text-box>
            <text:p text:style-name="P1"><text:span text:style-name="T2">s</text:span></text:p>
          </draw:text-box>
        </draw:frame>
        <draw:frame draw:style-name="gr2" draw:text-style-name="P3" draw:layer="layout" svg:width="1.204cm" svg:height="0.395cm" svg:x="10.23cm" svg:y="20.517cm">
          <draw:text-box>
            <text:p text:style-name="P1"><text:span text:style-name="T4">quit</text:span><text:span text:style-name="T2"> Info</text:span></text:p>
          </draw:text-box>
        </draw:frame>
        <draw:frame draw:style-name="gr2" draw:text-style-name="P3" draw:layer="layout" svg:width="0.28cm" svg:height="0.327cm" svg:x="16.027cm" svg:y="20.517cm">
          <draw:text-box>
            <text:p text:style-name="P1"><text:span text:style-name="T2">q</text:span></text:p>
          </draw:text-box>
        </draw:frame>
        <draw:frame draw:style-name="gr3" draw:text-style-name="P4" draw:layer="layout" svg:width="2.212cm" svg:height="0.598cm" svg:x="19.228cm" svg:y="0.608cm">
          <draw:text-box>
            <text:p text:style-name="P1"><text:span text:style-name="T3">Registers</text:span></text:p>
          </draw:text-box>
        </draw:frame>
        <draw:frame draw:style-name="gr2" draw:text-style-name="P3" draw:layer="layout" svg:width="3.147cm" svg:height="0.327cm" svg:x="19.228cm" svg:y="1.439cm">
          <draw:text-box>
            <text:p text:style-name="P1"><text:span text:style-name="T2">save region in register</text:span></text:p>
          </draw:text-box>
        </draw:frame>
        <draw:frame draw:style-name="gr2" draw:text-style-name="P3" draw:layer="layout" svg:width="0.899cm" svg:height="0.327cm" svg:x="25.324cm" svg:y="1.439cm">
          <draw:text-box>
            <text:p text:style-name="P1"><text:span text:style-name="T2">C-x r s</text:span></text:p>
          </draw:text-box>
        </draw:frame>
        <draw:frame draw:style-name="gr2" draw:text-style-name="P3" draw:layer="layout" svg:width="4.82cm" svg:height="0.327cm" svg:x="19.228cm" svg:y="1.776cm">
          <draw:text-box>
            <text:p text:style-name="P1"><text:span text:style-name="T2">insert register contents into buffer</text:span></text:p>
          </draw:text-box>
        </draw:frame>
        <draw:frame draw:style-name="gr2" draw:text-style-name="P3" draw:layer="layout" svg:width="0.832cm" svg:height="0.327cm" svg:x="25.324cm" svg:y="1.776cm">
          <draw:text-box>
            <text:p text:style-name="P1"><text:span text:style-name="T2">C-x r i</text:span></text:p>
          </draw:text-box>
        </draw:frame>
        <draw:frame draw:style-name="gr2" draw:text-style-name="P3" draw:layer="layout" svg:width="4.176cm" svg:height="0.327cm" svg:x="19.228cm" svg:y="2.235cm">
          <draw:text-box>
            <text:p text:style-name="P1"><text:span text:style-name="T2">save value of point in register</text:span></text:p>
          </draw:text-box>
        </draw:frame>
        <draw:frame draw:style-name="gr2" draw:text-style-name="P3" draw:layer="layout" svg:width="1.297cm" svg:height="0.327cm" svg:x="25.324cm" svg:y="2.235cm">
          <draw:text-box>
            <text:p text:style-name="P1"><text:span text:style-name="T2">C-x r SPC</text:span></text:p>
          </draw:text-box>
        </draw:frame>
        <draw:frame draw:style-name="gr2" draw:text-style-name="P3" draw:layer="layout" svg:width="4.307cm" svg:height="0.327cm" svg:x="19.228cm" svg:y="2.572cm">
          <draw:text-box>
            <text:p text:style-name="P1"><text:span text:style-name="T2">jump to point saved in register</text:span></text:p>
          </draw:text-box>
        </draw:frame>
        <draw:frame draw:style-name="gr2" draw:text-style-name="P3" draw:layer="layout" svg:width="0.832cm" svg:height="0.327cm" svg:x="25.324cm" svg:y="2.572cm">
          <draw:text-box>
            <text:p text:style-name="P1"><text:span text:style-name="T2">C-x r j</text:span></text:p>
          </draw:text-box>
        </draw:frame>
        <draw:frame draw:style-name="gr3" draw:text-style-name="P4" draw:layer="layout" svg:width="4.049cm" svg:height="0.598cm" svg:x="19.228cm" svg:y="3.309cm">
          <draw:text-box>
            <text:p text:style-name="P1"><text:span text:style-name="T3">Keyboard Macros</text:span></text:p>
          </draw:text-box>
        </draw:frame>
        <draw:frame draw:style-name="gr2" draw:text-style-name="P3" draw:layer="layout" svg:width="4.574cm" svg:height="0.395cm" svg:x="19.228cm" svg:y="4.14cm">
          <draw:text-box>
            <text:p text:style-name="P1"><text:span text:style-name="T4">start</text:span><text:span text:style-name="T2"> defining a keyboard macro</text:span></text:p>
          </draw:text-box>
        </draw:frame>
        <draw:frame draw:style-name="gr2" draw:text-style-name="P3" draw:layer="layout" svg:width="0.662cm" svg:height="0.327cm" svg:x="25.324cm" svg:y="4.14cm">
          <draw:text-box>
            <text:p text:style-name="P1"><text:span text:style-name="T2">C-x (</text:span></text:p>
          </draw:text-box>
        </draw:frame>
        <draw:frame draw:style-name="gr2" draw:text-style-name="P3" draw:layer="layout" svg:width="4.329cm" svg:height="0.395cm" svg:x="19.228cm" svg:y="4.478cm">
          <draw:text-box>
            <text:p text:style-name="P1"><text:span text:style-name="T4">end</text:span><text:span text:style-name="T2"> keyboard macro definition</text:span></text:p>
          </draw:text-box>
        </draw:frame>
        <draw:frame draw:style-name="gr2" draw:text-style-name="P3" draw:layer="layout" svg:width="0.662cm" svg:height="0.327cm" svg:x="25.324cm" svg:y="4.478cm">
          <draw:text-box>
            <text:p text:style-name="P1"><text:span text:style-name="T2">C-x )</text:span></text:p>
          </draw:text-box>
        </draw:frame>
        <draw:frame draw:style-name="gr2" draw:text-style-name="P3" draw:layer="layout" svg:width="5.353cm" svg:height="0.395cm" svg:x="19.228cm" svg:y="4.815cm">
          <draw:text-box>
            <text:p text:style-name="P1"><text:span text:style-name="T4">execute</text:span><text:span text:style-name="T2"> last-defined keyboard macro</text:span></text:p>
          </draw:text-box>
        </draw:frame>
        <draw:frame draw:style-name="gr2" draw:text-style-name="P3" draw:layer="layout" svg:width="0.726cm" svg:height="0.327cm" svg:x="25.324cm" svg:y="4.815cm">
          <draw:text-box>
            <text:p text:style-name="P1"><text:span text:style-name="T2">C-x e</text:span></text:p>
          </draw:text-box>
        </draw:frame>
        <draw:frame draw:style-name="gr2" draw:text-style-name="P3" draw:layer="layout" svg:width="4.375cm" svg:height="0.327cm" svg:x="19.228cm" svg:y="5.153cm">
          <draw:text-box>
            <text:p text:style-name="P1"><text:span text:style-name="T2">append to last keyboard macro</text:span></text:p>
          </draw:text-box>
        </draw:frame>
        <draw:frame draw:style-name="gr2" draw:text-style-name="P3" draw:layer="layout" svg:width="1.225cm" svg:height="0.327cm" svg:x="25.324cm" svg:y="5.153cm">
          <draw:text-box>
            <text:p text:style-name="P1"><text:span text:style-name="T2">C-u C-x (</text:span></text:p>
          </draw:text-box>
        </draw:frame>
        <draw:frame draw:style-name="gr2" draw:text-style-name="P3" draw:layer="layout" svg:width="3.744cm" svg:height="0.327cm" svg:x="19.228cm" svg:y="5.49cm">
          <draw:text-box>
            <text:p text:style-name="P1"><text:span text:style-name="T2">name last keyboard macro</text:span></text:p>
          </draw:text-box>
        </draw:frame>
        <draw:frame draw:style-name="gr2" draw:text-style-name="P3" draw:layer="layout" svg:width="3.588cm" svg:height="0.327cm" svg:x="23.92cm" svg:y="5.49cm">
          <draw:text-box>
            <text:p text:style-name="P1"><text:span text:style-name="T2">M-x name-last-kbd-macro</text:span></text:p>
          </draw:text-box>
        </draw:frame>
        <draw:frame draw:style-name="gr2" draw:text-style-name="P3" draw:layer="layout" svg:width="4.113cm" svg:height="0.327cm" svg:x="19.228cm" svg:y="5.827cm">
          <draw:text-box>
            <text:p text:style-name="P1"><text:span text:style-name="T2">insert Lisp definition in buffer</text:span></text:p>
          </draw:text-box>
        </draw:frame>
        <draw:frame draw:style-name="gr2" draw:text-style-name="P3" draw:layer="layout" svg:width="2.991cm" svg:height="0.327cm" svg:x="24.368cm" svg:y="5.827cm">
          <draw:text-box>
            <text:p text:style-name="P1"><text:span text:style-name="T2">M-x insert-kbd-macro</text:span></text:p>
          </draw:text-box>
        </draw:frame>
        <draw:frame draw:style-name="gr3" draw:text-style-name="P4" draw:layer="layout" svg:width="8.401cm" svg:height="0.598cm" svg:x="19.228cm" svg:y="6.557cm">
          <draw:text-box>
            <text:p text:style-name="P1"><text:span text:style-name="T3">Commands Dealing with Emacs Lisp</text:span></text:p>
          </draw:text-box>
        </draw:frame>
        <draw:frame draw:style-name="gr2" draw:text-style-name="P3" draw:layer="layout" svg:width="3.202cm" svg:height="0.395cm" svg:x="19.228cm" svg:y="7.388cm">
          <draw:text-box>
            <text:p text:style-name="P1"><text:span text:style-name="T2">eval</text:span><text:span text:style-name="T4"> sexp</text:span><text:span text:style-name="T2"> before point</text:span></text:p>
          </draw:text-box>
        </draw:frame>
        <draw:frame draw:style-name="gr2" draw:text-style-name="P3" draw:layer="layout" svg:width="1.022cm" svg:height="0.327cm" svg:x="25.324cm" svg:y="7.388cm">
          <draw:text-box>
            <text:p text:style-name="P1"><text:span text:style-name="T2">C-x C-e</text:span></text:p>
          </draw:text-box>
        </draw:frame>
        <draw:frame draw:style-name="gr2" draw:text-style-name="P3" draw:layer="layout" svg:width="2.643cm" svg:height="0.395cm" svg:x="19.228cm" svg:y="7.725cm">
          <draw:text-box>
            <text:p text:style-name="P1"><text:span text:style-name="T2">eval current</text:span><text:span text:style-name="T4"> defun</text:span></text:p>
          </draw:text-box>
        </draw:frame>
        <draw:frame draw:style-name="gr2" draw:text-style-name="P3" draw:layer="layout" svg:width="0.806cm" svg:height="0.327cm" svg:x="25.324cm" svg:y="7.725cm">
          <draw:text-box>
            <text:p text:style-name="P1"><text:span text:style-name="T2">C-M-x</text:span></text:p>
          </draw:text-box>
        </draw:frame>
        <draw:frame draw:style-name="gr2" draw:text-style-name="P3" draw:layer="layout" svg:width="1.64cm" svg:height="0.395cm" svg:x="19.228cm" svg:y="8.063cm">
          <draw:text-box>
            <text:p text:style-name="P1"><text:span text:style-name="T2">eval</text:span><text:span text:style-name="T4"> region</text:span></text:p>
          </draw:text-box>
        </draw:frame>
        <draw:frame draw:style-name="gr2" draw:text-style-name="P3" draw:layer="layout" svg:width="2.174cm" svg:height="0.327cm" svg:x="24.726cm" svg:y="8.063cm">
          <draw:text-box>
            <text:p text:style-name="P1"><text:span text:style-name="T2">M-x eval-region</text:span></text:p>
          </draw:text-box>
        </draw:frame>
        <draw:frame draw:style-name="gr2" draw:text-style-name="P3" draw:layer="layout" svg:width="3.448cm" svg:height="0.327cm" svg:x="19.228cm" svg:y="8.4cm">
          <draw:text-box>
            <text:p text:style-name="P1"><text:span text:style-name="T2">read and eval minibuffer</text:span></text:p>
          </draw:text-box>
        </draw:frame>
        <draw:frame draw:style-name="gr2" draw:text-style-name="P3" draw:layer="layout" svg:width="0.438cm" svg:height="0.327cm" svg:x="25.324cm" svg:y="8.4cm">
          <draw:text-box>
            <text:p text:style-name="P1"><text:span text:style-name="T2">M-:</text:span></text:p>
          </draw:text-box>
        </draw:frame>
        <draw:frame draw:style-name="gr2" draw:text-style-name="P3" draw:layer="layout" svg:width="4.739cm" svg:height="0.395cm" svg:x="19.228cm" svg:y="8.737cm">
          <draw:text-box>
            <text:p text:style-name="P1"><text:span text:style-name="T2">load a Lisp library from</text:span><text:span text:style-name="T4"> load-path</text:span></text:p>
          </draw:text-box>
        </draw:frame>
        <draw:frame draw:style-name="gr2" draw:text-style-name="P3" draw:layer="layout" svg:width="2.186cm" svg:height="0.327cm" svg:x="24.726cm" svg:y="8.737cm">
          <draw:text-box>
            <text:p text:style-name="P1"><text:span text:style-name="T2">M-x load-library</text:span></text:p>
          </draw:text-box>
        </draw:frame>
        <draw:frame draw:style-name="gr3" draw:text-style-name="P4" draw:layer="layout" svg:width="5.035cm" svg:height="0.598cm" svg:x="19.228cm" svg:y="9.475cm">
          <draw:text-box>
            <text:p text:style-name="P1"><text:span text:style-name="T3">Simple Customization</text:span></text:p>
          </draw:text-box>
        </draw:frame>
        <draw:frame draw:style-name="gr2" draw:text-style-name="P3" draw:layer="layout" svg:width="4.218cm" svg:height="0.327cm" svg:x="19.228cm" svg:y="10.306cm">
          <draw:text-box>
            <text:p text:style-name="P1"><text:span text:style-name="T2">customize variables and faces</text:span></text:p>
          </draw:text-box>
        </draw:frame>
        <draw:frame draw:style-name="gr2" draw:text-style-name="P3" draw:layer="layout" svg:width="2.021cm" svg:height="0.327cm" svg:x="24.726cm" svg:y="10.306cm">
          <draw:text-box>
            <text:p text:style-name="P1"><text:span text:style-name="T2">M-x customize</text:span></text:p>
          </draw:text-box>
        </draw:frame>
        <draw:frame draw:style-name="gr2" draw:text-style-name="P3" draw:layer="layout" svg:width="7.402cm" svg:height="0.327cm" svg:x="19.228cm" svg:y="10.764cm">
          <draw:text-box>
            <text:p text:style-name="P1"><text:span text:style-name="T2">Making global key bindings in Emacs Lisp (example):</text:span></text:p>
          </draw:text-box>
        </draw:frame>
        <draw:frame draw:style-name="gr2" draw:text-style-name="P3" draw:layer="layout" svg:width="6.365cm" svg:height="0.327cm" svg:x="19.228cm" svg:y="11.223cm">
          <draw:text-box>
            <text:p text:style-name="P1"><text:span text:style-name="T2">(global-set-key (kbd "C-c g") ’search-forward)</text:span></text:p>
          </draw:text-box>
        </draw:frame>
        <draw:frame draw:style-name="gr2" draw:text-style-name="P3" draw:layer="layout" svg:width="7.152cm" svg:height="0.327cm" svg:x="19.228cm" svg:y="11.56cm">
          <draw:text-box>
            <text:p text:style-name="P1"><text:span text:style-name="T2">(global-set-key (kbd "M-#") ’query-replace-regexp)</text:span></text:p>
          </draw:text-box>
        </draw:frame>
        <draw:frame draw:style-name="gr3" draw:text-style-name="P4" draw:layer="layout" svg:width="4.354cm" svg:height="0.598cm" svg:x="19.228cm" svg:y="12.297cm">
          <draw:text-box>
            <text:p text:style-name="P1"><text:span text:style-name="T3">Writing Commands</text:span></text:p>
          </draw:text-box>
        </draw:frame>
        <draw:frame draw:style-name="gr2" draw:text-style-name="P3" draw:layer="layout" svg:width="3.583cm" svg:height="0.327cm" svg:x="19.228cm" svg:y="13.128cm">
          <draw:text-box>
            <text:p text:style-name="P1"><text:span text:style-name="T2">(defun</text:span><text:span text:style-name="T6"> command-name</text:span><text:span text:style-name="T2"> (</text:span><text:span text:style-name="T6">args</text:span><text:span text:style-name="T2">)</text:span></text:p>
          </draw:text-box>
        </draw:frame>
        <draw:frame draw:style-name="gr2" draw:text-style-name="P3" draw:layer="layout" svg:width="5.018cm" svg:height="0.327cm" svg:x="19.527cm" svg:y="13.466cm">
          <draw:text-box>
            <text:p text:style-name="P1"><text:span text:style-name="T2">"</text:span><text:span text:style-name="T6">documentation</text:span><text:span text:style-name="T2">" (interactive "</text:span><text:span text:style-name="T6">template</text:span><text:span text:style-name="T2">")</text:span></text:p>
          </draw:text-box>
        </draw:frame>
        <draw:frame draw:style-name="gr2" draw:text-style-name="P3" draw:layer="layout" svg:width="0.654cm" svg:height="0.327cm" svg:x="19.527cm" svg:y="13.803cm">
          <draw:text-box>
            <text:p text:style-name="P1"><text:span text:style-name="T6">body</text:span><text:span text:style-name="T2">)</text:span></text:p>
          </draw:text-box>
        </draw:frame>
        <draw:frame draw:style-name="gr2" draw:text-style-name="P3" draw:layer="layout" svg:width="1.759cm" svg:height="0.327cm" svg:x="19.228cm" svg:y="14.262cm">
          <draw:text-box>
            <text:p text:style-name="P1"><text:span text:style-name="T2">An example:</text:span></text:p>
          </draw:text-box>
        </draw:frame>
        <draw:frame draw:style-name="gr2" draw:text-style-name="P3" draw:layer="layout" svg:width="5.4cm" svg:height="0.327cm" svg:x="19.228cm" svg:y="14.72cm">
          <draw:text-box>
            <text:p text:style-name="P1"><text:span text:style-name="T2">(defun this-line-to-top-of-window (line)</text:span></text:p>
          </draw:text-box>
        </draw:frame>
        <draw:frame draw:style-name="gr2" draw:text-style-name="P3" draw:layer="layout" svg:width="5.806cm" svg:height="0.327cm" svg:x="19.527cm" svg:y="15.058cm">
          <draw:text-box>
            <text:p text:style-name="P1"><text:span text:style-name="T2">"Reposition current line to top of window.</text:span></text:p>
          </draw:text-box>
        </draw:frame>
        <draw:frame draw:style-name="gr2" draw:text-style-name="P3" draw:layer="layout" svg:width="6.517cm" svg:height="0.327cm" svg:x="19.228cm" svg:y="15.395cm">
          <draw:text-box>
            <text:p text:style-name="P1"><text:span text:style-name="T2">With prefix argument LINE, put point on LINE."</text:span></text:p>
          </draw:text-box>
        </draw:frame>
        <draw:frame draw:style-name="gr2" draw:text-style-name="P3" draw:layer="layout" svg:width="2.233cm" svg:height="0.327cm" svg:x="19.527cm" svg:y="15.732cm">
          <draw:text-box>
            <text:p text:style-name="P1"><text:span text:style-name="T2">(interactive "P")</text:span></text:p>
          </draw:text-box>
        </draw:frame>
        <draw:frame draw:style-name="gr2" draw:text-style-name="P3" draw:layer="layout" svg:width="3.084cm" svg:height="0.327cm" svg:x="19.527cm" svg:y="16.07cm">
          <draw:text-box>
            <text:p text:style-name="P1"><text:span text:style-name="T2">(recenter (if (null line)</text:span></text:p>
          </draw:text-box>
        </draw:frame>
        <draw:frame draw:style-name="gr2" draw:text-style-name="P3" draw:layer="layout" svg:width="0.28cm" svg:height="0.327cm" svg:x="21.618cm" svg:y="16.407cm">
          <draw:text-box>
            <text:p text:style-name="P1"><text:span text:style-name="T2">0</text:span></text:p>
          </draw:text-box>
        </draw:frame>
        <draw:frame draw:style-name="gr2" draw:text-style-name="P3" draw:layer="layout" svg:width="4.062cm" svg:height="0.327cm" svg:x="21.319cm" svg:y="16.745cm">
          <draw:text-box>
            <text:p text:style-name="P1"><text:span text:style-name="T2">(prefix-numeric-value line))))</text:span></text:p>
          </draw:text-box>
        </draw:frame>
        <draw:frame draw:style-name="gr2" draw:text-style-name="P3" draw:layer="layout" svg:width="8.083cm" svg:height="0.327cm" svg:x="19.228cm" svg:y="17.203cm">
          <draw:text-box>
            <text:p text:style-name="P1"><text:span text:style-name="T2">The interactive spec says how to read arguments interac-</text:span></text:p>
          </draw:text-box>
        </draw:frame>
        <draw:frame draw:style-name="gr2" draw:text-style-name="P3" draw:layer="layout" svg:width="0.857cm" svg:height="0.327cm" svg:x="19.228cm" svg:y="17.54cm">
          <draw:text-box>
            <text:p text:style-name="P1"><text:span text:style-name="T2">tively.</text:span></text:p>
          </draw:text-box>
        </draw:frame>
        <draw:frame draw:style-name="gr2" draw:text-style-name="P3" draw:layer="layout" svg:width="6.047cm" svg:height="0.327cm" svg:x="20.141cm" svg:y="17.54cm">
          <draw:text-box>
            <text:p text:style-name="P1"><text:span text:style-name="T2">Type C-h f interactive RET for more details.</text:span></text:p>
          </draw:text-box>
        </draw:frame>
        <draw:frame draw:style-name="gr4" draw:text-style-name="P5" draw:layer="layout" svg:width="1.048cm" svg:height="0.247cm" svg:x="20.467cm" svg:y="18.389cm">
          <draw:text-box>
            <text:p text:style-name="P1"><text:span text:style-name="T5">Copyright</text:span></text:p>
          </draw:text-box>
        </draw:frame>
        <draw:frame draw:style-name="gr4" draw:text-style-name="P5" draw:layer="layout" svg:width="0.21cm" svg:height="0.247cm" svg:x="21.752cm" svg:y="18.383cm">
          <draw:text-box>
            <text:p text:style-name="P1"><text:span text:style-name="T5">c</text:span></text:p>
          </draw:text-box>
        </draw:frame>
        <draw:frame draw:style-name="gr4" draw:text-style-name="P5" draw:layer="layout" svg:width="3.96cm" svg:height="0.247cm" svg:x="21.68cm" svg:y="18.389cm">
          <draw:text-box>
            <text:p text:style-name="P1"><text:span text:style-name="T5"><text:s/></text:span><text:span text:style-name="T5">2019 Free Software Foundation, Inc.</text:span></text:p>
          </draw:text-box>
        </draw:frame>
        <draw:frame draw:style-name="gr4" draw:text-style-name="P5" draw:layer="layout" svg:width="2.847cm" svg:height="0.247cm" svg:x="21.749cm" svg:y="18.659cm">
          <draw:text-box>
            <text:p text:style-name="P1"><text:span text:style-name="T5">For GNU Emacs version 26</text:span></text:p>
          </draw:text-box>
        </draw:frame>
        <draw:frame draw:style-name="gr4" draw:text-style-name="P5" draw:layer="layout" svg:width="3.042cm" svg:height="0.247cm" svg:x="21.699cm" svg:y="18.929cm">
          <draw:text-box>
            <text:p text:style-name="P1"><text:span text:style-name="T5">Designed by Stephen Gildea</text:span></text:p>
          </draw:text-box>
        </draw:frame>
        <draw:frame draw:style-name="gr4" draw:text-style-name="P5" draw:layer="layout" svg:width="7.554cm" svg:height="0.247cm" svg:x="19.228cm" svg:y="19.32cm">
          <draw:text-box>
            <text:p text:style-name="P1"><text:span text:style-name="T5">Released under the terms of the GNU General Public License version 3</text:span></text:p>
          </draw:text-box>
        </draw:frame>
        <draw:frame draw:style-name="gr4" draw:text-style-name="P5" draw:layer="layout" svg:width="0.853cm" svg:height="0.247cm" svg:x="19.228cm" svg:y="19.59cm">
          <draw:text-box>
            <text:p text:style-name="P1"><text:span text:style-name="T5">or later.</text:span></text:p>
          </draw:text-box>
        </draw:frame>
        <draw:frame draw:style-name="gr4" draw:text-style-name="P5" draw:layer="layout" svg:width="3.49cm" svg:height="0.247cm" svg:x="19.228cm" svg:y="20.049cm">
          <draw:text-box>
            <text:p text:style-name="P1"><text:span text:style-name="T5">For more Emacs documentation,</text:span></text:p>
          </draw:text-box>
        </draw:frame>
        <draw:frame draw:style-name="gr4" draw:text-style-name="P5" draw:layer="layout" svg:width="1.022cm" svg:height="0.247cm" svg:x="23.055cm" svg:y="20.049cm">
          <draw:text-box>
            <text:p text:style-name="P1"><text:span text:style-name="T5">and the T</text:span></text:p>
          </draw:text-box>
        </draw:frame>
        <draw:frame draw:style-name="gr4" draw:text-style-name="P5" draw:layer="layout" svg:width="0.21cm" svg:height="0.247cm" svg:x="24.174cm" svg:y="20.094cm">
          <draw:text-box>
            <text:p text:style-name="P1"><text:span text:style-name="T5">E</text:span></text:p>
          </draw:text-box>
        </draw:frame>
        <draw:frame draw:style-name="gr4" draw:text-style-name="P5" draw:layer="layout" svg:width="2.352cm" svg:height="0.247cm" svg:x="24.315cm" svg:y="20.049cm">
          <draw:text-box>
            <text:p text:style-name="P1"><text:span text:style-name="T5">X source for this card,</text:span></text:p>
          </draw:text-box>
        </draw:frame>
        <draw:frame draw:style-name="gr4" draw:text-style-name="P5" draw:layer="layout" svg:width="0.375cm" svg:height="0.247cm" svg:x="27.022cm" svg:y="20.049cm">
          <draw:text-box>
            <text:p text:style-name="P1"><text:span text:style-name="T5">see</text:span></text:p>
          </draw:text-box>
        </draw:frame>
        <draw:frame draw:style-name="gr4" draw:text-style-name="P5" draw:layer="layout" svg:width="2.762cm" svg:height="0.247cm" svg:x="19.228cm" svg:y="20.386cm">
          <draw:text-box>
            <text:p text:style-name="P1"><text:span text:style-name="T5">the Emacs distribution, or</text:span></text:p>
          </draw:text-box>
        </draw:frame>
        <draw:frame draw:style-name="gr2" draw:text-style-name="P3" draw:layer="layout" svg:width="5.162cm" svg:height="0.327cm" svg:x="22.277cm" svg:y="20.321cm">
          <draw:text-box>
            <text:p text:style-name="P1"><text:span text:style-name="T2">https://www.gnu.org/software/ema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Computer Modern" svg:font-family="'Computer Modern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6cm" fo:margin-right="0.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5"/>
    <meta:generator>LibreOffice/6.2.3.2$Windows_X86_64 LibreOffice_project/aecc05fe267cc68dde00352a451aa867b3b546ac</meta:generator>
  </office:meta>
</office:document-meta>
</file>